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color="#c9211e" loext:opacity="100%" fo:font-size="18pt" officeooo:rsid="0007e2a3" officeooo:paragraph-rsid="0007e2a3" style:font-size-asian="18pt" style:font-size-complex="18pt"/>
    </style:style>
    <style:style style:name="P2" style:family="paragraph" style:parent-style-name="Standard">
      <style:text-properties fo:color="#c9211e" loext:opacity="100%" fo:font-size="18pt" officeooo:rsid="000a5747" officeooo:paragraph-rsid="000a5747" style:font-size-asian="18pt" style:font-size-complex="18pt"/>
    </style:style>
    <style:style style:name="P3" style:family="paragraph" style:parent-style-name="Standard">
      <style:text-properties fo:color="#c9211e" loext:opacity="100%" fo:font-size="18pt" officeooo:rsid="000c5d75" officeooo:paragraph-rsid="000c5d75" style:font-size-asian="18pt" style:font-size-complex="18pt"/>
    </style:style>
    <style:style style:name="P4" style:family="paragraph" style:parent-style-name="Standard">
      <style:text-properties fo:color="#c9211e" loext:opacity="100%" fo:font-size="18pt" officeooo:rsid="000e0950" officeooo:paragraph-rsid="000e0950" style:font-size-asian="18pt" style:font-size-complex="18pt"/>
    </style:style>
    <style:style style:name="P5" style:family="paragraph" style:parent-style-name="Standard">
      <style:text-properties fo:color="#c9211e" loext:opacity="100%" fo:font-size="18pt" officeooo:rsid="0012c705" officeooo:paragraph-rsid="0012c705" style:font-size-asian="18pt" style:font-size-complex="18pt"/>
    </style:style>
    <style:style style:name="P6" style:family="paragraph" style:parent-style-name="Standard">
      <style:text-properties fo:color="#c9211e" loext:opacity="100%" fo:font-size="18pt" officeooo:rsid="002343e5" officeooo:paragraph-rsid="002343e5" style:font-size-asian="18pt" style:font-size-complex="18pt"/>
    </style:style>
    <style:style style:name="P7" style:family="paragraph" style:parent-style-name="Standard">
      <style:text-properties fo:color="#c9211e" loext:opacity="100%" fo:font-size="18pt" officeooo:rsid="0026e9ee" officeooo:paragraph-rsid="0026e9ee" style:font-size-asian="18pt" style:font-size-complex="18pt"/>
    </style:style>
    <style:style style:name="P8" style:family="paragraph" style:parent-style-name="Standard">
      <style:text-properties fo:color="#c9211e" loext:opacity="100%" fo:font-size="18pt" officeooo:rsid="00330db4" officeooo:paragraph-rsid="00330db4" style:font-size-asian="18pt" style:font-size-complex="18pt"/>
    </style:style>
    <style:style style:name="P9" style:family="paragraph" style:parent-style-name="Standard">
      <style:text-properties fo:color="#c9211e" loext:opacity="100%" fo:font-size="18pt" officeooo:rsid="00349703" officeooo:paragraph-rsid="00349703" style:font-size-asian="18pt" style:font-size-complex="18pt"/>
    </style:style>
    <style:style style:name="P10" style:family="paragraph" style:parent-style-name="Standard">
      <style:text-properties fo:color="#c9211e" loext:opacity="100%" fo:font-size="18pt" officeooo:rsid="004211e9" officeooo:paragraph-rsid="004211e9" style:font-size-asian="18pt" style:font-size-complex="18pt"/>
    </style:style>
    <style:style style:name="P11" style:family="paragraph" style:parent-style-name="Standard">
      <style:text-properties fo:color="#c9211e" loext:opacity="100%" fo:font-size="18pt" officeooo:rsid="005d8661" officeooo:paragraph-rsid="005d8661" style:font-size-asian="18pt" style:font-size-complex="18pt"/>
    </style:style>
    <style:style style:name="P12" style:family="paragraph" style:parent-style-name="Standard">
      <style:text-properties fo:color="#c9211e" loext:opacity="100%" fo:font-size="18pt" officeooo:rsid="005db350" officeooo:paragraph-rsid="005db350" style:font-size-asian="18pt" style:font-size-complex="18pt"/>
    </style:style>
    <style:style style:name="P13" style:family="paragraph" style:parent-style-name="Standard">
      <style:text-properties fo:color="#c9211e" loext:opacity="100%" fo:font-size="18pt" officeooo:rsid="00609362" officeooo:paragraph-rsid="00609362" style:font-size-asian="18pt" style:font-size-complex="18pt"/>
    </style:style>
    <style:style style:name="P14" style:family="paragraph" style:parent-style-name="Standard">
      <style:text-properties fo:color="#c9211e" loext:opacity="100%" fo:font-size="18pt" officeooo:rsid="00630bb5" officeooo:paragraph-rsid="00630bb5" style:font-size-asian="18pt" style:font-size-complex="18pt"/>
    </style:style>
    <style:style style:name="P15" style:family="paragraph" style:parent-style-name="Standard">
      <style:text-properties fo:color="#c9211e" loext:opacity="100%" fo:font-size="18pt" officeooo:rsid="0064fd25" officeooo:paragraph-rsid="0064fd25" style:font-size-asian="18pt" style:font-size-complex="18pt"/>
    </style:style>
    <style:style style:name="P16" style:family="paragraph" style:parent-style-name="Standard">
      <style:text-properties fo:color="#c9211e" loext:opacity="100%" fo:font-size="18pt" officeooo:rsid="007e46d1" officeooo:paragraph-rsid="007e46d1" style:font-size-asian="18pt" style:font-size-complex="18pt"/>
    </style:style>
    <style:style style:name="P17" style:family="paragraph" style:parent-style-name="Standard">
      <style:text-properties fo:color="#c9211e" loext:opacity="100%" fo:font-size="18pt" officeooo:rsid="008dd840" officeooo:paragraph-rsid="008dd840" style:font-size-asian="18pt" style:font-size-complex="18pt"/>
    </style:style>
    <style:style style:name="P18" style:family="paragraph" style:parent-style-name="Standard">
      <style:text-properties fo:color="#c9211e" loext:opacity="100%" fo:font-size="18pt" officeooo:rsid="0094e3a2" officeooo:paragraph-rsid="0094e3a2" style:font-size-asian="18pt" style:font-size-complex="18pt"/>
    </style:style>
    <style:style style:name="P19" style:family="paragraph" style:parent-style-name="Standard">
      <style:text-properties fo:color="#c9211e" loext:opacity="100%" fo:font-size="18pt" officeooo:rsid="009771c3" officeooo:paragraph-rsid="009771c3" style:font-size-asian="18pt" style:font-size-complex="18pt"/>
    </style:style>
    <style:style style:name="P20" style:family="paragraph" style:parent-style-name="Standard">
      <style:text-properties fo:color="#c9211e" loext:opacity="100%" fo:font-size="18pt" officeooo:rsid="009bf8c9" officeooo:paragraph-rsid="009bf8c9" style:font-size-asian="18pt" style:font-size-complex="18pt"/>
    </style:style>
    <style:style style:name="P21" style:family="paragraph" style:parent-style-name="Standard">
      <style:text-properties fo:color="#c9211e" loext:opacity="100%" fo:font-size="18pt" officeooo:rsid="00a2735f" officeooo:paragraph-rsid="00a2735f" style:font-size-asian="18pt" style:font-size-complex="18pt"/>
    </style:style>
    <style:style style:name="P22" style:family="paragraph" style:parent-style-name="Standard">
      <style:text-properties fo:color="#c9211e" loext:opacity="100%" fo:font-size="18pt" officeooo:rsid="00a4259d" officeooo:paragraph-rsid="00a4259d" style:font-size-asian="18pt" style:font-size-complex="18pt"/>
    </style:style>
    <style:style style:name="P23" style:family="paragraph" style:parent-style-name="Standard">
      <style:text-properties fo:color="#c9211e" loext:opacity="100%" fo:font-size="18pt" officeooo:rsid="00a59a56" officeooo:paragraph-rsid="00a59a56" style:font-size-asian="18pt" style:font-size-complex="18pt"/>
    </style:style>
    <style:style style:name="P24" style:family="paragraph" style:parent-style-name="Standard">
      <style:text-properties fo:color="#c9211e" loext:opacity="100%" fo:font-size="18pt" officeooo:rsid="00a5f891" officeooo:paragraph-rsid="00a5f891" style:font-size-asian="18pt" style:font-size-complex="18pt"/>
    </style:style>
    <style:style style:name="P25" style:family="paragraph" style:parent-style-name="Standard">
      <style:text-properties fo:color="#c9211e" loext:opacity="100%" fo:font-size="18pt" officeooo:rsid="00aa1fc2" officeooo:paragraph-rsid="00aa1fc2" style:font-size-asian="18pt" style:font-size-complex="18pt"/>
    </style:style>
    <style:style style:name="P26" style:family="paragraph" style:parent-style-name="Standard">
      <style:text-properties fo:color="#c9211e" loext:opacity="100%" fo:font-size="18pt" officeooo:rsid="00b48427" officeooo:paragraph-rsid="00b48427" style:font-size-asian="18pt" style:font-size-complex="18pt"/>
    </style:style>
    <style:style style:name="P27" style:family="paragraph" style:parent-style-name="Standard">
      <style:text-properties fo:color="#c9211e" loext:opacity="100%" fo:font-size="18pt" officeooo:rsid="00b66484" officeooo:paragraph-rsid="00b66484" style:font-size-asian="18pt" style:font-size-complex="18pt"/>
    </style:style>
    <style:style style:name="P28" style:family="paragraph" style:parent-style-name="Standard">
      <style:text-properties fo:color="#c9211e" loext:opacity="100%" fo:font-size="18pt" officeooo:rsid="00b66484" officeooo:paragraph-rsid="00bdc9ca" style:font-size-asian="18pt" style:font-size-complex="18pt"/>
    </style:style>
    <style:style style:name="P29" style:family="paragraph" style:parent-style-name="Standard">
      <style:text-properties fo:color="#c9211e" loext:opacity="100%" fo:font-size="18pt" officeooo:rsid="00b66484" officeooo:paragraph-rsid="00c2051a" style:font-size-asian="18pt" style:font-size-complex="18pt"/>
    </style:style>
    <style:style style:name="P30" style:family="paragraph" style:parent-style-name="Standard">
      <style:text-properties fo:color="#c9211e" loext:opacity="100%" fo:font-size="18pt" officeooo:rsid="00b66484" officeooo:paragraph-rsid="00c7ff48" style:font-size-asian="18pt" style:font-size-complex="18pt"/>
    </style:style>
    <style:style style:name="P31" style:family="paragraph" style:parent-style-name="Standard">
      <style:text-properties fo:color="#c9211e" loext:opacity="100%" fo:font-size="18pt" officeooo:rsid="00b66484" officeooo:paragraph-rsid="00cf68bf" style:font-size-asian="18pt" style:font-size-complex="18pt"/>
    </style:style>
    <style:style style:name="P32" style:family="paragraph" style:parent-style-name="Standard">
      <style:text-properties fo:color="#c9211e" loext:opacity="100%" fo:font-size="18pt" officeooo:rsid="00ba6415" officeooo:paragraph-rsid="00ba6415" style:font-size-asian="18pt" style:font-size-complex="18pt"/>
    </style:style>
    <style:style style:name="P33" style:family="paragraph" style:parent-style-name="Standard">
      <style:text-properties fo:color="#c9211e" loext:opacity="100%" fo:font-size="18pt" officeooo:rsid="00be5d10" officeooo:paragraph-rsid="00c7ff48" style:font-size-asian="18pt" style:font-size-complex="18pt"/>
    </style:style>
    <style:style style:name="P34" style:family="paragraph" style:parent-style-name="Standard">
      <style:text-properties fo:color="#c9211e" loext:opacity="100%" fo:font-size="18pt" officeooo:rsid="00be996a" officeooo:paragraph-rsid="00be996a" style:font-size-asian="18pt" style:font-size-complex="18pt"/>
    </style:style>
    <style:style style:name="P35" style:family="paragraph" style:parent-style-name="Standard">
      <style:text-properties fo:color="#c9211e" loext:opacity="100%" fo:font-size="18pt" officeooo:rsid="00be996a" officeooo:paragraph-rsid="00c2051a" style:font-size-asian="18pt" style:font-size-complex="18pt"/>
    </style:style>
    <style:style style:name="P36" style:family="paragraph" style:parent-style-name="Standard">
      <style:text-properties fo:color="#c9211e" loext:opacity="100%" fo:font-size="18pt" officeooo:rsid="00be996a" officeooo:paragraph-rsid="00c7ff48" style:font-size-asian="18pt" style:font-size-complex="18pt"/>
    </style:style>
    <style:style style:name="P37" style:family="paragraph" style:parent-style-name="Standard">
      <style:text-properties fo:color="#c9211e" loext:opacity="100%" fo:font-size="18pt" officeooo:rsid="00d016f1" officeooo:paragraph-rsid="00d016f1" style:font-size-asian="18pt" style:font-size-complex="18pt"/>
    </style:style>
    <style:style style:name="P38" style:family="paragraph" style:parent-style-name="Standard">
      <style:text-properties fo:color="#c9211e" loext:opacity="100%" fo:font-size="18pt" officeooo:rsid="00dbbef8" officeooo:paragraph-rsid="00dbbef8" style:font-size-asian="18pt" style:font-size-complex="18pt"/>
    </style:style>
    <style:style style:name="P39" style:family="paragraph" style:parent-style-name="Standard">
      <style:text-properties fo:color="#c9211e" loext:opacity="100%" fo:font-size="18pt" officeooo:rsid="00e3b607" officeooo:paragraph-rsid="00e3b607" style:font-size-asian="18pt" style:font-size-complex="18pt"/>
    </style:style>
    <style:style style:name="P40" style:family="paragraph" style:parent-style-name="Standard">
      <style:text-properties fo:color="#c9211e" loext:opacity="100%" fo:font-size="18pt" officeooo:rsid="00e9e71f" officeooo:paragraph-rsid="00e9e71f" style:font-size-asian="18pt" style:font-size-complex="18pt"/>
    </style:style>
    <style:style style:name="P41" style:family="paragraph" style:parent-style-name="Standard">
      <style:text-properties fo:color="#c9211e" loext:opacity="100%" fo:font-size="18pt" officeooo:rsid="00ec442f" officeooo:paragraph-rsid="00ec442f" style:font-size-asian="18pt" style:font-size-complex="18pt"/>
    </style:style>
    <style:style style:name="P42" style:family="paragraph" style:parent-style-name="Standard">
      <style:text-properties fo:color="#c9211e" loext:opacity="100%" fo:font-size="18pt" officeooo:rsid="00ed05f5" officeooo:paragraph-rsid="00ed05f5" style:font-size-asian="18pt" style:font-size-complex="18pt"/>
    </style:style>
    <style:style style:name="P43" style:family="paragraph" style:parent-style-name="Standard">
      <style:text-properties fo:color="#c9211e" loext:opacity="100%" fo:font-size="18pt" officeooo:rsid="00f2c85f" officeooo:paragraph-rsid="00f2c85f" style:font-size-asian="18pt" style:font-size-complex="18pt"/>
    </style:style>
    <style:style style:name="P44" style:family="paragraph" style:parent-style-name="Standard">
      <style:text-properties fo:color="#c9211e" loext:opacity="100%" fo:font-size="18pt" officeooo:rsid="00ffb536" officeooo:paragraph-rsid="00ffb536" style:font-size-asian="18pt" style:font-size-complex="18pt"/>
    </style:style>
    <style:style style:name="P45" style:family="paragraph" style:parent-style-name="Standard">
      <style:text-properties fo:color="#c9211e" loext:opacity="100%" fo:font-size="18pt" officeooo:rsid="010b7793" officeooo:paragraph-rsid="010b7793" style:font-size-asian="18pt" style:font-size-complex="18pt"/>
    </style:style>
    <style:style style:name="P46" style:family="paragraph" style:parent-style-name="Standard">
      <style:text-properties fo:color="#c9211e" loext:opacity="100%" fo:font-size="18pt" officeooo:rsid="0110543d" officeooo:paragraph-rsid="0110543d" style:font-size-asian="18pt" style:font-size-complex="18pt"/>
    </style:style>
    <style:style style:name="P47" style:family="paragraph" style:parent-style-name="Standard">
      <style:text-properties fo:color="#c9211e" loext:opacity="100%" fo:font-size="18pt" officeooo:rsid="0111befa" officeooo:paragraph-rsid="0111befa" style:font-size-asian="18pt" style:font-size-complex="18pt"/>
    </style:style>
    <style:style style:name="P48" style:family="paragraph" style:parent-style-name="Standard">
      <style:text-properties fo:color="#c9211e" loext:opacity="100%" fo:font-size="18pt" officeooo:rsid="0114f5cc" officeooo:paragraph-rsid="0114f5cc" style:font-size-asian="18pt" style:font-size-complex="18pt"/>
    </style:style>
    <style:style style:name="P49" style:family="paragraph" style:parent-style-name="Standard">
      <style:text-properties fo:color="#c9211e" loext:opacity="100%" fo:font-size="18pt" officeooo:rsid="013d3dd8" officeooo:paragraph-rsid="013d3dd8" style:font-size-asian="18pt" style:font-size-complex="18pt"/>
    </style:style>
    <style:style style:name="P50" style:family="paragraph" style:parent-style-name="Standard">
      <style:text-properties fo:color="#c9211e" loext:opacity="100%" fo:font-size="18pt" officeooo:rsid="013e028c" officeooo:paragraph-rsid="013e028c" style:font-size-asian="18pt" style:font-size-complex="18pt"/>
    </style:style>
    <style:style style:name="P51" style:family="paragraph" style:parent-style-name="Standard">
      <style:text-properties fo:color="#c9211e" loext:opacity="100%" fo:font-size="18pt" officeooo:rsid="0142b527" officeooo:paragraph-rsid="0142b527" style:font-size-asian="18pt" style:font-size-complex="18pt"/>
    </style:style>
    <style:style style:name="P52" style:family="paragraph" style:parent-style-name="Standard">
      <style:text-properties fo:color="#c9211e" loext:opacity="100%" fo:font-size="18pt" officeooo:rsid="01441c78" officeooo:paragraph-rsid="01441c78" style:font-size-asian="18pt" style:font-size-complex="18pt"/>
    </style:style>
    <style:style style:name="P53" style:family="paragraph" style:parent-style-name="Standard">
      <style:text-properties fo:color="#c9211e" loext:opacity="100%" fo:font-size="18pt" officeooo:rsid="01470141" officeooo:paragraph-rsid="01470141" style:font-size-asian="18pt" style:font-size-complex="18pt"/>
    </style:style>
    <style:style style:name="P54" style:family="paragraph" style:parent-style-name="Standard">
      <style:text-properties fo:color="#c9211e" loext:opacity="100%" fo:font-size="18pt" officeooo:rsid="0148e777" officeooo:paragraph-rsid="0148e777" style:font-size-asian="18pt" style:font-size-complex="18pt"/>
    </style:style>
    <style:style style:name="P55" style:family="paragraph" style:parent-style-name="Standard">
      <style:text-properties fo:color="#c9211e" loext:opacity="100%" fo:font-size="18pt" officeooo:rsid="014ba882" officeooo:paragraph-rsid="014ba882" style:font-size-asian="18pt" style:font-size-complex="18pt"/>
    </style:style>
    <style:style style:name="P56" style:family="paragraph" style:parent-style-name="Standard">
      <style:text-properties fo:color="#c9211e" loext:opacity="100%" fo:font-size="18pt" officeooo:rsid="014d455f" officeooo:paragraph-rsid="014d455f" style:font-size-asian="18pt" style:font-size-complex="18pt"/>
    </style:style>
    <style:style style:name="P57" style:family="paragraph" style:parent-style-name="Standard">
      <style:text-properties fo:color="#c9211e" loext:opacity="100%" fo:font-size="18pt" officeooo:rsid="0150e2ba" officeooo:paragraph-rsid="0150e2ba" style:font-size-asian="18pt" style:font-size-complex="18pt"/>
    </style:style>
    <style:style style:name="P58" style:family="paragraph" style:parent-style-name="Standard">
      <style:text-properties fo:color="#c9211e" loext:opacity="100%" fo:font-size="18pt" officeooo:rsid="0154226f" officeooo:paragraph-rsid="0154226f" style:font-size-asian="18pt" style:font-size-complex="18pt"/>
    </style:style>
    <style:style style:name="P59" style:family="paragraph" style:parent-style-name="Standard">
      <style:text-properties fo:color="#c9211e" loext:opacity="100%" fo:font-size="18pt" officeooo:rsid="0156c162" officeooo:paragraph-rsid="0156c162" style:font-size-asian="18pt" style:font-size-complex="18pt"/>
    </style:style>
    <style:style style:name="P60" style:family="paragraph" style:parent-style-name="Standard">
      <style:text-properties fo:color="#c9211e" loext:opacity="100%" fo:font-size="18pt" officeooo:rsid="0159a964" officeooo:paragraph-rsid="0159a964" style:font-size-asian="18pt" style:font-size-complex="18pt"/>
    </style:style>
    <style:style style:name="P61" style:family="paragraph" style:parent-style-name="Standard">
      <style:text-properties fo:color="#c9211e" loext:opacity="100%" fo:font-size="18pt" officeooo:rsid="015e8768" officeooo:paragraph-rsid="015e8768" style:font-size-asian="18pt" style:font-size-complex="18pt"/>
    </style:style>
    <style:style style:name="P62" style:family="paragraph" style:parent-style-name="Standard">
      <style:text-properties fo:color="#c9211e" loext:opacity="100%" fo:font-size="18pt" officeooo:rsid="01608e8f" officeooo:paragraph-rsid="01608e8f" style:font-size-asian="18pt" style:font-size-complex="18pt"/>
    </style:style>
    <style:style style:name="P63" style:family="paragraph" style:parent-style-name="Standard">
      <style:text-properties fo:color="#c9211e" loext:opacity="100%" fo:font-size="18pt" officeooo:rsid="0161f7ac" officeooo:paragraph-rsid="0161f7ac" style:font-size-asian="18pt" style:font-size-complex="18pt"/>
    </style:style>
    <style:style style:name="P64" style:family="paragraph" style:parent-style-name="Standard">
      <style:text-properties fo:color="#c9211e" loext:opacity="100%" fo:font-size="18pt" officeooo:rsid="016afe78" officeooo:paragraph-rsid="016afe78" style:font-size-asian="18pt" style:font-size-complex="18pt"/>
    </style:style>
    <style:style style:name="P65" style:family="paragraph" style:parent-style-name="Standard">
      <style:text-properties fo:color="#c9211e" loext:opacity="100%" fo:font-size="18pt" officeooo:rsid="01728cfb" officeooo:paragraph-rsid="01728cfb" style:font-size-asian="18pt" style:font-size-complex="18pt"/>
    </style:style>
    <style:style style:name="P66" style:family="paragraph" style:parent-style-name="Standard">
      <style:text-properties fo:color="#c9211e" loext:opacity="100%" fo:font-size="18pt" officeooo:rsid="0172ff2f" officeooo:paragraph-rsid="0172ff2f" style:font-size-asian="18pt" style:font-size-complex="18pt"/>
    </style:style>
    <style:style style:name="P67" style:family="paragraph" style:parent-style-name="Standard">
      <style:text-properties fo:color="#c9211e" loext:opacity="100%" fo:font-size="18pt" officeooo:rsid="0173ab32" officeooo:paragraph-rsid="0173ab32" style:font-size-asian="18pt" style:font-size-complex="18pt"/>
    </style:style>
    <style:style style:name="P68" style:family="paragraph" style:parent-style-name="Standard">
      <style:text-properties fo:color="#c9211e" loext:opacity="100%" fo:font-size="18pt" officeooo:rsid="0174b1ee" officeooo:paragraph-rsid="0174b1ee" style:font-size-asian="18pt" style:font-size-complex="18pt"/>
    </style:style>
    <style:style style:name="P69" style:family="paragraph" style:parent-style-name="Standard">
      <style:text-properties fo:color="#c9211e" loext:opacity="100%" fo:font-size="18pt" officeooo:rsid="0177f0da" officeooo:paragraph-rsid="0177f0da" style:font-size-asian="18pt" style:font-size-complex="18pt"/>
    </style:style>
    <style:style style:name="P70" style:family="paragraph" style:parent-style-name="Standard">
      <style:text-properties fo:color="#c9211e" loext:opacity="100%" fo:font-size="18pt" officeooo:rsid="017a356a" officeooo:paragraph-rsid="017d2c70" style:font-size-asian="18pt" style:font-size-complex="18pt"/>
    </style:style>
    <style:style style:name="P71" style:family="paragraph" style:parent-style-name="Standard">
      <style:text-properties fo:color="#c9211e" loext:opacity="100%" fo:font-size="18pt" officeooo:rsid="0180d1b0" officeooo:paragraph-rsid="0180d1b0" style:font-size-asian="18pt" style:font-size-complex="18pt"/>
    </style:style>
    <style:style style:name="P72" style:family="paragraph" style:parent-style-name="Standard">
      <style:text-properties fo:color="#c9211e" loext:opacity="100%" fo:font-size="18pt" officeooo:rsid="01831924" officeooo:paragraph-rsid="01831924" style:font-size-asian="18pt" style:font-size-complex="18pt"/>
    </style:style>
    <style:style style:name="P73" style:family="paragraph" style:parent-style-name="Standard">
      <style:text-properties fo:color="#c9211e" loext:opacity="100%" fo:font-size="18pt" officeooo:rsid="01843d6d" officeooo:paragraph-rsid="01843d6d" style:font-size-asian="18pt" style:font-size-complex="18pt"/>
    </style:style>
    <style:style style:name="P74" style:family="paragraph" style:parent-style-name="Standard">
      <style:text-properties fo:color="#c9211e" loext:opacity="100%" fo:font-size="18pt" officeooo:rsid="0185d83f" officeooo:paragraph-rsid="01843d6d" style:font-size-asian="18pt" style:font-size-complex="18pt"/>
    </style:style>
    <style:style style:name="P75" style:family="paragraph" style:parent-style-name="Standard">
      <style:text-properties fo:color="#c9211e" loext:opacity="100%" fo:font-size="18pt" officeooo:rsid="0185d83f" officeooo:paragraph-rsid="0185d83f" style:font-size-asian="18pt" style:font-size-complex="18pt"/>
    </style:style>
    <style:style style:name="P76" style:family="paragraph" style:parent-style-name="Standard">
      <style:text-properties fo:color="#c9211e" loext:opacity="100%" fo:font-size="18pt" officeooo:rsid="01880d8f" officeooo:paragraph-rsid="01880d8f" style:font-size-asian="18pt" style:font-size-complex="18pt"/>
    </style:style>
    <style:style style:name="P77" style:family="paragraph" style:parent-style-name="Standard">
      <style:text-properties fo:color="#c9211e" loext:opacity="100%" fo:font-size="18pt" officeooo:rsid="0189f560" officeooo:paragraph-rsid="0189f560" style:font-size-asian="18pt" style:font-size-complex="18pt"/>
    </style:style>
    <style:style style:name="P78" style:family="paragraph" style:parent-style-name="Standard">
      <style:text-properties fo:color="#c9211e" loext:opacity="100%" fo:font-size="18pt" officeooo:rsid="018b1561" officeooo:paragraph-rsid="018b1561" style:font-size-asian="18pt" style:font-size-complex="18pt"/>
    </style:style>
    <style:style style:name="P79" style:family="paragraph" style:parent-style-name="Standard">
      <style:text-properties fo:color="#c9211e" loext:opacity="100%" fo:font-size="18pt" style:text-underline-style="none" officeooo:rsid="018c4423" officeooo:paragraph-rsid="018c4423" style:font-size-asian="18pt" style:font-size-complex="18pt"/>
    </style:style>
    <style:style style:name="P80" style:family="paragraph" style:parent-style-name="Standard">
      <style:text-properties fo:color="#c9211e" loext:opacity="100%" fo:font-size="18pt" style:text-underline-style="none" officeooo:rsid="019ab2ef" officeooo:paragraph-rsid="019ab2ef" style:font-size-asian="18pt" style:font-size-complex="18pt"/>
    </style:style>
    <style:style style:name="P81" style:family="paragraph" style:parent-style-name="Standard">
      <style:text-properties fo:color="#c9211e" loext:opacity="100%" fo:font-size="18pt" style:text-underline-style="none" officeooo:rsid="01a7f87f" officeooo:paragraph-rsid="01a7f87f" style:font-size-asian="18pt" style:font-size-complex="18pt"/>
    </style:style>
    <style:style style:name="P82" style:family="paragraph" style:parent-style-name="Standard">
      <style:text-properties fo:color="#c9211e" loext:opacity="100%" fo:font-size="18pt" style:text-underline-style="none" officeooo:rsid="01ac39d4" officeooo:paragraph-rsid="01ad32c3" style:font-size-asian="18pt" style:font-size-complex="18pt"/>
    </style:style>
    <style:style style:name="P83" style:family="paragraph" style:parent-style-name="Standard">
      <style:text-properties fo:color="#c9211e" loext:opacity="100%" fo:font-size="18pt" style:text-underline-style="none" officeooo:rsid="01b08149" officeooo:paragraph-rsid="01b08149" style:font-size-asian="18pt" style:font-size-complex="18pt"/>
    </style:style>
    <style:style style:name="P84" style:family="paragraph" style:parent-style-name="Standard">
      <style:text-properties fo:color="#c9211e" loext:opacity="100%" fo:font-size="18pt" style:text-underline-style="none" officeooo:rsid="01b8a46e" officeooo:paragraph-rsid="01b8a46e" style:font-size-asian="18pt" style:font-size-complex="18pt"/>
    </style:style>
    <style:style style:name="P85" style:family="paragraph" style:parent-style-name="Standard">
      <style:text-properties fo:color="#c9211e" loext:opacity="100%" fo:font-size="18pt" style:text-underline-style="none" officeooo:rsid="01bd2c8e" officeooo:paragraph-rsid="01bd2c8e" style:font-size-asian="18pt" style:font-size-complex="18pt"/>
    </style:style>
    <style:style style:name="P86" style:family="paragraph" style:parent-style-name="Standard">
      <style:text-properties fo:color="#c9211e" loext:opacity="100%" fo:font-size="18pt" style:text-underline-style="none" officeooo:rsid="01c97b65" officeooo:paragraph-rsid="01c97b65" style:font-size-asian="18pt" style:font-size-complex="18pt"/>
    </style:style>
    <style:style style:name="P87" style:family="paragraph" style:parent-style-name="Standard">
      <style:text-properties fo:color="#c9211e" loext:opacity="100%" fo:font-size="18pt" style:text-underline-style="none" officeooo:rsid="01dd951d" officeooo:paragraph-rsid="01dd951d" style:font-size-asian="18pt" style:font-size-complex="18pt"/>
    </style:style>
    <style:style style:name="P88" style:family="paragraph" style:parent-style-name="Standard">
      <style:text-properties fo:color="#c9211e" loext:opacity="100%" fo:font-size="18pt" style:text-underline-style="none" officeooo:rsid="01f1bf6e" officeooo:paragraph-rsid="01f1bf6e" style:font-size-asian="18pt" style:font-size-complex="18pt"/>
    </style:style>
    <style:style style:name="P89" style:family="paragraph" style:parent-style-name="Standard">
      <style:text-properties fo:color="#c9211e" loext:opacity="100%" fo:font-size="18pt" style:text-underline-style="none" officeooo:rsid="01f401bd" officeooo:paragraph-rsid="01f401bd" style:font-size-asian="18pt" style:font-size-complex="18pt"/>
    </style:style>
    <style:style style:name="P90" style:family="paragraph" style:parent-style-name="Standard">
      <style:text-properties fo:color="#c9211e" loext:opacity="100%" fo:font-size="18pt" style:text-underline-style="none" officeooo:rsid="01fd4d63" officeooo:paragraph-rsid="01fd4d63" style:font-size-asian="18pt" style:font-size-complex="18pt"/>
    </style:style>
    <style:style style:name="P91" style:family="paragraph" style:parent-style-name="Standard">
      <style:text-properties fo:color="#c9211e" loext:opacity="100%" fo:font-size="18pt" style:text-underline-style="none" officeooo:rsid="0203c3d2" officeooo:paragraph-rsid="0203c3d2" style:font-size-asian="18pt" style:font-size-complex="18pt"/>
    </style:style>
    <style:style style:name="P92" style:family="paragraph" style:parent-style-name="Standard">
      <style:paragraph-properties>
        <style:tab-stops>
          <style:tab-stop style:position="1.4583in"/>
        </style:tab-stops>
      </style:paragraph-properties>
      <style:text-properties fo:color="#c9211e" loext:opacity="100%" fo:font-size="18pt" style:text-underline-style="none" officeooo:rsid="01a6d830" officeooo:paragraph-rsid="01a6d830" style:font-size-asian="18pt" style:font-size-complex="18pt"/>
    </style:style>
    <style:style style:name="P93" style:family="paragraph" style:parent-style-name="Standard">
      <style:text-properties fo:color="#c9211e" loext:opacity="100%" fo:font-size="18pt" style:text-underline-style="none" officeooo:rsid="021a1b16" officeooo:paragraph-rsid="021a1b16" style:font-size-asian="18pt" style:font-size-complex="18pt"/>
    </style:style>
    <style:style style:name="P94" style:family="paragraph" style:parent-style-name="Standard">
      <style:text-properties fo:color="#000000" loext:opacity="100%" fo:font-size="18pt" officeooo:rsid="000c5d75" officeooo:paragraph-rsid="000c5d75" style:font-size-asian="18pt" style:font-size-complex="18pt"/>
    </style:style>
    <style:style style:name="P95" style:family="paragraph" style:parent-style-name="Standard">
      <style:text-properties fo:color="#000000" loext:opacity="100%" fo:font-size="18pt" officeooo:rsid="000e0950" officeooo:paragraph-rsid="000e0950" style:font-size-asian="18pt" style:font-size-complex="18pt"/>
    </style:style>
    <style:style style:name="P96" style:family="paragraph" style:parent-style-name="Standard">
      <style:text-properties fo:color="#000000" loext:opacity="100%" fo:font-size="18pt" officeooo:rsid="000f713f" officeooo:paragraph-rsid="000f713f" style:font-size-asian="18pt" style:font-size-complex="18pt"/>
    </style:style>
    <style:style style:name="P97" style:family="paragraph" style:parent-style-name="Standard">
      <style:text-properties fo:color="#000000" loext:opacity="100%" fo:font-size="18pt" officeooo:rsid="00145468" officeooo:paragraph-rsid="00145468" style:font-size-asian="18pt" style:font-size-complex="18pt"/>
    </style:style>
    <style:style style:name="P98" style:family="paragraph" style:parent-style-name="Standard">
      <style:text-properties fo:color="#000000" loext:opacity="100%" fo:font-size="18pt" officeooo:rsid="00159650" officeooo:paragraph-rsid="00159650" style:font-size-asian="18pt" style:font-size-complex="18pt"/>
    </style:style>
    <style:style style:name="P99" style:family="paragraph" style:parent-style-name="Standard">
      <style:text-properties fo:color="#000000" loext:opacity="100%" fo:font-size="18pt" officeooo:rsid="0015b445" officeooo:paragraph-rsid="0015b445" style:font-size-asian="18pt" style:font-size-complex="18pt"/>
    </style:style>
    <style:style style:name="P100" style:family="paragraph" style:parent-style-name="Standard">
      <style:text-properties fo:color="#000000" loext:opacity="100%" fo:font-size="18pt" officeooo:rsid="001a1451" officeooo:paragraph-rsid="001a1451" style:font-size-asian="18pt" style:font-size-complex="18pt"/>
    </style:style>
    <style:style style:name="P101" style:family="paragraph" style:parent-style-name="Standard">
      <style:text-properties fo:color="#000000" loext:opacity="100%" fo:font-size="18pt" officeooo:rsid="001bea8f" officeooo:paragraph-rsid="001bea8f" style:font-size-asian="18pt" style:font-size-complex="18pt"/>
    </style:style>
    <style:style style:name="P102" style:family="paragraph" style:parent-style-name="Standard">
      <style:text-properties fo:color="#000000" loext:opacity="100%" fo:font-size="18pt" officeooo:rsid="001cde22" officeooo:paragraph-rsid="001cde22" style:font-size-asian="18pt" style:font-size-complex="18pt"/>
    </style:style>
    <style:style style:name="P103" style:family="paragraph" style:parent-style-name="Standard">
      <style:text-properties fo:color="#000000" loext:opacity="100%" fo:font-size="18pt" officeooo:rsid="001e92ae" officeooo:paragraph-rsid="001e92ae" style:font-size-asian="18pt" style:font-size-complex="18pt"/>
    </style:style>
    <style:style style:name="P104" style:family="paragraph" style:parent-style-name="Standard">
      <style:text-properties fo:color="#000000" loext:opacity="100%" fo:font-size="18pt" officeooo:rsid="001f1c62" officeooo:paragraph-rsid="001f1c62" style:font-size-asian="18pt" style:font-size-complex="18pt"/>
    </style:style>
    <style:style style:name="P105" style:family="paragraph" style:parent-style-name="Standard">
      <style:text-properties fo:color="#000000" loext:opacity="100%" fo:font-size="18pt" officeooo:rsid="00203a73" officeooo:paragraph-rsid="00203a73" style:font-size-asian="18pt" style:font-size-complex="18pt"/>
    </style:style>
    <style:style style:name="P106" style:family="paragraph" style:parent-style-name="Standard">
      <style:text-properties fo:color="#000000" loext:opacity="100%" fo:font-size="18pt" officeooo:rsid="0021af30" officeooo:paragraph-rsid="0021af30" style:font-size-asian="18pt" style:font-size-complex="18pt"/>
    </style:style>
    <style:style style:name="P107" style:family="paragraph" style:parent-style-name="Standard">
      <style:text-properties fo:color="#000000" loext:opacity="100%" fo:font-size="18pt" officeooo:rsid="002343e5" officeooo:paragraph-rsid="002343e5" style:font-size-asian="18pt" style:font-size-complex="18pt"/>
    </style:style>
    <style:style style:name="P108" style:family="paragraph" style:parent-style-name="Standard">
      <style:text-properties fo:color="#000000" loext:opacity="100%" fo:font-size="18pt" officeooo:rsid="0028d0d2" officeooo:paragraph-rsid="0028d0d2" style:font-size-asian="18pt" style:font-size-complex="18pt"/>
    </style:style>
    <style:style style:name="P109" style:family="paragraph" style:parent-style-name="Standard">
      <style:text-properties fo:color="#000000" loext:opacity="100%" fo:font-size="18pt" officeooo:rsid="00294d80" officeooo:paragraph-rsid="00294d80" style:font-size-asian="18pt" style:font-size-complex="18pt"/>
    </style:style>
    <style:style style:name="P110" style:family="paragraph" style:parent-style-name="Standard">
      <style:text-properties fo:color="#000000" loext:opacity="100%" fo:font-size="18pt" officeooo:rsid="002a7ff9" officeooo:paragraph-rsid="002a7ff9" style:font-size-asian="18pt" style:font-size-complex="18pt"/>
    </style:style>
    <style:style style:name="P111" style:family="paragraph" style:parent-style-name="Standard">
      <style:text-properties fo:color="#000000" loext:opacity="100%" fo:font-size="18pt" officeooo:rsid="002abcb3" officeooo:paragraph-rsid="002abcb3" style:font-size-asian="18pt" style:font-size-complex="18pt"/>
    </style:style>
    <style:style style:name="P112" style:family="paragraph" style:parent-style-name="Standard">
      <style:text-properties fo:color="#000000" loext:opacity="100%" fo:font-size="18pt" officeooo:rsid="002bd437" officeooo:paragraph-rsid="002bd437" style:font-size-asian="18pt" style:font-size-complex="18pt"/>
    </style:style>
    <style:style style:name="P113" style:family="paragraph" style:parent-style-name="Standard">
      <style:text-properties fo:color="#000000" loext:opacity="100%" fo:font-size="18pt" officeooo:rsid="002cd28c" officeooo:paragraph-rsid="002cd28c" style:font-size-asian="18pt" style:font-size-complex="18pt"/>
    </style:style>
    <style:style style:name="P114" style:family="paragraph" style:parent-style-name="Standard">
      <style:text-properties fo:color="#000000" loext:opacity="100%" fo:font-size="18pt" officeooo:rsid="002e6c2b" officeooo:paragraph-rsid="002e6c2b" style:font-size-asian="18pt" style:font-size-complex="18pt"/>
    </style:style>
    <style:style style:name="P115" style:family="paragraph" style:parent-style-name="Standard">
      <style:text-properties fo:color="#000000" loext:opacity="100%" fo:font-size="18pt" officeooo:rsid="002fd9d7" officeooo:paragraph-rsid="002fd9d7" style:font-size-asian="18pt" style:font-size-complex="18pt"/>
    </style:style>
    <style:style style:name="P116" style:family="paragraph" style:parent-style-name="Standard">
      <style:text-properties fo:color="#000000" loext:opacity="100%" fo:font-size="18pt" officeooo:rsid="00310343" officeooo:paragraph-rsid="00310343" style:font-size-asian="18pt" style:font-size-complex="18pt"/>
    </style:style>
    <style:style style:name="P117" style:family="paragraph" style:parent-style-name="Standard">
      <style:text-properties fo:color="#000000" loext:opacity="100%" fo:font-size="18pt" officeooo:rsid="0035f9a1" officeooo:paragraph-rsid="0035f9a1" style:font-size-asian="18pt" style:font-size-complex="18pt"/>
    </style:style>
    <style:style style:name="P118" style:family="paragraph" style:parent-style-name="Standard">
      <style:text-properties fo:color="#000000" loext:opacity="100%" fo:font-size="18pt" officeooo:rsid="0036f291" officeooo:paragraph-rsid="0036f291" style:font-size-asian="18pt" style:font-size-complex="18pt"/>
    </style:style>
    <style:style style:name="P119" style:family="paragraph" style:parent-style-name="Standard">
      <style:text-properties fo:color="#000000" loext:opacity="100%" fo:font-size="18pt" officeooo:rsid="00377bc6" officeooo:paragraph-rsid="00377bc6" style:font-size-asian="18pt" style:font-size-complex="18pt"/>
    </style:style>
    <style:style style:name="P120" style:family="paragraph" style:parent-style-name="Standard">
      <style:text-properties fo:color="#000000" loext:opacity="100%" fo:font-size="18pt" officeooo:rsid="0039582a" officeooo:paragraph-rsid="0039582a" style:font-size-asian="18pt" style:font-size-complex="18pt"/>
    </style:style>
    <style:style style:name="P121" style:family="paragraph" style:parent-style-name="Standard">
      <style:text-properties fo:color="#000000" loext:opacity="100%" fo:font-size="18pt" officeooo:rsid="003af773" officeooo:paragraph-rsid="003af773" style:font-size-asian="18pt" style:font-size-complex="18pt"/>
    </style:style>
    <style:style style:name="P122" style:family="paragraph" style:parent-style-name="Standard">
      <style:text-properties fo:color="#000000" loext:opacity="100%" fo:font-size="18pt" officeooo:rsid="003c98bb" officeooo:paragraph-rsid="003c98bb" style:font-size-asian="18pt" style:font-size-complex="18pt"/>
    </style:style>
    <style:style style:name="P123" style:family="paragraph" style:parent-style-name="Standard">
      <style:text-properties fo:color="#000000" loext:opacity="100%" fo:font-size="18pt" officeooo:rsid="003e6619" officeooo:paragraph-rsid="003e6619" style:font-size-asian="18pt" style:font-size-complex="18pt"/>
    </style:style>
    <style:style style:name="P124" style:family="paragraph" style:parent-style-name="Standard">
      <style:text-properties fo:color="#000000" loext:opacity="100%" fo:font-size="18pt" officeooo:rsid="0043bbdb" officeooo:paragraph-rsid="0043bbdb" style:font-size-asian="18pt" style:font-size-complex="18pt"/>
    </style:style>
    <style:style style:name="P125" style:family="paragraph" style:parent-style-name="Standard">
      <style:text-properties fo:color="#000000" loext:opacity="100%" fo:font-size="18pt" officeooo:rsid="004583f0" officeooo:paragraph-rsid="004583f0" style:font-size-asian="18pt" style:font-size-complex="18pt"/>
    </style:style>
    <style:style style:name="P126" style:family="paragraph" style:parent-style-name="Standard">
      <style:text-properties fo:color="#000000" loext:opacity="100%" fo:font-size="18pt" officeooo:rsid="0045be3e" officeooo:paragraph-rsid="0045be3e" style:font-size-asian="18pt" style:font-size-complex="18pt"/>
    </style:style>
    <style:style style:name="P127" style:family="paragraph" style:parent-style-name="Standard">
      <style:text-properties fo:color="#000000" loext:opacity="100%" fo:font-size="18pt" officeooo:rsid="00460e23" officeooo:paragraph-rsid="00460e23" style:font-size-asian="18pt" style:font-size-complex="18pt"/>
    </style:style>
    <style:style style:name="P128" style:family="paragraph" style:parent-style-name="Standard">
      <style:text-properties fo:color="#000000" loext:opacity="100%" fo:font-size="18pt" officeooo:rsid="004734a0" officeooo:paragraph-rsid="004734a0" style:font-size-asian="18pt" style:font-size-complex="18pt"/>
    </style:style>
    <style:style style:name="P129" style:family="paragraph" style:parent-style-name="Standard">
      <style:text-properties fo:color="#000000" loext:opacity="100%" fo:font-size="18pt" officeooo:rsid="0048087d" officeooo:paragraph-rsid="0048087d" style:font-size-asian="18pt" style:font-size-complex="18pt"/>
    </style:style>
    <style:style style:name="P130" style:family="paragraph" style:parent-style-name="Standard">
      <style:text-properties fo:color="#000000" loext:opacity="100%" fo:font-size="18pt" officeooo:rsid="004b68cb" officeooo:paragraph-rsid="004b68cb" style:font-size-asian="18pt" style:font-size-complex="18pt"/>
    </style:style>
    <style:style style:name="P131" style:family="paragraph" style:parent-style-name="Standard">
      <style:text-properties fo:color="#000000" loext:opacity="100%" fo:font-size="18pt" officeooo:rsid="004cfb4b" officeooo:paragraph-rsid="004cfb4b" style:font-size-asian="18pt" style:font-size-complex="18pt"/>
    </style:style>
    <style:style style:name="P132" style:family="paragraph" style:parent-style-name="Standard">
      <style:text-properties fo:color="#000000" loext:opacity="100%" fo:font-size="18pt" officeooo:rsid="004cfb4b" officeooo:paragraph-rsid="004ebe35" style:font-size-asian="18pt" style:font-size-complex="18pt"/>
    </style:style>
    <style:style style:name="P133" style:family="paragraph" style:parent-style-name="Standard">
      <style:text-properties fo:color="#000000" loext:opacity="100%" fo:font-size="18pt" officeooo:rsid="005038a8" officeooo:paragraph-rsid="005038a8" style:font-size-asian="18pt" style:font-size-complex="18pt"/>
    </style:style>
    <style:style style:name="P134" style:family="paragraph" style:parent-style-name="Standard">
      <style:text-properties fo:color="#000000" loext:opacity="100%" fo:font-size="18pt" officeooo:rsid="00506de9" officeooo:paragraph-rsid="00506de9" style:font-size-asian="18pt" style:font-size-complex="18pt"/>
    </style:style>
    <style:style style:name="P135" style:family="paragraph" style:parent-style-name="Standard">
      <style:text-properties fo:color="#000000" loext:opacity="100%" fo:font-size="18pt" officeooo:rsid="005337d7" officeooo:paragraph-rsid="005337d7" style:font-size-asian="18pt" style:font-size-complex="18pt"/>
    </style:style>
    <style:style style:name="P136" style:family="paragraph" style:parent-style-name="Standard">
      <style:text-properties fo:color="#000000" loext:opacity="100%" fo:font-size="18pt" officeooo:rsid="0053f26a" officeooo:paragraph-rsid="0053f26a" style:font-size-asian="18pt" style:font-size-complex="18pt"/>
    </style:style>
    <style:style style:name="P137" style:family="paragraph" style:parent-style-name="Standard">
      <style:text-properties fo:color="#000000" loext:opacity="100%" fo:font-size="18pt" officeooo:rsid="0053f9e0" officeooo:paragraph-rsid="0053f9e0" style:font-size-asian="18pt" style:font-size-complex="18pt"/>
    </style:style>
    <style:style style:name="P138" style:family="paragraph" style:parent-style-name="Standard">
      <style:text-properties fo:color="#000000" loext:opacity="100%" fo:font-size="18pt" officeooo:rsid="005434d3" officeooo:paragraph-rsid="005434d3" style:font-size-asian="18pt" style:font-size-complex="18pt"/>
    </style:style>
    <style:style style:name="P139" style:family="paragraph" style:parent-style-name="Standard">
      <style:text-properties fo:color="#000000" loext:opacity="100%" fo:font-size="18pt" officeooo:rsid="0056d67e" officeooo:paragraph-rsid="0056d67e" style:font-size-asian="18pt" style:font-size-complex="18pt"/>
    </style:style>
    <style:style style:name="P140" style:family="paragraph" style:parent-style-name="Standard">
      <style:text-properties fo:color="#000000" loext:opacity="100%" fo:font-size="18pt" officeooo:rsid="0057ecdc" officeooo:paragraph-rsid="0057ecdc" style:font-size-asian="18pt" style:font-size-complex="18pt"/>
    </style:style>
    <style:style style:name="P141" style:family="paragraph" style:parent-style-name="Standard">
      <style:text-properties fo:color="#000000" loext:opacity="100%" fo:font-size="18pt" officeooo:rsid="0058bb35" officeooo:paragraph-rsid="0058bb35" style:font-size-asian="18pt" style:font-size-complex="18pt"/>
    </style:style>
    <style:style style:name="P142" style:family="paragraph" style:parent-style-name="Standard">
      <style:text-properties fo:color="#000000" loext:opacity="100%" fo:font-size="18pt" officeooo:rsid="005a355c" officeooo:paragraph-rsid="005a355c" style:font-size-asian="18pt" style:font-size-complex="18pt"/>
    </style:style>
    <style:style style:name="P143" style:family="paragraph" style:parent-style-name="Standard">
      <style:text-properties fo:color="#000000" loext:opacity="100%" fo:font-size="18pt" officeooo:rsid="005b9bc1" officeooo:paragraph-rsid="005b9bc1" style:font-size-asian="18pt" style:font-size-complex="18pt"/>
    </style:style>
    <style:style style:name="P144" style:family="paragraph" style:parent-style-name="Standard">
      <style:text-properties fo:color="#000000" loext:opacity="100%" fo:font-size="18pt" officeooo:rsid="005db350" officeooo:paragraph-rsid="005db350" style:font-size-asian="18pt" style:font-size-complex="18pt"/>
    </style:style>
    <style:style style:name="P145" style:family="paragraph" style:parent-style-name="Standard">
      <style:text-properties fo:color="#000000" loext:opacity="100%" fo:font-size="18pt" officeooo:rsid="00609362" officeooo:paragraph-rsid="00609362" style:font-size-asian="18pt" style:font-size-complex="18pt"/>
    </style:style>
    <style:style style:name="P146" style:family="paragraph" style:parent-style-name="Standard">
      <style:text-properties fo:color="#000000" loext:opacity="100%" fo:font-size="18pt" officeooo:rsid="0066797c" officeooo:paragraph-rsid="0066797c" style:font-size-asian="18pt" style:font-size-complex="18pt"/>
    </style:style>
    <style:style style:name="P147" style:family="paragraph" style:parent-style-name="Standard">
      <style:text-properties fo:color="#000000" loext:opacity="100%" fo:font-size="18pt" officeooo:rsid="00671cff" officeooo:paragraph-rsid="00671cff" style:font-size-asian="18pt" style:font-size-complex="18pt"/>
    </style:style>
    <style:style style:name="P148" style:family="paragraph" style:parent-style-name="Standard">
      <style:text-properties fo:color="#000000" loext:opacity="100%" fo:font-size="18pt" officeooo:rsid="006b68aa" officeooo:paragraph-rsid="006b68aa" style:font-size-asian="18pt" style:font-size-complex="18pt"/>
    </style:style>
    <style:style style:name="P149" style:family="paragraph" style:parent-style-name="Standard">
      <style:text-properties fo:color="#000000" loext:opacity="100%" fo:font-size="18pt" officeooo:rsid="006d53cc" officeooo:paragraph-rsid="006d53cc" style:font-size-asian="18pt" style:font-size-complex="18pt"/>
    </style:style>
    <style:style style:name="P150" style:family="paragraph" style:parent-style-name="Standard">
      <style:text-properties fo:color="#000000" loext:opacity="100%" fo:font-size="18pt" officeooo:rsid="006df1c5" officeooo:paragraph-rsid="006df1c5" style:font-size-asian="18pt" style:font-size-complex="18pt"/>
    </style:style>
    <style:style style:name="P151" style:family="paragraph" style:parent-style-name="Standard">
      <style:text-properties fo:color="#000000" loext:opacity="100%" fo:font-size="18pt" officeooo:rsid="006ed89f" officeooo:paragraph-rsid="006ed89f" style:font-size-asian="18pt" style:font-size-complex="18pt"/>
    </style:style>
    <style:style style:name="P152" style:family="paragraph" style:parent-style-name="Standard">
      <style:text-properties fo:color="#000000" loext:opacity="100%" fo:font-size="18pt" officeooo:rsid="00705ab9" officeooo:paragraph-rsid="00705ab9" style:font-size-asian="18pt" style:font-size-complex="18pt"/>
    </style:style>
    <style:style style:name="P153" style:family="paragraph" style:parent-style-name="Standard">
      <style:text-properties fo:color="#000000" loext:opacity="100%" fo:font-size="18pt" officeooo:rsid="0070bc7a" officeooo:paragraph-rsid="0070bc7a" style:font-size-asian="18pt" style:font-size-complex="18pt"/>
    </style:style>
    <style:style style:name="P154" style:family="paragraph" style:parent-style-name="Standard">
      <style:text-properties fo:color="#000000" loext:opacity="100%" fo:font-size="18pt" officeooo:rsid="00737b75" officeooo:paragraph-rsid="00737b75" style:font-size-asian="18pt" style:font-size-complex="18pt"/>
    </style:style>
    <style:style style:name="P155" style:family="paragraph" style:parent-style-name="Standard">
      <style:text-properties fo:color="#000000" loext:opacity="100%" fo:font-size="18pt" officeooo:rsid="0075bd41" officeooo:paragraph-rsid="0075bd41" style:font-size-asian="18pt" style:font-size-complex="18pt"/>
    </style:style>
    <style:style style:name="P156" style:family="paragraph" style:parent-style-name="Standard">
      <style:text-properties fo:color="#000000" loext:opacity="100%" fo:font-size="18pt" officeooo:rsid="0075bd41" officeooo:paragraph-rsid="0075de09" style:font-size-asian="18pt" style:font-size-complex="18pt"/>
    </style:style>
    <style:style style:name="P157" style:family="paragraph" style:parent-style-name="Standard">
      <style:text-properties fo:color="#000000" loext:opacity="100%" fo:font-size="18pt" officeooo:rsid="007a2b3f" officeooo:paragraph-rsid="007a2b3f" style:font-size-asian="18pt" style:font-size-complex="18pt"/>
    </style:style>
    <style:style style:name="P158" style:family="paragraph" style:parent-style-name="Standard">
      <style:text-properties fo:color="#000000" loext:opacity="100%" fo:font-size="18pt" officeooo:rsid="007f29e0" officeooo:paragraph-rsid="007f29e0" style:font-size-asian="18pt" style:font-size-complex="18pt"/>
    </style:style>
    <style:style style:name="P159" style:family="paragraph" style:parent-style-name="Standard">
      <style:text-properties fo:color="#000000" loext:opacity="100%" fo:font-size="18pt" officeooo:rsid="0080c803" officeooo:paragraph-rsid="0080c803" style:font-size-asian="18pt" style:font-size-complex="18pt"/>
    </style:style>
    <style:style style:name="P160" style:family="paragraph" style:parent-style-name="Standard">
      <style:text-properties fo:color="#000000" loext:opacity="100%" fo:font-size="18pt" officeooo:rsid="0081a97a" officeooo:paragraph-rsid="0081a97a" style:font-size-asian="18pt" style:font-size-complex="18pt"/>
    </style:style>
    <style:style style:name="P161" style:family="paragraph" style:parent-style-name="Standard">
      <style:text-properties fo:color="#000000" loext:opacity="100%" fo:font-size="18pt" officeooo:rsid="0081a97a" officeooo:paragraph-rsid="0082d1ad" style:font-size-asian="18pt" style:font-size-complex="18pt"/>
    </style:style>
    <style:style style:name="P162" style:family="paragraph" style:parent-style-name="Standard">
      <style:text-properties fo:color="#000000" loext:opacity="100%" fo:font-size="18pt" officeooo:rsid="0085369a" officeooo:paragraph-rsid="0085369a" style:font-size-asian="18pt" style:font-size-complex="18pt"/>
    </style:style>
    <style:style style:name="P163" style:family="paragraph" style:parent-style-name="Standard">
      <style:text-properties fo:color="#000000" loext:opacity="100%" fo:font-size="18pt" officeooo:rsid="0085f846" officeooo:paragraph-rsid="0085f846" style:font-size-asian="18pt" style:font-size-complex="18pt"/>
    </style:style>
    <style:style style:name="P164" style:family="paragraph" style:parent-style-name="Standard">
      <style:text-properties fo:color="#000000" loext:opacity="100%" fo:font-size="18pt" officeooo:rsid="0087f5e3" officeooo:paragraph-rsid="0087f5e3" style:font-size-asian="18pt" style:font-size-complex="18pt"/>
    </style:style>
    <style:style style:name="P165" style:family="paragraph" style:parent-style-name="Standard">
      <style:text-properties fo:color="#000000" loext:opacity="100%" fo:font-size="18pt" officeooo:rsid="00890389" officeooo:paragraph-rsid="00890389" style:font-size-asian="18pt" style:font-size-complex="18pt"/>
    </style:style>
    <style:style style:name="P166" style:family="paragraph" style:parent-style-name="Standard">
      <style:text-properties fo:color="#000000" loext:opacity="100%" fo:font-size="18pt" officeooo:rsid="00896792" officeooo:paragraph-rsid="00896792" style:font-size-asian="18pt" style:font-size-complex="18pt"/>
    </style:style>
    <style:style style:name="P167" style:family="paragraph" style:parent-style-name="Standard">
      <style:text-properties fo:color="#000000" loext:opacity="100%" fo:font-size="18pt" officeooo:rsid="008a10cb" officeooo:paragraph-rsid="008a10cb" style:font-size-asian="18pt" style:font-size-complex="18pt"/>
    </style:style>
    <style:style style:name="P168" style:family="paragraph" style:parent-style-name="Standard">
      <style:text-properties fo:color="#000000" loext:opacity="100%" fo:font-size="18pt" officeooo:rsid="008a6008" officeooo:paragraph-rsid="008a6008" style:font-size-asian="18pt" style:font-size-complex="18pt"/>
    </style:style>
    <style:style style:name="P169" style:family="paragraph" style:parent-style-name="Standard">
      <style:text-properties fo:color="#000000" loext:opacity="100%" fo:font-size="18pt" officeooo:rsid="008b32d9" officeooo:paragraph-rsid="008b32d9" style:font-size-asian="18pt" style:font-size-complex="18pt"/>
    </style:style>
    <style:style style:name="P170" style:family="paragraph" style:parent-style-name="Standard">
      <style:text-properties fo:color="#000000" loext:opacity="100%" fo:font-size="18pt" officeooo:rsid="008f7ea7" officeooo:paragraph-rsid="008f7ea7" style:font-size-asian="18pt" style:font-size-complex="18pt"/>
    </style:style>
    <style:style style:name="P171" style:family="paragraph" style:parent-style-name="Standard">
      <style:text-properties fo:color="#000000" loext:opacity="100%" fo:font-size="18pt" officeooo:rsid="00901cfd" officeooo:paragraph-rsid="00901cfd" style:font-size-asian="18pt" style:font-size-complex="18pt"/>
    </style:style>
    <style:style style:name="P172" style:family="paragraph" style:parent-style-name="Standard">
      <style:text-properties fo:color="#000000" loext:opacity="100%" fo:font-size="18pt" officeooo:rsid="0094e3a2" officeooo:paragraph-rsid="0094e3a2" style:font-size-asian="18pt" style:font-size-complex="18pt"/>
    </style:style>
    <style:style style:name="P173" style:family="paragraph" style:parent-style-name="Standard">
      <style:text-properties fo:color="#000000" loext:opacity="100%" fo:font-size="18pt" officeooo:rsid="009771c3" officeooo:paragraph-rsid="009771c3" style:font-size-asian="18pt" style:font-size-complex="18pt"/>
    </style:style>
    <style:style style:name="P174" style:family="paragraph" style:parent-style-name="Standard">
      <style:text-properties fo:color="#000000" loext:opacity="100%" fo:font-size="18pt" officeooo:rsid="009bf8c9" officeooo:paragraph-rsid="009bf8c9" style:font-size-asian="18pt" style:font-size-complex="18pt"/>
    </style:style>
    <style:style style:name="P175" style:family="paragraph" style:parent-style-name="Standard">
      <style:text-properties fo:color="#000000" loext:opacity="100%" fo:font-size="18pt" officeooo:rsid="009ec284" officeooo:paragraph-rsid="009ec284" style:font-size-asian="18pt" style:font-size-complex="18pt"/>
    </style:style>
    <style:style style:name="P176" style:family="paragraph" style:parent-style-name="Standard">
      <style:text-properties fo:color="#000000" loext:opacity="100%" fo:font-size="18pt" officeooo:rsid="00a2735f" officeooo:paragraph-rsid="00a2735f" style:font-size-asian="18pt" style:font-size-complex="18pt"/>
    </style:style>
    <style:style style:name="P177" style:family="paragraph" style:parent-style-name="Standard">
      <style:text-properties fo:color="#000000" loext:opacity="100%" fo:font-size="18pt" officeooo:rsid="00a487fa" officeooo:paragraph-rsid="00a487fa" style:font-size-asian="18pt" style:font-size-complex="18pt"/>
    </style:style>
    <style:style style:name="P178" style:family="paragraph" style:parent-style-name="Standard">
      <style:text-properties fo:color="#000000" loext:opacity="100%" fo:font-size="18pt" officeooo:rsid="00a59a56" officeooo:paragraph-rsid="00a59a56" style:font-size-asian="18pt" style:font-size-complex="18pt"/>
    </style:style>
    <style:style style:name="P179" style:family="paragraph" style:parent-style-name="Standard">
      <style:text-properties fo:color="#000000" loext:opacity="100%" fo:font-size="18pt" officeooo:rsid="00a5f891" officeooo:paragraph-rsid="00a5f891" style:font-size-asian="18pt" style:font-size-complex="18pt"/>
    </style:style>
    <style:style style:name="P180" style:family="paragraph" style:parent-style-name="Standard">
      <style:text-properties fo:color="#000000" loext:opacity="100%" fo:font-size="18pt" officeooo:rsid="00ab7716" officeooo:paragraph-rsid="00ab7716" style:font-size-asian="18pt" style:font-size-complex="18pt"/>
    </style:style>
    <style:style style:name="P181" style:family="paragraph" style:parent-style-name="Standard">
      <style:text-properties fo:color="#000000" loext:opacity="100%" fo:font-size="18pt" officeooo:rsid="00b02130" officeooo:paragraph-rsid="00b02130" style:font-size-asian="18pt" style:font-size-complex="18pt"/>
    </style:style>
    <style:style style:name="P182" style:family="paragraph" style:parent-style-name="Standard">
      <style:text-properties fo:color="#000000" loext:opacity="100%" fo:font-size="18pt" officeooo:rsid="00b2f9a5" officeooo:paragraph-rsid="00b2f9a5" style:font-size-asian="18pt" style:font-size-complex="18pt"/>
    </style:style>
    <style:style style:name="P183" style:family="paragraph" style:parent-style-name="Standard">
      <style:text-properties fo:color="#000000" loext:opacity="100%" fo:font-size="18pt" officeooo:rsid="00b39ba4" officeooo:paragraph-rsid="00b39ba4" style:font-size-asian="18pt" style:font-size-complex="18pt"/>
    </style:style>
    <style:style style:name="P184" style:family="paragraph" style:parent-style-name="Standard">
      <style:text-properties fo:color="#000000" loext:opacity="100%" fo:font-size="18pt" officeooo:rsid="00b48427" officeooo:paragraph-rsid="00b48427" style:font-size-asian="18pt" style:font-size-complex="18pt"/>
    </style:style>
    <style:style style:name="P185" style:family="paragraph" style:parent-style-name="Standard">
      <style:text-properties fo:color="#000000" loext:opacity="100%" fo:font-size="18pt" officeooo:rsid="00b6f056" officeooo:paragraph-rsid="00b66484" style:font-size-asian="18pt" style:font-size-complex="18pt"/>
    </style:style>
    <style:style style:name="P186" style:family="paragraph" style:parent-style-name="Standard">
      <style:text-properties fo:color="#000000" loext:opacity="100%" fo:font-size="18pt" officeooo:rsid="00b813d0" officeooo:paragraph-rsid="00b813d0" style:font-size-asian="18pt" style:font-size-complex="18pt"/>
    </style:style>
    <style:style style:name="P187" style:family="paragraph" style:parent-style-name="Standard">
      <style:text-properties fo:color="#000000" loext:opacity="100%" fo:font-size="18pt" officeooo:rsid="00b924fc" officeooo:paragraph-rsid="00b924fc" style:font-size-asian="18pt" style:font-size-complex="18pt"/>
    </style:style>
    <style:style style:name="P188" style:family="paragraph" style:parent-style-name="Standard">
      <style:text-properties fo:color="#000000" loext:opacity="100%" fo:font-size="18pt" officeooo:rsid="00ba6415" officeooo:paragraph-rsid="00ba6415" style:font-size-asian="18pt" style:font-size-complex="18pt"/>
    </style:style>
    <style:style style:name="P189" style:family="paragraph" style:parent-style-name="Standard">
      <style:text-properties fo:color="#000000" loext:opacity="100%" fo:font-size="18pt" officeooo:rsid="00be5d10" officeooo:paragraph-rsid="00be5d10" style:font-size-asian="18pt" style:font-size-complex="18pt"/>
    </style:style>
    <style:style style:name="P190" style:family="paragraph" style:parent-style-name="Standard">
      <style:text-properties fo:color="#000000" loext:opacity="100%" fo:font-size="18pt" officeooo:rsid="00be5d10" officeooo:paragraph-rsid="00c2051a" style:font-size-asian="18pt" style:font-size-complex="18pt"/>
    </style:style>
    <style:style style:name="P191" style:family="paragraph" style:parent-style-name="Standard">
      <style:text-properties fo:color="#000000" loext:opacity="100%" fo:font-size="18pt" officeooo:rsid="00be996a" officeooo:paragraph-rsid="00be996a" style:font-size-asian="18pt" style:font-size-complex="18pt"/>
    </style:style>
    <style:style style:name="P192" style:family="paragraph" style:parent-style-name="Standard">
      <style:text-properties fo:color="#000000" loext:opacity="100%" fo:font-size="18pt" officeooo:rsid="00be996a" officeooo:paragraph-rsid="00c2051a" style:font-size-asian="18pt" style:font-size-complex="18pt"/>
    </style:style>
    <style:style style:name="P193" style:family="paragraph" style:parent-style-name="Standard">
      <style:text-properties fo:color="#000000" loext:opacity="100%" fo:font-size="18pt" officeooo:rsid="00be996a" officeooo:paragraph-rsid="00c7ff48" style:font-size-asian="18pt" style:font-size-complex="18pt"/>
    </style:style>
    <style:style style:name="P194" style:family="paragraph" style:parent-style-name="Standard">
      <style:text-properties fo:color="#000000" loext:opacity="100%" fo:font-size="18pt" officeooo:rsid="00d016f1" officeooo:paragraph-rsid="00d016f1" style:font-size-asian="18pt" style:font-size-complex="18pt"/>
    </style:style>
    <style:style style:name="P195" style:family="paragraph" style:parent-style-name="Standard">
      <style:text-properties fo:color="#000000" loext:opacity="100%" fo:font-size="18pt" officeooo:rsid="00d603c4" officeooo:paragraph-rsid="00d603c4" style:font-size-asian="18pt" style:font-size-complex="18pt"/>
    </style:style>
    <style:style style:name="P196" style:family="paragraph" style:parent-style-name="Standard">
      <style:text-properties fo:color="#000000" loext:opacity="100%" fo:font-size="18pt" officeooo:rsid="00d763b5" officeooo:paragraph-rsid="00d763b5" style:font-size-asian="18pt" style:font-size-complex="18pt"/>
    </style:style>
    <style:style style:name="P197" style:family="paragraph" style:parent-style-name="Standard">
      <style:text-properties fo:color="#000000" loext:opacity="100%" fo:font-size="18pt" officeooo:rsid="00db646a" officeooo:paragraph-rsid="00db646a" style:font-size-asian="18pt" style:font-size-complex="18pt"/>
    </style:style>
    <style:style style:name="P198" style:family="paragraph" style:parent-style-name="Standard">
      <style:text-properties fo:color="#000000" loext:opacity="100%" fo:font-size="18pt" officeooo:rsid="00dbbef8" officeooo:paragraph-rsid="00dbbef8" style:font-size-asian="18pt" style:font-size-complex="18pt"/>
    </style:style>
    <style:style style:name="P199" style:family="paragraph" style:parent-style-name="Standard">
      <style:text-properties fo:color="#000000" loext:opacity="100%" fo:font-size="18pt" officeooo:rsid="00dd7afe" officeooo:paragraph-rsid="00dd7afe" style:font-size-asian="18pt" style:font-size-complex="18pt"/>
    </style:style>
    <style:style style:name="P200" style:family="paragraph" style:parent-style-name="Standard">
      <style:text-properties fo:color="#000000" loext:opacity="100%" fo:font-size="18pt" officeooo:rsid="00de0c47" officeooo:paragraph-rsid="00de0c47" style:font-size-asian="18pt" style:font-size-complex="18pt"/>
    </style:style>
    <style:style style:name="P201" style:family="paragraph" style:parent-style-name="Standard">
      <style:text-properties fo:color="#000000" loext:opacity="100%" fo:font-size="18pt" officeooo:rsid="00e246b7" officeooo:paragraph-rsid="00e246b7" style:font-size-asian="18pt" style:font-size-complex="18pt"/>
    </style:style>
    <style:style style:name="P202" style:family="paragraph" style:parent-style-name="Standard">
      <style:text-properties fo:color="#000000" loext:opacity="100%" fo:font-size="18pt" officeooo:rsid="00e3b607" officeooo:paragraph-rsid="00e3b607" style:font-size-asian="18pt" style:font-size-complex="18pt"/>
    </style:style>
    <style:style style:name="P203" style:family="paragraph" style:parent-style-name="Standard">
      <style:text-properties fo:color="#000000" loext:opacity="100%" fo:font-size="18pt" officeooo:rsid="00e9da34" officeooo:paragraph-rsid="00e3b607" style:font-size-asian="18pt" style:font-size-complex="18pt"/>
    </style:style>
    <style:style style:name="P204" style:family="paragraph" style:parent-style-name="Standard">
      <style:text-properties fo:color="#000000" loext:opacity="100%" fo:font-size="18pt" officeooo:rsid="00e9e71f" officeooo:paragraph-rsid="00e9e71f" style:font-size-asian="18pt" style:font-size-complex="18pt"/>
    </style:style>
    <style:style style:name="P205" style:family="paragraph" style:parent-style-name="Standard">
      <style:text-properties fo:color="#000000" loext:opacity="100%" fo:font-size="18pt" officeooo:rsid="00ec442f" officeooo:paragraph-rsid="00ec442f" style:font-size-asian="18pt" style:font-size-complex="18pt"/>
    </style:style>
    <style:style style:name="P206" style:family="paragraph" style:parent-style-name="Standard">
      <style:text-properties fo:color="#000000" loext:opacity="100%" fo:font-size="18pt" officeooo:rsid="00ed7499" officeooo:paragraph-rsid="00ed7499" style:font-size-asian="18pt" style:font-size-complex="18pt"/>
    </style:style>
    <style:style style:name="P207" style:family="paragraph" style:parent-style-name="Standard">
      <style:text-properties fo:color="#000000" loext:opacity="100%" fo:font-size="18pt" officeooo:rsid="00ee036c" officeooo:paragraph-rsid="00ee036c" style:font-size-asian="18pt" style:font-size-complex="18pt"/>
    </style:style>
    <style:style style:name="P208" style:family="paragraph" style:parent-style-name="Standard">
      <style:text-properties fo:color="#000000" loext:opacity="100%" fo:font-size="18pt" officeooo:rsid="00f2c85f" officeooo:paragraph-rsid="00f2c85f" style:font-size-asian="18pt" style:font-size-complex="18pt"/>
    </style:style>
    <style:style style:name="P209" style:family="paragraph" style:parent-style-name="Standard">
      <style:text-properties fo:color="#000000" loext:opacity="100%" fo:font-size="18pt" officeooo:rsid="00f7bc4e" officeooo:paragraph-rsid="00f7bc4e" style:font-size-asian="18pt" style:font-size-complex="18pt"/>
    </style:style>
    <style:style style:name="P210" style:family="paragraph" style:parent-style-name="Standard">
      <style:text-properties fo:color="#000000" loext:opacity="100%" fo:font-size="18pt" officeooo:rsid="00f7ed26" officeooo:paragraph-rsid="00f7ed26" style:font-size-asian="18pt" style:font-size-complex="18pt"/>
    </style:style>
    <style:style style:name="P211" style:family="paragraph" style:parent-style-name="Standard">
      <style:text-properties fo:color="#000000" loext:opacity="100%" fo:font-size="18pt" officeooo:rsid="01012b55" officeooo:paragraph-rsid="01012b55" style:font-size-asian="18pt" style:font-size-complex="18pt"/>
    </style:style>
    <style:style style:name="P212" style:family="paragraph" style:parent-style-name="Standard">
      <style:text-properties fo:color="#000000" loext:opacity="100%" fo:font-size="18pt" officeooo:rsid="010312c1" officeooo:paragraph-rsid="010312c1" style:font-size-asian="18pt" style:font-size-complex="18pt"/>
    </style:style>
    <style:style style:name="P213" style:family="paragraph" style:parent-style-name="Standard">
      <style:text-properties fo:color="#000000" loext:opacity="100%" fo:font-size="18pt" officeooo:rsid="010410f8" officeooo:paragraph-rsid="010410f8" style:font-size-asian="18pt" style:font-size-complex="18pt"/>
    </style:style>
    <style:style style:name="P214" style:family="paragraph" style:parent-style-name="Standard">
      <style:text-properties fo:color="#000000" loext:opacity="100%" fo:font-size="18pt" officeooo:rsid="010600d8" officeooo:paragraph-rsid="010600d8" style:font-size-asian="18pt" style:font-size-complex="18pt"/>
    </style:style>
    <style:style style:name="P215" style:family="paragraph" style:parent-style-name="Standard">
      <style:text-properties fo:color="#000000" loext:opacity="100%" fo:font-size="18pt" officeooo:rsid="0107f415" officeooo:paragraph-rsid="0107f415" style:font-size-asian="18pt" style:font-size-complex="18pt"/>
    </style:style>
    <style:style style:name="P216" style:family="paragraph" style:parent-style-name="Standard">
      <style:text-properties fo:color="#000000" loext:opacity="100%" fo:font-size="18pt" officeooo:rsid="010c2460" officeooo:paragraph-rsid="010c2460" style:font-size-asian="18pt" style:font-size-complex="18pt"/>
    </style:style>
    <style:style style:name="P217" style:family="paragraph" style:parent-style-name="Standard">
      <style:text-properties fo:color="#000000" loext:opacity="100%" fo:font-size="18pt" officeooo:rsid="0111befa" officeooo:paragraph-rsid="0111befa" style:font-size-asian="18pt" style:font-size-complex="18pt"/>
    </style:style>
    <style:style style:name="P218" style:family="paragraph" style:parent-style-name="Standard">
      <style:text-properties fo:color="#000000" loext:opacity="100%" fo:font-size="18pt" officeooo:rsid="0114f5cc" officeooo:paragraph-rsid="0114f5cc" style:font-size-asian="18pt" style:font-size-complex="18pt"/>
    </style:style>
    <style:style style:name="P219" style:family="paragraph" style:parent-style-name="Standard">
      <style:text-properties fo:color="#000000" loext:opacity="100%" fo:font-size="18pt" officeooo:rsid="01173897" officeooo:paragraph-rsid="01173897" style:font-size-asian="18pt" style:font-size-complex="18pt"/>
    </style:style>
    <style:style style:name="P220" style:family="paragraph" style:parent-style-name="Standard">
      <style:text-properties fo:color="#000000" loext:opacity="100%" fo:font-size="18pt" officeooo:rsid="0119241d" officeooo:paragraph-rsid="0119241d" style:font-size-asian="18pt" style:font-size-complex="18pt"/>
    </style:style>
    <style:style style:name="P221" style:family="paragraph" style:parent-style-name="Standard">
      <style:text-properties fo:color="#000000" loext:opacity="100%" fo:font-size="18pt" officeooo:rsid="011cfa1e" officeooo:paragraph-rsid="011cfa1e" style:font-size-asian="18pt" style:font-size-complex="18pt"/>
    </style:style>
    <style:style style:name="P222" style:family="paragraph" style:parent-style-name="Standard">
      <style:text-properties fo:color="#000000" loext:opacity="100%" fo:font-size="18pt" officeooo:rsid="011d1619" officeooo:paragraph-rsid="011d1619" style:font-size-asian="18pt" style:font-size-complex="18pt"/>
    </style:style>
    <style:style style:name="P223" style:family="paragraph" style:parent-style-name="Standard">
      <style:text-properties fo:color="#000000" loext:opacity="100%" fo:font-size="18pt" officeooo:rsid="01221c2b" officeooo:paragraph-rsid="01221c2b" style:font-size-asian="18pt" style:font-size-complex="18pt"/>
    </style:style>
    <style:style style:name="P224" style:family="paragraph" style:parent-style-name="Standard">
      <style:text-properties fo:color="#000000" loext:opacity="100%" fo:font-size="18pt" officeooo:rsid="01233d26" officeooo:paragraph-rsid="01221c2b" style:font-size-asian="18pt" style:font-size-complex="18pt"/>
    </style:style>
    <style:style style:name="P225" style:family="paragraph" style:parent-style-name="Standard">
      <style:text-properties fo:color="#000000" loext:opacity="100%" fo:font-size="18pt" officeooo:rsid="012610ec" officeooo:paragraph-rsid="012610ec" style:font-size-asian="18pt" style:font-size-complex="18pt"/>
    </style:style>
    <style:style style:name="P226" style:family="paragraph" style:parent-style-name="Standard">
      <style:text-properties fo:color="#000000" loext:opacity="100%" fo:font-size="18pt" officeooo:rsid="0129cf2b" officeooo:paragraph-rsid="0129cf2b" style:font-size-asian="18pt" style:font-size-complex="18pt"/>
    </style:style>
    <style:style style:name="P227" style:family="paragraph" style:parent-style-name="Standard">
      <style:text-properties fo:color="#000000" loext:opacity="100%" fo:font-size="18pt" officeooo:rsid="012b3ba1" officeooo:paragraph-rsid="012b3ba1" style:font-size-asian="18pt" style:font-size-complex="18pt"/>
    </style:style>
    <style:style style:name="P228" style:family="paragraph" style:parent-style-name="Standard">
      <style:text-properties fo:color="#000000" loext:opacity="100%" fo:font-size="18pt" officeooo:rsid="012cfcf0" officeooo:paragraph-rsid="012cfcf0" style:font-size-asian="18pt" style:font-size-complex="18pt"/>
    </style:style>
    <style:style style:name="P229" style:family="paragraph" style:parent-style-name="Standard">
      <style:text-properties fo:color="#000000" loext:opacity="100%" fo:font-size="18pt" officeooo:rsid="012d7ae7" officeooo:paragraph-rsid="012d7ae7" style:font-size-asian="18pt" style:font-size-complex="18pt"/>
    </style:style>
    <style:style style:name="P230" style:family="paragraph" style:parent-style-name="Standard">
      <style:text-properties fo:color="#000000" loext:opacity="100%" fo:font-size="18pt" officeooo:rsid="01336ce0" officeooo:paragraph-rsid="01336ce0" style:font-size-asian="18pt" style:font-size-complex="18pt"/>
    </style:style>
    <style:style style:name="P231" style:family="paragraph" style:parent-style-name="Standard">
      <style:text-properties fo:color="#000000" loext:opacity="100%" fo:font-size="18pt" officeooo:rsid="01353259" officeooo:paragraph-rsid="01336ce0" style:font-size-asian="18pt" style:font-size-complex="18pt"/>
    </style:style>
    <style:style style:name="P232" style:family="paragraph" style:parent-style-name="Standard">
      <style:text-properties fo:color="#000000" loext:opacity="100%" fo:font-size="18pt" officeooo:rsid="01354548" officeooo:paragraph-rsid="01354548" style:font-size-asian="18pt" style:font-size-complex="18pt"/>
    </style:style>
    <style:style style:name="P233" style:family="paragraph" style:parent-style-name="Standard">
      <style:text-properties fo:color="#000000" loext:opacity="100%" fo:font-size="18pt" officeooo:rsid="0136b92a" officeooo:paragraph-rsid="0136b92a" style:font-size-asian="18pt" style:font-size-complex="18pt"/>
    </style:style>
    <style:style style:name="P234" style:family="paragraph" style:parent-style-name="Standard">
      <style:text-properties fo:color="#000000" loext:opacity="100%" fo:font-size="18pt" officeooo:rsid="0136eda5" officeooo:paragraph-rsid="0136eda5" style:font-size-asian="18pt" style:font-size-complex="18pt"/>
    </style:style>
    <style:style style:name="P235" style:family="paragraph" style:parent-style-name="Standard">
      <style:text-properties fo:color="#000000" loext:opacity="100%" fo:font-size="18pt" officeooo:rsid="01381a24" officeooo:paragraph-rsid="01381a24" style:font-size-asian="18pt" style:font-size-complex="18pt"/>
    </style:style>
    <style:style style:name="P236" style:family="paragraph" style:parent-style-name="Standard">
      <style:text-properties fo:color="#000000" loext:opacity="100%" fo:font-size="18pt" officeooo:rsid="01384c7e" officeooo:paragraph-rsid="01384c7e" style:font-size-asian="18pt" style:font-size-complex="18pt"/>
    </style:style>
    <style:style style:name="P237" style:family="paragraph" style:parent-style-name="Standard">
      <style:text-properties fo:color="#000000" loext:opacity="100%" fo:font-size="18pt" officeooo:rsid="013a34f7" officeooo:paragraph-rsid="013a34f7" style:font-size-asian="18pt" style:font-size-complex="18pt"/>
    </style:style>
    <style:style style:name="P238" style:family="paragraph" style:parent-style-name="Standard">
      <style:text-properties fo:color="#000000" loext:opacity="100%" fo:font-size="18pt" officeooo:rsid="013e028c" officeooo:paragraph-rsid="013e028c" style:font-size-asian="18pt" style:font-size-complex="18pt"/>
    </style:style>
    <style:style style:name="P239" style:family="paragraph" style:parent-style-name="Standard">
      <style:text-properties fo:color="#000000" loext:opacity="100%" fo:font-size="18pt" officeooo:rsid="014340e5" officeooo:paragraph-rsid="014340e5" style:font-size-asian="18pt" style:font-size-complex="18pt"/>
    </style:style>
    <style:style style:name="P240" style:family="paragraph" style:parent-style-name="Standard">
      <style:text-properties fo:color="#000000" loext:opacity="100%" fo:font-size="18pt" officeooo:rsid="01450ba0" officeooo:paragraph-rsid="01450ba0" style:font-size-asian="18pt" style:font-size-complex="18pt"/>
    </style:style>
    <style:style style:name="P241" style:family="paragraph" style:parent-style-name="Standard">
      <style:text-properties fo:color="#000000" loext:opacity="100%" fo:font-size="18pt" officeooo:rsid="0148e777" officeooo:paragraph-rsid="0148e777" style:font-size-asian="18pt" style:font-size-complex="18pt"/>
    </style:style>
    <style:style style:name="P242" style:family="paragraph" style:parent-style-name="Standard">
      <style:text-properties fo:color="#000000" loext:opacity="100%" fo:font-size="18pt" officeooo:rsid="014d455f" officeooo:paragraph-rsid="014d455f" style:font-size-asian="18pt" style:font-size-complex="18pt"/>
    </style:style>
    <style:style style:name="P243" style:family="paragraph" style:parent-style-name="Standard">
      <style:text-properties fo:color="#000000" loext:opacity="100%" fo:font-size="18pt" officeooo:rsid="0166c360" officeooo:paragraph-rsid="0166c360" style:font-size-asian="18pt" style:font-size-complex="18pt"/>
    </style:style>
    <style:style style:name="P244" style:family="paragraph" style:parent-style-name="Standard">
      <style:text-properties fo:color="#000000" loext:opacity="100%" fo:font-size="18pt" officeooo:rsid="0167cebf" officeooo:paragraph-rsid="0167cebf" style:font-size-asian="18pt" style:font-size-complex="18pt"/>
    </style:style>
    <style:style style:name="P245" style:family="paragraph" style:parent-style-name="Standard">
      <style:text-properties fo:color="#000000" loext:opacity="100%" fo:font-size="18pt" officeooo:rsid="0168f608" officeooo:paragraph-rsid="0168f608" style:font-size-asian="18pt" style:font-size-complex="18pt"/>
    </style:style>
    <style:style style:name="P246" style:family="paragraph" style:parent-style-name="Standard">
      <style:text-properties fo:color="#000000" loext:opacity="100%" fo:font-size="18pt" officeooo:rsid="01696f48" officeooo:paragraph-rsid="01696f48" style:font-size-asian="18pt" style:font-size-complex="18pt"/>
    </style:style>
    <style:style style:name="P247" style:family="paragraph" style:parent-style-name="Standard">
      <style:text-properties fo:color="#000000" loext:opacity="100%" fo:font-size="18pt" officeooo:rsid="016afe78" officeooo:paragraph-rsid="016afe78" style:font-size-asian="18pt" style:font-size-complex="18pt"/>
    </style:style>
    <style:style style:name="P248" style:family="paragraph" style:parent-style-name="Standard">
      <style:text-properties fo:color="#000000" loext:opacity="100%" fo:font-size="18pt" officeooo:rsid="016d4400" officeooo:paragraph-rsid="016d4400" style:font-size-asian="18pt" style:font-size-complex="18pt"/>
    </style:style>
    <style:style style:name="P249" style:family="paragraph" style:parent-style-name="Standard">
      <style:text-properties fo:color="#000000" loext:opacity="100%" fo:font-size="18pt" officeooo:rsid="0174b1ee" officeooo:paragraph-rsid="0174b1ee" style:font-size-asian="18pt" style:font-size-complex="18pt"/>
    </style:style>
    <style:style style:name="P250" style:family="paragraph" style:parent-style-name="Standard">
      <style:text-properties fo:color="#000000" loext:opacity="100%" fo:font-size="18pt" officeooo:rsid="0180d1b0" officeooo:paragraph-rsid="0180d1b0" style:font-size-asian="18pt" style:font-size-complex="18pt"/>
    </style:style>
    <style:style style:name="P251" style:family="paragraph" style:parent-style-name="Standard">
      <style:text-properties fo:color="#000000" loext:opacity="100%" fo:font-size="18pt" officeooo:rsid="01880d8f" officeooo:paragraph-rsid="01880d8f" style:font-size-asian="18pt" style:font-size-complex="18pt"/>
    </style:style>
    <style:style style:name="P252" style:family="paragraph" style:parent-style-name="Standard">
      <style:text-properties fo:color="#000000" loext:opacity="100%" fo:font-size="18pt" officeooo:rsid="0189f560" officeooo:paragraph-rsid="0189f560" style:font-size-asian="18pt" style:font-size-complex="18pt"/>
    </style:style>
    <style:style style:name="P253" style:family="paragraph" style:parent-style-name="Standard">
      <style:text-properties fo:color="#000000" loext:opacity="100%" fo:font-size="18pt" officeooo:rsid="018a8067" officeooo:paragraph-rsid="018a8067" style:font-size-asian="18pt" style:font-size-complex="18pt"/>
    </style:style>
    <style:style style:name="P254" style:family="paragraph" style:parent-style-name="Standard">
      <style:text-properties fo:color="#000000" loext:opacity="100%" fo:font-size="18pt" officeooo:rsid="017d2c70" officeooo:paragraph-rsid="017d2c70" style:font-size-asian="18pt" style:font-size-complex="18pt"/>
    </style:style>
    <style:style style:name="P255" style:family="paragraph" style:parent-style-name="Standard">
      <style:text-properties fo:color="#000000" loext:opacity="100%" fo:font-size="18pt" style:text-underline-style="none" officeooo:rsid="018d0037" officeooo:paragraph-rsid="018d0037" style:font-size-asian="18pt" style:font-size-complex="18pt"/>
    </style:style>
    <style:style style:name="P256" style:family="paragraph" style:parent-style-name="Standard">
      <style:text-properties fo:color="#000000" loext:opacity="100%" fo:font-size="18pt" style:text-underline-style="none" officeooo:rsid="018d6848" officeooo:paragraph-rsid="018d6848" style:font-size-asian="18pt" style:font-size-complex="18pt"/>
    </style:style>
    <style:style style:name="P257" style:family="paragraph" style:parent-style-name="Standard">
      <style:text-properties fo:color="#000000" loext:opacity="100%" fo:font-size="18pt" style:text-underline-style="none" officeooo:rsid="018ee75a" officeooo:paragraph-rsid="018ee75a" style:font-size-asian="18pt" style:font-size-complex="18pt"/>
    </style:style>
    <style:style style:name="P258" style:family="paragraph" style:parent-style-name="Standard">
      <style:text-properties fo:color="#000000" loext:opacity="100%" fo:font-size="18pt" style:text-underline-style="none" officeooo:rsid="018ee75a" officeooo:paragraph-rsid="01903906" style:font-size-asian="18pt" style:font-size-complex="18pt"/>
    </style:style>
    <style:style style:name="P259" style:family="paragraph" style:parent-style-name="Standard">
      <style:text-properties fo:color="#000000" loext:opacity="100%" fo:font-size="18pt" style:text-underline-style="none" officeooo:rsid="0198c795" officeooo:paragraph-rsid="0198c795" style:font-size-asian="18pt" style:font-size-complex="18pt"/>
    </style:style>
    <style:style style:name="P260" style:family="paragraph" style:parent-style-name="Standard">
      <style:text-properties fo:color="#000000" loext:opacity="100%" fo:font-size="18pt" style:text-underline-style="none" officeooo:rsid="0199d2b8" officeooo:paragraph-rsid="0198c795" style:font-size-asian="18pt" style:font-size-complex="18pt"/>
    </style:style>
    <style:style style:name="P261" style:family="paragraph" style:parent-style-name="Standard">
      <style:text-properties fo:color="#000000" loext:opacity="100%" fo:font-size="18pt" style:text-underline-style="none" officeooo:rsid="0199d2b8" officeooo:paragraph-rsid="0199d2b8" style:font-size-asian="18pt" style:font-size-complex="18pt"/>
    </style:style>
    <style:style style:name="P262" style:family="paragraph" style:parent-style-name="Standard">
      <style:text-properties fo:color="#000000" loext:opacity="100%" fo:font-size="18pt" style:text-underline-style="none" officeooo:rsid="019ab2ef" officeooo:paragraph-rsid="019ab2ef" style:font-size-asian="18pt" style:font-size-complex="18pt"/>
    </style:style>
    <style:style style:name="P263" style:family="paragraph" style:parent-style-name="Standard">
      <style:text-properties fo:color="#000000" loext:opacity="100%" fo:font-size="18pt" style:text-underline-style="none" officeooo:rsid="019e4e67" officeooo:paragraph-rsid="019e4e67" style:font-size-asian="18pt" style:font-size-complex="18pt"/>
    </style:style>
    <style:style style:name="P264" style:family="paragraph" style:parent-style-name="Standard">
      <style:paragraph-properties>
        <style:tab-stops>
          <style:tab-stop style:position="1.4583in"/>
        </style:tab-stops>
      </style:paragraph-properties>
      <style:text-properties fo:color="#000000" loext:opacity="100%" fo:font-size="18pt" style:text-underline-style="none" officeooo:rsid="019f15fb" officeooo:paragraph-rsid="019f15fb" style:font-size-asian="18pt" style:font-size-complex="18pt"/>
    </style:style>
    <style:style style:name="P265" style:family="paragraph" style:parent-style-name="Standard">
      <style:paragraph-properties>
        <style:tab-stops>
          <style:tab-stop style:position="1.4583in"/>
        </style:tab-stops>
      </style:paragraph-properties>
      <style:text-properties fo:color="#000000" loext:opacity="100%" fo:font-size="18pt" style:text-underline-style="none" officeooo:rsid="01a59358" officeooo:paragraph-rsid="01a59358" style:font-size-asian="18pt" style:font-size-complex="18pt"/>
    </style:style>
    <style:style style:name="P266" style:family="paragraph" style:parent-style-name="Standard">
      <style:text-properties fo:color="#000000" loext:opacity="100%" fo:font-size="18pt" style:text-underline-style="none" officeooo:rsid="01bd5ca5" officeooo:paragraph-rsid="01bd5ca5" style:font-size-asian="18pt" style:font-size-complex="18pt"/>
    </style:style>
    <style:style style:name="P267" style:family="paragraph" style:parent-style-name="Standard">
      <style:text-properties fo:color="#000000" loext:opacity="100%" fo:font-size="18pt" style:text-underline-style="none" officeooo:rsid="01be1d71" officeooo:paragraph-rsid="01be1d71" style:font-size-asian="18pt" style:font-size-complex="18pt"/>
    </style:style>
    <style:style style:name="P268" style:family="paragraph" style:parent-style-name="Standard">
      <style:text-properties fo:color="#000000" loext:opacity="100%" fo:font-size="18pt" style:text-underline-style="none" officeooo:rsid="01c3dda6" officeooo:paragraph-rsid="01c3dda6" style:font-size-asian="18pt" style:font-size-complex="18pt"/>
    </style:style>
    <style:style style:name="P269" style:family="paragraph" style:parent-style-name="Standard">
      <style:text-properties fo:color="#000000" loext:opacity="100%" fo:font-size="18pt" style:text-underline-style="none" officeooo:rsid="01c3e76a" officeooo:paragraph-rsid="01c3e76a" style:font-size-asian="18pt" style:font-size-complex="18pt"/>
    </style:style>
    <style:style style:name="P270" style:family="paragraph" style:parent-style-name="Standard">
      <style:text-properties fo:color="#000000" loext:opacity="100%" fo:font-size="18pt" style:text-underline-style="none" officeooo:rsid="01c3e76a" officeooo:paragraph-rsid="01c59037" style:font-size-asian="18pt" style:font-size-complex="18pt"/>
    </style:style>
    <style:style style:name="P271" style:family="paragraph" style:parent-style-name="Standard">
      <style:text-properties fo:color="#000000" loext:opacity="100%" fo:font-size="18pt" style:text-underline-style="none" officeooo:rsid="01c97b65" officeooo:paragraph-rsid="01c97b65" style:font-size-asian="18pt" style:font-size-complex="18pt"/>
    </style:style>
    <style:style style:name="P272" style:family="paragraph" style:parent-style-name="Standard">
      <style:text-properties fo:color="#000000" loext:opacity="100%" fo:font-size="18pt" style:text-underline-style="none" officeooo:rsid="01caf1e5" officeooo:paragraph-rsid="01caf1e5" style:font-size-asian="18pt" style:font-size-complex="18pt"/>
    </style:style>
    <style:style style:name="P273" style:family="paragraph" style:parent-style-name="Standard">
      <style:text-properties fo:color="#000000" loext:opacity="100%" fo:font-size="18pt" style:text-underline-style="none" officeooo:rsid="01ccbb57" officeooo:paragraph-rsid="01ccbb57" style:font-size-asian="18pt" style:font-size-complex="18pt"/>
    </style:style>
    <style:style style:name="P274" style:family="paragraph" style:parent-style-name="Standard">
      <style:text-properties fo:color="#000000" loext:opacity="100%" fo:font-size="18pt" style:text-underline-style="none" officeooo:rsid="01ce683a" officeooo:paragraph-rsid="01ccbb57" style:font-size-asian="18pt" style:font-size-complex="18pt"/>
    </style:style>
    <style:style style:name="P275" style:family="paragraph" style:parent-style-name="Standard">
      <style:text-properties fo:color="#000000" loext:opacity="100%" fo:font-size="18pt" style:text-underline-style="none" officeooo:rsid="01ce683a" officeooo:paragraph-rsid="01ce683a" style:font-size-asian="18pt" style:font-size-complex="18pt"/>
    </style:style>
    <style:style style:name="P276" style:family="paragraph" style:parent-style-name="Standard">
      <style:text-properties fo:color="#000000" loext:opacity="100%" fo:font-size="18pt" style:text-underline-style="none" officeooo:rsid="01d1895a" officeooo:paragraph-rsid="01d1895a" style:font-size-asian="18pt" style:font-size-complex="18pt"/>
    </style:style>
    <style:style style:name="P277" style:family="paragraph" style:parent-style-name="Standard">
      <style:text-properties fo:color="#000000" loext:opacity="100%" fo:font-size="18pt" style:text-underline-style="none" officeooo:rsid="01d19489" officeooo:paragraph-rsid="01d1895a" style:font-size-asian="18pt" style:font-size-complex="18pt"/>
    </style:style>
    <style:style style:name="P278" style:family="paragraph" style:parent-style-name="Preformatted_20_Text">
      <style:text-properties officeooo:rsid="020ddf67" officeooo:paragraph-rsid="020ddf67"/>
    </style:style>
    <style:style style:name="P279" style:family="paragraph" style:parent-style-name="Standard">
      <style:text-properties fo:color="#ff0000" loext:opacity="100%" fo:font-size="18pt" style:text-underline-style="none" officeooo:rsid="0198c795" officeooo:paragraph-rsid="0198c795" style:font-size-asian="18pt" style:font-size-complex="18pt"/>
    </style:style>
    <style:style style:name="P280" style:family="paragraph" style:parent-style-name="Standard">
      <style:text-properties fo:color="#ff0000" loext:opacity="100%" fo:font-size="18pt" style:text-underline-style="none" officeooo:rsid="019ab2ef" officeooo:paragraph-rsid="019ab2ef" style:font-size-asian="18pt" style:font-size-complex="18pt"/>
    </style:style>
    <style:style style:name="P281" style:family="paragraph" style:parent-style-name="Standard">
      <style:text-properties fo:color="#ff0000" loext:opacity="100%" fo:font-size="18pt" style:text-underline-style="none" officeooo:rsid="019e4e67" officeooo:paragraph-rsid="019e4e67" style:font-size-asian="18pt" style:font-size-complex="18pt"/>
    </style:style>
    <style:style style:name="P282" style:family="paragraph" style:parent-style-name="Standard">
      <style:text-properties fo:color="#111111" loext:opacity="100%" fo:font-size="18pt" style:text-underline-style="none" officeooo:rsid="01a8d2a4" officeooo:paragraph-rsid="01a8d2a4" style:font-size-asian="18pt" style:font-size-complex="18pt"/>
    </style:style>
    <style:style style:name="P283" style:family="paragraph" style:parent-style-name="Standard">
      <style:text-properties fo:color="#111111" loext:opacity="100%" fo:font-size="18pt" style:text-underline-style="none" officeooo:rsid="01aa75fe" officeooo:paragraph-rsid="01aa75fe" style:font-size-asian="18pt" style:font-size-complex="18pt"/>
    </style:style>
    <style:style style:name="P284" style:family="paragraph" style:parent-style-name="Standard">
      <style:text-properties fo:color="#111111" loext:opacity="100%" fo:font-size="18pt" style:text-underline-style="none" officeooo:rsid="01ac39d4" officeooo:paragraph-rsid="01ac39d4" style:font-size-asian="18pt" style:font-size-complex="18pt"/>
    </style:style>
    <style:style style:name="P285" style:family="paragraph" style:parent-style-name="Standard">
      <style:text-properties fo:color="#111111" loext:opacity="100%" fo:font-size="18pt" style:text-underline-style="none" officeooo:rsid="01ac39d4" officeooo:paragraph-rsid="01ad32c3" style:font-size-asian="18pt" style:font-size-complex="18pt"/>
    </style:style>
    <style:style style:name="P286" style:family="paragraph" style:parent-style-name="Standard">
      <style:text-properties fo:color="#111111" loext:opacity="100%" fo:font-size="18pt" style:text-underline-style="none" officeooo:rsid="01ac39d4" officeooo:paragraph-rsid="01b49e64" style:font-size-asian="18pt" style:font-size-complex="18pt"/>
    </style:style>
    <style:style style:name="P287" style:family="paragraph" style:parent-style-name="Standard">
      <style:text-properties fo:color="#111111" loext:opacity="100%" fo:font-size="18pt" style:text-underline-style="none" officeooo:rsid="01ac39d4" officeooo:paragraph-rsid="01b6734b" style:font-size-asian="18pt" style:font-size-complex="18pt"/>
    </style:style>
    <style:style style:name="P288" style:family="paragraph" style:parent-style-name="Standard">
      <style:text-properties fo:color="#111111" loext:opacity="100%" fo:font-size="18pt" style:text-underline-style="none" officeooo:rsid="01ac39d4" officeooo:paragraph-rsid="01d4bce7" style:font-size-asian="18pt" style:font-size-complex="18pt"/>
    </style:style>
    <style:style style:name="P289" style:family="paragraph" style:parent-style-name="Standard">
      <style:text-properties fo:color="#111111" loext:opacity="100%" fo:font-size="18pt" style:text-underline-style="none" officeooo:rsid="01ac39d4" officeooo:paragraph-rsid="01d66e3f" style:font-size-asian="18pt" style:font-size-complex="18pt"/>
    </style:style>
    <style:style style:name="P290" style:family="paragraph" style:parent-style-name="Standard">
      <style:text-properties fo:color="#111111" loext:opacity="100%" fo:font-size="18pt" style:text-underline-style="none" officeooo:rsid="01ac39d4" officeooo:paragraph-rsid="01d9c3a1" style:font-size-asian="18pt" style:font-size-complex="18pt"/>
    </style:style>
    <style:style style:name="P291" style:family="paragraph" style:parent-style-name="Standard">
      <style:text-properties fo:color="#111111" loext:opacity="100%" fo:font-size="18pt" style:text-underline-style="none" officeooo:rsid="01ac39d4" officeooo:paragraph-rsid="01dbbf35" style:font-size-asian="18pt" style:font-size-complex="18pt"/>
    </style:style>
    <style:style style:name="P292" style:family="paragraph" style:parent-style-name="Standard">
      <style:text-properties fo:color="#111111" loext:opacity="100%" fo:font-size="18pt" style:text-underline-style="none" officeooo:rsid="01ac39d4" officeooo:paragraph-rsid="01dc5dc6" style:font-size-asian="18pt" style:font-size-complex="18pt"/>
    </style:style>
    <style:style style:name="P293" style:family="paragraph" style:parent-style-name="Standard">
      <style:text-properties fo:color="#111111" loext:opacity="100%" fo:font-size="18pt" style:text-underline-style="none" officeooo:rsid="01ac39d4" officeooo:paragraph-rsid="01e486cd" style:font-size-asian="18pt" style:font-size-complex="18pt"/>
    </style:style>
    <style:style style:name="P294" style:family="paragraph" style:parent-style-name="Standard">
      <style:text-properties fo:color="#111111" loext:opacity="100%" fo:font-size="18pt" style:text-underline-style="none" officeooo:rsid="01ac39d4" officeooo:paragraph-rsid="01ec5f49" style:font-size-asian="18pt" style:font-size-complex="18pt"/>
    </style:style>
    <style:style style:name="P295" style:family="paragraph" style:parent-style-name="Standard">
      <style:text-properties fo:color="#111111" loext:opacity="100%" fo:font-size="18pt" style:text-underline-style="none" officeooo:rsid="01ac39d4" officeooo:paragraph-rsid="01ee4241" style:font-size-asian="18pt" style:font-size-complex="18pt"/>
    </style:style>
    <style:style style:name="P296" style:family="paragraph" style:parent-style-name="Standard">
      <style:text-properties fo:color="#111111" loext:opacity="100%" fo:font-size="18pt" style:text-underline-style="none" officeooo:rsid="01b1a4f0" officeooo:paragraph-rsid="01b1a4f0" style:font-size-asian="18pt" style:font-size-complex="18pt"/>
    </style:style>
    <style:style style:name="P297" style:family="paragraph" style:parent-style-name="Standard">
      <style:text-properties fo:color="#111111" loext:opacity="100%" fo:font-size="18pt" style:text-underline-style="none" officeooo:rsid="01b2047b" officeooo:paragraph-rsid="01b2047b" style:font-size-asian="18pt" style:font-size-complex="18pt"/>
    </style:style>
    <style:style style:name="P298" style:family="paragraph" style:parent-style-name="Standard">
      <style:text-properties fo:color="#111111" loext:opacity="100%" fo:font-size="18pt" style:text-underline-style="none" officeooo:rsid="01b8a46e" officeooo:paragraph-rsid="01b8a46e" style:font-size-asian="18pt" style:font-size-complex="18pt"/>
    </style:style>
    <style:style style:name="P299" style:family="paragraph" style:parent-style-name="Standard">
      <style:text-properties fo:color="#111111" loext:opacity="100%" fo:font-size="18pt" style:text-underline-style="none" officeooo:rsid="01b934ce" officeooo:paragraph-rsid="01b934ce" style:font-size-asian="18pt" style:font-size-complex="18pt"/>
    </style:style>
    <style:style style:name="P300" style:family="paragraph" style:parent-style-name="Standard">
      <style:text-properties fo:color="#111111" loext:opacity="100%" fo:font-size="18pt" style:text-underline-style="none" officeooo:rsid="01bb1f8d" officeooo:paragraph-rsid="01bb1f8d" style:font-size-asian="18pt" style:font-size-complex="18pt"/>
    </style:style>
    <style:style style:name="P301" style:family="paragraph" style:parent-style-name="Standard">
      <style:text-properties fo:color="#111111" loext:opacity="100%" fo:font-size="18pt" style:text-underline-style="none" officeooo:rsid="01dedb12" officeooo:paragraph-rsid="01dedb12" style:font-size-asian="18pt" style:font-size-complex="18pt"/>
    </style:style>
    <style:style style:name="P302" style:family="paragraph" style:parent-style-name="Standard">
      <style:text-properties fo:color="#111111" loext:opacity="100%" fo:font-size="18pt" style:text-underline-style="none" officeooo:rsid="01df87f5" officeooo:paragraph-rsid="01df87f5" style:font-size-asian="18pt" style:font-size-complex="18pt"/>
    </style:style>
    <style:style style:name="P303" style:family="paragraph" style:parent-style-name="Standard">
      <style:text-properties fo:color="#111111" loext:opacity="100%" fo:font-size="18pt" style:text-underline-style="none" officeooo:rsid="01e3a701" officeooo:paragraph-rsid="01e3a701" style:font-size-asian="18pt" style:font-size-complex="18pt"/>
    </style:style>
    <style:style style:name="P304" style:family="paragraph" style:parent-style-name="Standard">
      <style:text-properties fo:color="#111111" loext:opacity="100%" fo:font-size="18pt" style:text-underline-style="none" officeooo:rsid="01f1bf6e" officeooo:paragraph-rsid="01f1bf6e" style:font-size-asian="18pt" style:font-size-complex="18pt"/>
    </style:style>
    <style:style style:name="P305" style:family="paragraph" style:parent-style-name="Standard">
      <style:text-properties fo:color="#111111" loext:opacity="100%" fo:font-size="18pt" style:text-underline-style="none" officeooo:rsid="01f22155" officeooo:paragraph-rsid="01f22155" style:font-size-asian="18pt" style:font-size-complex="18pt"/>
    </style:style>
    <style:style style:name="P306" style:family="paragraph" style:parent-style-name="Standard">
      <style:text-properties fo:color="#111111" loext:opacity="100%" fo:font-size="18pt" style:text-underline-style="none" officeooo:rsid="01f36e2e" officeooo:paragraph-rsid="01f36e2e" style:font-size-asian="18pt" style:font-size-complex="18pt"/>
    </style:style>
    <style:style style:name="P307" style:family="paragraph" style:parent-style-name="Standard">
      <style:text-properties fo:color="#111111" loext:opacity="100%" fo:font-size="18pt" style:text-underline-style="none" officeooo:rsid="01f3744e" officeooo:paragraph-rsid="01f3744e" style:font-size-asian="18pt" style:font-size-complex="18pt"/>
    </style:style>
    <style:style style:name="P308" style:family="paragraph" style:parent-style-name="Standard">
      <style:text-properties fo:color="#111111" loext:opacity="100%" fo:font-size="18pt" style:text-underline-style="none" officeooo:rsid="01f430cf" officeooo:paragraph-rsid="01f430cf" style:font-size-asian="18pt" style:font-size-complex="18pt"/>
    </style:style>
    <style:style style:name="P309" style:family="paragraph" style:parent-style-name="Standard">
      <style:text-properties fo:color="#111111" loext:opacity="100%" fo:font-size="18pt" style:text-underline-style="none" officeooo:rsid="01f6df6f" officeooo:paragraph-rsid="01f6df6f" style:font-size-asian="18pt" style:font-size-complex="18pt"/>
    </style:style>
    <style:style style:name="P310" style:family="paragraph" style:parent-style-name="Standard">
      <style:text-properties fo:color="#111111" loext:opacity="100%" fo:font-size="18pt" style:text-underline-style="none" officeooo:rsid="01f7763c" officeooo:paragraph-rsid="01f8e301" style:font-size-asian="18pt" style:font-size-complex="18pt"/>
    </style:style>
    <style:style style:name="P311" style:family="paragraph" style:parent-style-name="Standard">
      <style:text-properties fo:color="#111111" loext:opacity="100%" fo:font-size="18pt" style:text-underline-style="none" officeooo:rsid="01f930aa" officeooo:paragraph-rsid="01fa8e6c" style:font-size-asian="18pt" style:font-size-complex="18pt"/>
    </style:style>
    <style:style style:name="P312" style:family="paragraph" style:parent-style-name="Standard">
      <style:text-properties fo:color="#111111" loext:opacity="100%" fo:font-size="18pt" style:text-underline-style="none" officeooo:rsid="01faf192" officeooo:paragraph-rsid="01faf192" style:font-size-asian="18pt" style:font-size-complex="18pt"/>
    </style:style>
    <style:style style:name="P313" style:family="paragraph" style:parent-style-name="Standard">
      <style:text-properties fo:color="#111111" loext:opacity="100%" fo:font-size="18pt" style:text-underline-style="none" officeooo:rsid="01fb1c45" officeooo:paragraph-rsid="01fb1c45" style:font-size-asian="18pt" style:font-size-complex="18pt"/>
    </style:style>
    <style:style style:name="P314" style:family="paragraph" style:parent-style-name="Standard">
      <style:text-properties fo:color="#111111" loext:opacity="100%" fo:font-size="18pt" style:text-underline-style="none" officeooo:rsid="01fbbaab" officeooo:paragraph-rsid="01fbbaab" style:font-size-asian="18pt" style:font-size-complex="18pt"/>
    </style:style>
    <style:style style:name="P315" style:family="paragraph" style:parent-style-name="Standard">
      <style:text-properties fo:color="#111111" loext:opacity="100%" fo:font-size="18pt" style:text-underline-style="none" officeooo:rsid="01fbc8b0" officeooo:paragraph-rsid="01fbc8b0" style:font-size-asian="18pt" style:font-size-complex="18pt"/>
    </style:style>
    <style:style style:name="P316" style:family="paragraph" style:parent-style-name="Standard">
      <style:text-properties fo:color="#111111" loext:opacity="100%" fo:font-size="18pt" style:text-underline-style="none" officeooo:rsid="01fe8a6e" officeooo:paragraph-rsid="01fe8a6e" style:font-size-asian="18pt" style:font-size-complex="18pt"/>
    </style:style>
    <style:style style:name="P317" style:family="paragraph" style:parent-style-name="Standard">
      <style:text-properties fo:color="#111111" loext:opacity="100%" fo:font-size="18pt" style:text-underline-style="none" officeooo:rsid="01fea2da" officeooo:paragraph-rsid="01fea2da" style:font-size-asian="18pt" style:font-size-complex="18pt"/>
    </style:style>
    <style:style style:name="P318" style:family="paragraph" style:parent-style-name="Standard">
      <style:text-properties fo:color="#111111" loext:opacity="100%" fo:font-size="18pt" style:text-underline-style="none" officeooo:rsid="01fea2da" officeooo:paragraph-rsid="0200351a" style:font-size-asian="18pt" style:font-size-complex="18pt"/>
    </style:style>
    <style:style style:name="P319" style:family="paragraph" style:parent-style-name="Standard">
      <style:text-properties fo:color="#111111" loext:opacity="100%" fo:font-size="18pt" style:text-underline-style="none" officeooo:rsid="020fda7d" officeooo:paragraph-rsid="02118702" style:font-size-asian="18pt" style:font-size-complex="18pt"/>
    </style:style>
    <style:style style:name="P320" style:family="paragraph" style:parent-style-name="Standard">
      <style:text-properties fo:color="#111111" loext:opacity="100%" fo:font-size="18pt" style:text-underline-style="none" officeooo:rsid="0211da18" officeooo:paragraph-rsid="0211da18" style:font-size-asian="18pt" style:font-size-complex="18pt"/>
    </style:style>
    <style:style style:name="P321" style:family="paragraph" style:parent-style-name="Standard">
      <style:text-properties fo:color="#111111" loext:opacity="100%" fo:font-size="18pt" style:text-underline-style="none" officeooo:rsid="02134f28" officeooo:paragraph-rsid="02134f28" style:font-size-asian="18pt" style:font-size-complex="18pt"/>
    </style:style>
    <style:style style:name="P322" style:family="paragraph" style:parent-style-name="Standard">
      <style:text-properties fo:color="#111111" loext:opacity="100%" fo:font-size="18pt" style:text-underline-style="none" officeooo:rsid="0219cca5" officeooo:paragraph-rsid="0219cca5" style:font-size-asian="18pt" style:font-size-complex="18pt"/>
    </style:style>
    <style:style style:name="P323" style:family="paragraph" style:parent-style-name="Standard">
      <style:text-properties fo:color="#111111" loext:opacity="100%" fo:font-size="18pt" style:text-underline-style="none" officeooo:rsid="021a1b16" officeooo:paragraph-rsid="021a1b16" style:font-size-asian="18pt" style:font-size-complex="18pt"/>
    </style:style>
    <style:style style:name="P324" style:family="paragraph" style:parent-style-name="Standard">
      <style:text-properties fo:color="#111111" loext:opacity="100%" fo:font-size="18pt" style:text-underline-style="none" officeooo:rsid="021dc16d" officeooo:paragraph-rsid="021dc16d" style:font-size-asian="18pt" style:font-size-complex="18pt"/>
    </style:style>
    <style:style style:name="P325" style:family="paragraph" style:parent-style-name="Standard">
      <style:text-properties fo:color="#111111" loext:opacity="100%" fo:font-size="18pt" style:text-underline-style="none" officeooo:rsid="021f454e" officeooo:paragraph-rsid="021f454e" style:font-size-asian="18pt" style:font-size-complex="18pt"/>
    </style:style>
    <style:style style:name="P326" style:family="paragraph" style:parent-style-name="Standard">
      <style:text-properties fo:color="#111111" loext:opacity="100%" fo:font-size="18pt" style:text-underline-style="none" officeooo:rsid="0221d520" officeooo:paragraph-rsid="02246bda" style:font-size-asian="18pt" style:font-size-complex="18pt"/>
    </style:style>
    <style:style style:name="P327" style:family="paragraph" style:parent-style-name="Standard">
      <style:text-properties fo:color="#111111" loext:opacity="100%" fo:font-size="18pt" style:text-underline-style="none" officeooo:rsid="0221d520" officeooo:paragraph-rsid="0228abef" style:font-size-asian="18pt" style:font-size-complex="18pt"/>
    </style:style>
    <style:style style:name="P328" style:family="paragraph" style:parent-style-name="Standard">
      <style:text-properties fo:color="#111111" loext:opacity="100%" fo:font-size="18pt" style:text-underline-style="none" officeooo:rsid="02118702" officeooo:paragraph-rsid="02118702" style:font-size-asian="18pt" style:font-size-complex="18pt"/>
    </style:style>
    <style:style style:name="P329" style:family="paragraph" style:parent-style-name="Standard">
      <style:text-properties fo:color="#111111" loext:opacity="100%" fo:font-size="18pt" style:text-underline-style="none" officeooo:rsid="02246bda" officeooo:paragraph-rsid="0228abef" style:font-size-asian="18pt" style:font-size-complex="18pt"/>
    </style:style>
    <style:style style:name="P330" style:family="paragraph" style:parent-style-name="Standard">
      <style:text-properties fo:color="#000000" loext:opacity="100%" fo:font-size="18pt" style:text-underline-style="none" officeooo:rsid="022d2744" officeooo:paragraph-rsid="022d2744" style:font-size-asian="18pt" style:font-size-complex="18pt"/>
    </style:style>
    <style:style style:name="P331" style:family="paragraph" style:parent-style-name="Standard">
      <style:text-properties fo:color="#000000" loext:opacity="100%" fo:font-size="18pt" style:text-underline-style="none" officeooo:rsid="022e8d6c" officeooo:paragraph-rsid="022e8d6c" style:font-size-asian="18pt" style:font-size-complex="18pt"/>
    </style:style>
    <style:style style:name="P332" style:family="paragraph" style:parent-style-name="Standard">
      <style:text-properties fo:color="#000000" loext:opacity="100%" fo:font-size="18pt" style:text-underline-style="none" officeooo:rsid="0233304e" officeooo:paragraph-rsid="0233304e" style:font-size-asian="18pt" style:font-size-complex="18pt"/>
    </style:style>
    <style:style style:name="P333" style:family="paragraph" style:parent-style-name="Standard">
      <style:text-properties fo:color="#000000" loext:opacity="100%" fo:font-size="18pt" style:text-underline-style="none" officeooo:rsid="0234463d" officeooo:paragraph-rsid="0234463d" style:font-size-asian="18pt" style:font-size-complex="18pt"/>
    </style:style>
    <style:style style:name="P334" style:family="paragraph" style:parent-style-name="Standard">
      <style:text-properties fo:color="#000000" loext:opacity="100%" fo:font-size="18pt" style:text-underline-style="none" officeooo:rsid="0237232f" officeooo:paragraph-rsid="0237232f" style:font-size-asian="18pt" style:font-size-complex="18pt"/>
    </style:style>
    <style:style style:name="P335" style:family="paragraph" style:parent-style-name="Standard">
      <style:text-properties fo:color="#000000" loext:opacity="100%" fo:font-size="18pt" style:text-underline-style="none" officeooo:rsid="02391237" officeooo:paragraph-rsid="02391237" style:font-size-asian="18pt" style:font-size-complex="18pt"/>
    </style:style>
    <style:style style:name="P336" style:family="paragraph" style:parent-style-name="Standard">
      <style:text-properties fo:color="#000000" loext:opacity="100%" fo:font-size="18pt" style:text-underline-style="none" officeooo:rsid="023a0f5c" officeooo:paragraph-rsid="023a0f5c" style:font-size-asian="18pt" style:font-size-complex="18pt"/>
    </style:style>
    <style:style style:name="P337" style:family="paragraph" style:parent-style-name="Standard">
      <style:text-properties fo:color="#000000" loext:opacity="100%" fo:font-size="18pt" style:text-underline-style="none" officeooo:rsid="023c021b" officeooo:paragraph-rsid="023c021b" style:font-size-asian="18pt" style:font-size-complex="18pt"/>
    </style:style>
    <style:style style:name="P338" style:family="paragraph" style:parent-style-name="Standard">
      <style:text-properties fo:color="#000000" loext:opacity="100%" fo:font-size="18pt" style:text-underline-style="none" officeooo:rsid="023c80cf" officeooo:paragraph-rsid="023c80cf" style:font-size-asian="18pt" style:font-size-complex="18pt"/>
    </style:style>
    <style:style style:name="P339" style:family="paragraph" style:parent-style-name="Standard">
      <style:text-properties fo:color="#000000" loext:opacity="100%" fo:font-size="18pt" style:text-underline-style="none" officeooo:rsid="023f5949" officeooo:paragraph-rsid="023f5949" style:font-size-asian="18pt" style:font-size-complex="18pt"/>
    </style:style>
    <style:style style:name="P340" style:family="paragraph" style:parent-style-name="Standard">
      <style:text-properties fo:color="#000000" loext:opacity="100%" fo:font-size="18pt" style:text-underline-style="none" officeooo:rsid="0242a919" officeooo:paragraph-rsid="0242a919" style:font-size-asian="18pt" style:font-size-complex="18pt"/>
    </style:style>
    <style:style style:name="P341" style:family="paragraph" style:parent-style-name="Standard">
      <style:text-properties fo:color="#000000" loext:opacity="100%" fo:font-size="18pt" style:text-underline-style="none" officeooo:rsid="024526c2" officeooo:paragraph-rsid="024526c2" style:font-size-asian="18pt" style:font-size-complex="18pt"/>
    </style:style>
    <style:style style:name="P342" style:family="paragraph" style:parent-style-name="Standard">
      <style:text-properties fo:color="#000000" loext:opacity="100%" fo:font-size="18pt" style:text-underline-style="none" officeooo:rsid="0246d73e" officeooo:paragraph-rsid="0246d73e" style:font-size-asian="18pt" style:font-size-complex="18pt"/>
    </style:style>
    <style:style style:name="P343" style:family="paragraph" style:parent-style-name="Standard">
      <style:text-properties fo:color="#000000" loext:opacity="100%" fo:font-size="18pt" style:text-underline-style="none" officeooo:rsid="024763e3" officeooo:paragraph-rsid="024763e3" style:font-size-asian="18pt" style:font-size-complex="18pt"/>
    </style:style>
    <style:style style:name="P344" style:family="paragraph" style:parent-style-name="Standard">
      <style:text-properties fo:color="#000000" loext:opacity="100%" fo:font-size="18pt" style:text-underline-style="none" officeooo:rsid="024809f9" officeooo:paragraph-rsid="024809f9" style:font-size-asian="18pt" style:font-size-complex="18pt"/>
    </style:style>
    <style:style style:name="P345" style:family="paragraph" style:parent-style-name="Standard">
      <style:text-properties fo:color="#000000" loext:opacity="100%" fo:font-size="18pt" style:text-underline-style="none" officeooo:rsid="024962ab" officeooo:paragraph-rsid="024962ab" style:font-size-asian="18pt" style:font-size-complex="18pt"/>
    </style:style>
    <style:style style:name="P346" style:family="paragraph" style:parent-style-name="Standard">
      <style:text-properties fo:color="#000000" loext:opacity="100%" fo:font-size="18pt" style:text-underline-style="none" officeooo:rsid="0249f675" officeooo:paragraph-rsid="0249f675" style:font-size-asian="18pt" style:font-size-complex="18pt"/>
    </style:style>
    <style:style style:name="P347" style:family="paragraph" style:parent-style-name="Standard">
      <style:text-properties fo:color="#000000" loext:opacity="100%" fo:font-size="18pt" style:text-underline-style="none" officeooo:rsid="024ab24a" officeooo:paragraph-rsid="024ab24a" style:font-size-asian="18pt" style:font-size-complex="18pt"/>
    </style:style>
    <style:style style:name="P348" style:family="paragraph" style:parent-style-name="Standard">
      <style:text-properties fo:color="#000000" loext:opacity="100%" fo:font-size="18pt" style:text-underline-style="none" officeooo:rsid="024b95ba" officeooo:paragraph-rsid="024b95ba" style:font-size-asian="18pt" style:font-size-complex="18pt"/>
    </style:style>
    <style:style style:name="P349" style:family="paragraph" style:parent-style-name="Standard">
      <style:text-properties fo:color="#c9211e" loext:opacity="100%" fo:font-size="18pt" style:text-underline-style="none" officeooo:rsid="022cc377" officeooo:paragraph-rsid="022cc377" style:font-size-asian="18pt" style:font-size-complex="18pt"/>
    </style:style>
    <style:style style:name="P350" style:family="paragraph" style:parent-style-name="Standard">
      <style:text-properties fo:color="#c9211e" loext:opacity="100%" fo:font-size="18pt" style:text-underline-style="none" officeooo:rsid="022d252b" officeooo:paragraph-rsid="022d252b" style:font-size-asian="18pt" style:font-size-complex="18pt"/>
    </style:style>
    <style:style style:name="P351" style:family="paragraph" style:parent-style-name="Standard">
      <style:text-properties fo:color="#c9211e" loext:opacity="100%" fo:font-size="18pt" style:text-underline-style="none" officeooo:rsid="0237232f" officeooo:paragraph-rsid="0237232f" style:font-size-asian="18pt" style:font-size-complex="18pt"/>
    </style:style>
    <style:style style:name="P352" style:family="paragraph" style:parent-style-name="Standard">
      <style:text-properties fo:color="#c9211e" loext:opacity="100%" fo:font-size="18pt" style:text-underline-style="none" officeooo:rsid="0238cc02" officeooo:paragraph-rsid="0238cc02" style:font-size-asian="18pt" style:font-size-complex="18pt"/>
    </style:style>
    <style:style style:name="P353" style:family="paragraph" style:parent-style-name="Standard">
      <style:text-properties fo:color="#c9211e" loext:opacity="100%" fo:font-size="18pt" style:text-underline-style="none" officeooo:rsid="0242a919" officeooo:paragraph-rsid="0242a919" style:font-size-asian="18pt" style:font-size-complex="18pt"/>
    </style:style>
    <style:style style:name="P354" style:family="paragraph" style:parent-style-name="Standard">
      <style:text-properties fo:color="#c9211e" loext:opacity="100%" fo:font-size="18pt" style:text-underline-style="none" officeooo:rsid="024763e3" officeooo:paragraph-rsid="024763e3" style:font-size-asian="18pt" style:font-size-complex="18pt"/>
    </style:style>
    <style:style style:name="P355" style:family="paragraph" style:parent-style-name="Standard">
      <style:text-properties fo:color="#c9211e" loext:opacity="100%" fo:font-size="18pt" style:text-underline-style="none" officeooo:rsid="024809f9" officeooo:paragraph-rsid="024809f9" style:font-size-asian="18pt" style:font-size-complex="18pt"/>
    </style:style>
    <style:style style:name="P356" style:family="paragraph" style:parent-style-name="Standard">
      <style:text-properties fo:color="#c9211e" loext:opacity="100%" fo:font-size="18pt" style:text-underline-style="none" officeooo:rsid="024b95ba" officeooo:paragraph-rsid="024b95ba" style:font-size-asian="18pt" style:font-size-complex="18pt"/>
    </style:style>
    <style:style style:name="T1" style:family="text">
      <style:text-properties officeooo:rsid="000c1411"/>
    </style:style>
    <style:style style:name="T2" style:family="text">
      <style:text-properties officeooo:rsid="000c4b66"/>
    </style:style>
    <style:style style:name="T3" style:family="text">
      <style:text-properties officeooo:rsid="0016fab3"/>
    </style:style>
    <style:style style:name="T4" style:family="text">
      <style:text-properties officeooo:rsid="0017a553"/>
    </style:style>
    <style:style style:name="T5" style:family="text">
      <style:text-properties officeooo:rsid="00199654"/>
    </style:style>
    <style:style style:name="T6" style:family="text">
      <style:text-properties officeooo:rsid="0049b40e"/>
    </style:style>
    <style:style style:name="T7" style:family="text">
      <style:text-properties officeooo:rsid="004ebe35"/>
    </style:style>
    <style:style style:name="T8" style:family="text">
      <style:text-properties officeooo:rsid="0055d0c9"/>
    </style:style>
    <style:style style:name="T9" style:family="text">
      <style:text-properties officeooo:rsid="005edd25"/>
    </style:style>
    <style:style style:name="T10" style:family="text">
      <style:text-properties officeooo:rsid="0061119c"/>
    </style:style>
    <style:style style:name="T11" style:family="text">
      <style:text-properties officeooo:rsid="0071e88d"/>
    </style:style>
    <style:style style:name="T12" style:family="text">
      <style:text-properties officeooo:rsid="0075de09"/>
    </style:style>
    <style:style style:name="T13" style:family="text">
      <style:text-properties officeooo:rsid="00761ffc"/>
    </style:style>
    <style:style style:name="T14" style:family="text">
      <style:text-properties officeooo:rsid="0076274f"/>
    </style:style>
    <style:style style:name="T15" style:family="text">
      <style:text-properties officeooo:rsid="007639d6"/>
    </style:style>
    <style:style style:name="T16" style:family="text">
      <style:text-properties officeooo:rsid="0076714e"/>
    </style:style>
    <style:style style:name="T17" style:family="text">
      <style:text-properties officeooo:rsid="0077729f"/>
    </style:style>
    <style:style style:name="T18" style:family="text">
      <style:text-properties officeooo:rsid="0078b83d"/>
    </style:style>
    <style:style style:name="T19" style:family="text">
      <style:text-properties officeooo:rsid="007c5016"/>
    </style:style>
    <style:style style:name="T20" style:family="text">
      <style:text-properties officeooo:rsid="00830886"/>
    </style:style>
    <style:style style:name="T21" style:family="text">
      <style:text-properties officeooo:rsid="00839840"/>
    </style:style>
    <style:style style:name="T22" style:family="text">
      <style:text-properties officeooo:rsid="00842141"/>
    </style:style>
    <style:style style:name="T23" style:family="text">
      <style:text-properties officeooo:rsid="0087cdad"/>
    </style:style>
    <style:style style:name="T24" style:family="text">
      <style:text-properties officeooo:rsid="008b98b2"/>
    </style:style>
    <style:style style:name="T25" style:family="text">
      <style:text-properties officeooo:rsid="008cbb74"/>
    </style:style>
    <style:style style:name="T26" style:family="text">
      <style:text-properties officeooo:rsid="00916522"/>
    </style:style>
    <style:style style:name="T27" style:family="text">
      <style:text-properties officeooo:rsid="009378a2"/>
    </style:style>
    <style:style style:name="T28" style:family="text">
      <style:text-properties officeooo:rsid="0093dc0a"/>
    </style:style>
    <style:style style:name="T29" style:family="text">
      <style:text-properties officeooo:rsid="009635f3"/>
    </style:style>
    <style:style style:name="T30" style:family="text">
      <style:text-properties officeooo:rsid="00974b3d"/>
    </style:style>
    <style:style style:name="T31" style:family="text">
      <style:text-properties officeooo:rsid="0098333f"/>
    </style:style>
    <style:style style:name="T32" style:family="text">
      <style:text-properties officeooo:rsid="00997abd"/>
    </style:style>
    <style:style style:name="T33" style:family="text">
      <style:text-properties officeooo:rsid="00a0b56b"/>
    </style:style>
    <style:style style:name="T34" style:family="text">
      <style:text-properties fo:color="#000000" loext:opacity="100%"/>
    </style:style>
    <style:style style:name="T35" style:family="text">
      <style:text-properties fo:color="#000000" loext:opacity="100%" officeooo:rsid="00a7e3ab"/>
    </style:style>
    <style:style style:name="T36" style:family="text">
      <style:text-properties fo:color="#000000" loext:opacity="100%" officeooo:rsid="00a96985"/>
    </style:style>
    <style:style style:name="T37" style:family="text">
      <style:text-properties fo:color="#000000" loext:opacity="100%" officeooo:rsid="00c671ff"/>
    </style:style>
    <style:style style:name="T38" style:family="text">
      <style:text-properties fo:color="#000000" loext:opacity="100%" officeooo:rsid="01620e01"/>
    </style:style>
    <style:style style:name="T39" style:family="text">
      <style:text-properties fo:color="#000000" loext:opacity="100%" officeooo:rsid="0163d7cd"/>
    </style:style>
    <style:style style:name="T40" style:family="text">
      <style:text-properties fo:color="#000000" loext:opacity="100%" officeooo:rsid="0161e0cd"/>
    </style:style>
    <style:style style:name="T41" style:family="text">
      <style:text-properties fo:color="#000000" loext:opacity="100%" officeooo:rsid="015e9e1a"/>
    </style:style>
    <style:style style:name="T42" style:family="text">
      <style:text-properties fo:color="#000000" loext:opacity="100%" officeooo:rsid="015d0c56"/>
    </style:style>
    <style:style style:name="T43" style:family="text">
      <style:text-properties fo:color="#000000" loext:opacity="100%" officeooo:rsid="01585c08"/>
    </style:style>
    <style:style style:name="T44" style:family="text">
      <style:text-properties fo:color="#000000" loext:opacity="100%" officeooo:rsid="015165b9"/>
    </style:style>
    <style:style style:name="T45" style:family="text">
      <style:text-properties fo:color="#000000" loext:opacity="100%" officeooo:rsid="01532059"/>
    </style:style>
    <style:style style:name="T46" style:family="text">
      <style:text-properties fo:color="#000000" loext:opacity="100%" officeooo:rsid="01555b62"/>
    </style:style>
    <style:style style:name="T47" style:family="text">
      <style:text-properties fo:color="#000000" loext:opacity="100%" officeooo:rsid="01762e0c"/>
    </style:style>
    <style:style style:name="T48" style:family="text">
      <style:text-properties fo:color="#000000" loext:opacity="100%" officeooo:rsid="0178beb6"/>
    </style:style>
    <style:style style:name="T49" style:family="text">
      <style:text-properties fo:color="#000000" loext:opacity="100%" officeooo:rsid="017d2c70"/>
    </style:style>
    <style:style style:name="T50" style:family="text">
      <style:text-properties fo:color="#000000" loext:opacity="100%" officeooo:rsid="01852c5b"/>
    </style:style>
    <style:style style:name="T51" style:family="text">
      <style:text-properties fo:color="#000000" loext:opacity="100%" officeooo:rsid="01880d8f"/>
    </style:style>
    <style:style style:name="T52" style:family="text">
      <style:text-properties officeooo:rsid="00ac61ea"/>
    </style:style>
    <style:style style:name="T53" style:family="text">
      <style:text-properties officeooo:rsid="00adbc08"/>
    </style:style>
    <style:style style:name="T54" style:family="text">
      <style:text-properties officeooo:rsid="00b0fdb8"/>
    </style:style>
    <style:style style:name="T55" style:family="text">
      <style:text-properties officeooo:rsid="00b453c4"/>
    </style:style>
    <style:style style:name="T56" style:family="text">
      <style:text-properties style:text-position="super 58%" officeooo:rsid="00b453c4"/>
    </style:style>
    <style:style style:name="T57" style:family="text">
      <style:text-properties style:text-position="0% 100%" officeooo:rsid="00b453c4"/>
    </style:style>
    <style:style style:name="T58" style:family="text">
      <style:text-properties officeooo:rsid="00bdc9ca"/>
    </style:style>
    <style:style style:name="T59" style:family="text">
      <style:text-properties officeooo:rsid="00c092cd"/>
    </style:style>
    <style:style style:name="T60" style:family="text">
      <style:text-properties officeooo:rsid="00c2051a"/>
    </style:style>
    <style:style style:name="T61" style:family="text">
      <style:text-properties officeooo:rsid="00c3d7b1"/>
    </style:style>
    <style:style style:name="T62" style:family="text">
      <style:text-properties officeooo:rsid="00c5c51a"/>
    </style:style>
    <style:style style:name="T63" style:family="text">
      <style:text-properties officeooo:rsid="00c671ff"/>
    </style:style>
    <style:style style:name="T64" style:family="text">
      <style:text-properties officeooo:rsid="00c99fda"/>
    </style:style>
    <style:style style:name="T65" style:family="text">
      <style:text-properties officeooo:rsid="00cc4023"/>
    </style:style>
    <style:style style:name="T66" style:family="text">
      <style:text-properties officeooo:rsid="00cd7122"/>
    </style:style>
    <style:style style:name="T67" style:family="text">
      <style:text-properties officeooo:rsid="00cf68bf"/>
    </style:style>
    <style:style style:name="T68" style:family="text">
      <style:text-properties officeooo:rsid="00d05d14"/>
    </style:style>
    <style:style style:name="T69" style:family="text">
      <style:text-properties officeooo:rsid="00d0ed42"/>
    </style:style>
    <style:style style:name="T70" style:family="text">
      <style:text-properties officeooo:rsid="00d7ef6b"/>
    </style:style>
    <style:style style:name="T71" style:family="text">
      <style:text-properties officeooo:rsid="00d9d047"/>
    </style:style>
    <style:style style:name="T72" style:family="text">
      <style:text-properties officeooo:rsid="00dfa63c"/>
    </style:style>
    <style:style style:name="T73" style:family="text">
      <style:text-properties officeooo:rsid="00e4cf5d"/>
    </style:style>
    <style:style style:name="T74" style:family="text">
      <style:text-properties officeooo:rsid="00e63b38"/>
    </style:style>
    <style:style style:name="T75" style:family="text">
      <style:text-properties officeooo:rsid="00e7b89f"/>
    </style:style>
    <style:style style:name="T76" style:family="text">
      <style:text-properties officeooo:rsid="00ebd626"/>
    </style:style>
    <style:style style:name="T77" style:family="text">
      <style:text-properties officeooo:rsid="00ef433a"/>
    </style:style>
    <style:style style:name="T78" style:family="text">
      <style:text-properties officeooo:rsid="00f341fd"/>
    </style:style>
    <style:style style:name="T79" style:family="text">
      <style:text-properties officeooo:rsid="00f407d5"/>
    </style:style>
    <style:style style:name="T80" style:family="text">
      <style:text-properties officeooo:rsid="00f58f93"/>
    </style:style>
    <style:style style:name="T81" style:family="text">
      <style:text-properties officeooo:rsid="00f5c39e"/>
    </style:style>
    <style:style style:name="T82" style:family="text">
      <style:text-properties officeooo:rsid="00f9d618"/>
    </style:style>
    <style:style style:name="T83" style:family="text">
      <style:text-properties officeooo:rsid="00fb4687"/>
    </style:style>
    <style:style style:name="T84" style:family="text">
      <style:text-properties officeooo:rsid="00fc9d81"/>
    </style:style>
    <style:style style:name="T85" style:family="text">
      <style:text-properties officeooo:rsid="00fde965"/>
    </style:style>
    <style:style style:name="T86" style:family="text">
      <style:text-properties officeooo:rsid="010482cf"/>
    </style:style>
    <style:style style:name="T87" style:family="text">
      <style:text-properties officeooo:rsid="0104b9d9"/>
    </style:style>
    <style:style style:name="T88" style:family="text">
      <style:text-properties officeooo:rsid="0107f80b"/>
    </style:style>
    <style:style style:name="T89" style:family="text">
      <style:text-properties officeooo:rsid="01092131"/>
    </style:style>
    <style:style style:name="T90" style:family="text">
      <style:text-properties officeooo:rsid="01132621"/>
    </style:style>
    <style:style style:name="T91" style:family="text">
      <style:text-properties officeooo:rsid="011356ec"/>
    </style:style>
    <style:style style:name="T92" style:family="text">
      <style:text-properties officeooo:rsid="0118869b"/>
    </style:style>
    <style:style style:name="T93" style:family="text">
      <style:text-properties officeooo:rsid="011a8010"/>
    </style:style>
    <style:style style:name="T94" style:family="text">
      <style:text-properties officeooo:rsid="011e3d77"/>
    </style:style>
    <style:style style:name="T95" style:family="text">
      <style:text-properties officeooo:rsid="011e41f6"/>
    </style:style>
    <style:style style:name="T96" style:family="text">
      <style:text-properties officeooo:rsid="011efc25"/>
    </style:style>
    <style:style style:name="T97" style:family="text">
      <style:text-properties officeooo:rsid="0120356d"/>
    </style:style>
    <style:style style:name="T98" style:family="text">
      <style:text-properties officeooo:rsid="01244398"/>
    </style:style>
    <style:style style:name="T99" style:family="text">
      <style:text-properties officeooo:rsid="0126a334"/>
    </style:style>
    <style:style style:name="T100" style:family="text">
      <style:text-properties officeooo:rsid="0127213f"/>
    </style:style>
    <style:style style:name="T101" style:family="text">
      <style:text-properties officeooo:rsid="01288364"/>
    </style:style>
    <style:style style:name="T102" style:family="text">
      <style:text-properties officeooo:rsid="012a443f"/>
    </style:style>
    <style:style style:name="T103" style:family="text">
      <style:text-properties officeooo:rsid="012bcc79"/>
    </style:style>
    <style:style style:name="T104" style:family="text">
      <style:text-properties officeooo:rsid="012c2b2d"/>
    </style:style>
    <style:style style:name="T105" style:family="text">
      <style:text-properties officeooo:rsid="012e73ac"/>
    </style:style>
    <style:style style:name="T106" style:family="text">
      <style:text-properties officeooo:rsid="012f6389"/>
    </style:style>
    <style:style style:name="T107" style:family="text">
      <style:text-properties officeooo:rsid="013021dc"/>
    </style:style>
    <style:style style:name="T108" style:family="text">
      <style:text-properties officeooo:rsid="013212b4"/>
    </style:style>
    <style:style style:name="T109" style:family="text">
      <style:text-properties officeooo:rsid="01326490"/>
    </style:style>
    <style:style style:name="T110" style:family="text">
      <style:text-properties officeooo:rsid="0139c497"/>
    </style:style>
    <style:style style:name="T111" style:family="text">
      <style:text-properties officeooo:rsid="015b2d12"/>
    </style:style>
    <style:style style:name="T112" style:family="text">
      <style:text-properties officeooo:rsid="0169c81b"/>
    </style:style>
    <style:style style:name="T113" style:family="text">
      <style:text-properties officeooo:rsid="016d4400"/>
    </style:style>
    <style:style style:name="T114" style:family="text">
      <style:text-properties officeooo:rsid="016ed0a8"/>
    </style:style>
    <style:style style:name="T115" style:family="text">
      <style:text-properties officeooo:rsid="016ff7b3"/>
    </style:style>
    <style:style style:name="T116" style:family="text">
      <style:text-properties officeooo:rsid="0171e968"/>
    </style:style>
    <style:style style:name="T117" style:family="text">
      <style:text-properties officeooo:rsid="01762e0c"/>
    </style:style>
    <style:style style:name="T118" style:family="text">
      <style:text-properties officeooo:rsid="0178beb6"/>
    </style:style>
    <style:style style:name="T119" style:family="text">
      <style:text-properties officeooo:rsid="017b51ab"/>
    </style:style>
    <style:style style:name="T120" style:family="text">
      <style:text-properties officeooo:rsid="017d2c70"/>
    </style:style>
    <style:style style:name="T121" style:family="text">
      <style:text-properties officeooo:rsid="017f3f6d"/>
    </style:style>
    <style:style style:name="T122" style:family="text">
      <style:text-properties officeooo:rsid="0181b36a"/>
    </style:style>
    <style:style style:name="T123" style:family="text">
      <style:text-properties officeooo:rsid="01875069"/>
    </style:style>
    <style:style style:name="T124" style:family="text">
      <style:text-properties officeooo:rsid="018e3c1f"/>
    </style:style>
    <style:style style:name="T125" style:family="text">
      <style:text-properties officeooo:rsid="01903906"/>
    </style:style>
    <style:style style:name="T126" style:family="text">
      <style:text-properties officeooo:rsid="0191ecdd"/>
    </style:style>
    <style:style style:name="T127" style:family="text">
      <style:text-properties officeooo:rsid="0192050a"/>
    </style:style>
    <style:style style:name="T128" style:family="text">
      <style:text-properties officeooo:rsid="019394cb"/>
    </style:style>
    <style:style style:name="T129" style:family="text">
      <style:text-properties officeooo:rsid="01a0becf"/>
    </style:style>
    <style:style style:name="T130" style:family="text">
      <style:text-properties officeooo:rsid="01a2aa02"/>
    </style:style>
    <style:style style:name="T131" style:family="text">
      <style:text-properties officeooo:rsid="01a47111"/>
    </style:style>
    <style:style style:name="T132" style:family="text">
      <style:text-properties fo:color="#c9211e" loext:opacity="100%"/>
    </style:style>
    <style:style style:name="T133" style:family="text">
      <style:text-properties fo:color="#c9211e" loext:opacity="100%" fo:font-weight="normal" officeooo:rsid="02118702" style:font-weight-asian="normal" style:font-weight-complex="normal"/>
    </style:style>
    <style:style style:name="T134" style:family="text">
      <style:text-properties fo:color="#c9211e" loext:opacity="100%" officeooo:rsid="022206f4"/>
    </style:style>
    <style:style style:name="T135" style:family="text">
      <style:text-properties fo:color="#c9211e" loext:opacity="100%" officeooo:rsid="0225dfeb"/>
    </style:style>
    <style:style style:name="T136" style:family="text">
      <style:text-properties officeooo:rsid="01ad32c3"/>
    </style:style>
    <style:style style:name="T137" style:family="text">
      <style:text-properties officeooo:rsid="01adcf07"/>
    </style:style>
    <style:style style:name="T138" style:family="text">
      <style:text-properties officeooo:rsid="01af78a8"/>
    </style:style>
    <style:style style:name="T139" style:family="text">
      <style:text-properties officeooo:rsid="01aff97e"/>
    </style:style>
    <style:style style:name="T140" style:family="text">
      <style:text-properties officeooo:rsid="01b02284"/>
    </style:style>
    <style:style style:name="T141" style:family="text">
      <style:text-properties officeooo:rsid="01b502cd"/>
    </style:style>
    <style:style style:name="T142" style:family="text">
      <style:text-properties officeooo:rsid="01c0984b"/>
    </style:style>
    <style:style style:name="T143" style:family="text">
      <style:text-properties officeooo:rsid="01c24981"/>
    </style:style>
    <style:style style:name="T144" style:family="text">
      <style:text-properties officeooo:rsid="01c25e79"/>
    </style:style>
    <style:style style:name="T145" style:family="text">
      <style:text-properties officeooo:rsid="01c59037"/>
    </style:style>
    <style:style style:name="T146" style:family="text">
      <style:text-properties officeooo:rsid="01c69481"/>
    </style:style>
    <style:style style:name="T147" style:family="text">
      <style:text-properties officeooo:rsid="01c804b6"/>
    </style:style>
    <style:style style:name="T148" style:family="text">
      <style:text-properties officeooo:rsid="01cc477f"/>
    </style:style>
    <style:style style:name="T149" style:family="text">
      <style:text-properties officeooo:rsid="01d3e48c"/>
    </style:style>
    <style:style style:name="T150" style:family="text">
      <style:text-properties officeooo:rsid="01d9c3a1"/>
    </style:style>
    <style:style style:name="T151" style:family="text">
      <style:text-properties officeooo:rsid="01dc580c"/>
    </style:style>
    <style:style style:name="T152" style:family="text">
      <style:text-properties officeooo:rsid="01e02cf4"/>
    </style:style>
    <style:style style:name="T153" style:family="text">
      <style:text-properties officeooo:rsid="01e1c8ec"/>
    </style:style>
    <style:style style:name="T154" style:family="text">
      <style:text-properties officeooo:rsid="01e486cd"/>
    </style:style>
    <style:style style:name="T155" style:family="text">
      <style:text-properties officeooo:rsid="01e592b3"/>
    </style:style>
    <style:style style:name="T156" style:family="text">
      <style:text-properties officeooo:rsid="01e74152"/>
    </style:style>
    <style:style style:name="T157" style:family="text">
      <style:text-properties officeooo:rsid="01e929d0"/>
    </style:style>
    <style:style style:name="T158" style:family="text">
      <style:text-properties officeooo:rsid="01ead11d"/>
    </style:style>
    <style:style style:name="T159" style:family="text">
      <style:text-properties officeooo:rsid="01ed257b"/>
    </style:style>
    <style:style style:name="T160" style:family="text">
      <style:text-properties officeooo:rsid="01f54745"/>
    </style:style>
    <style:style style:name="T161" style:family="text">
      <style:text-properties officeooo:rsid="01f5a8c1"/>
    </style:style>
    <style:style style:name="T162" style:family="text">
      <style:text-properties officeooo:rsid="01f6df6f"/>
    </style:style>
    <style:style style:name="T163" style:family="text">
      <style:text-properties officeooo:rsid="01f8e301"/>
    </style:style>
    <style:style style:name="T164" style:family="text">
      <style:text-properties officeooo:rsid="01fa8e6c"/>
    </style:style>
    <style:style style:name="T165" style:family="text">
      <style:text-properties officeooo:rsid="0200351a"/>
    </style:style>
    <style:style style:name="T166" style:family="text">
      <style:text-properties officeooo:rsid="020082a5"/>
    </style:style>
    <style:style style:name="T167" style:family="text">
      <style:text-properties officeooo:rsid="02025ef4"/>
    </style:style>
    <style:style style:name="T168" style:family="text">
      <style:text-properties officeooo:rsid="02071ce8"/>
    </style:style>
    <style:style style:name="T169" style:family="text">
      <style:text-properties officeooo:rsid="02078123"/>
    </style:style>
    <style:style style:name="T170" style:family="text">
      <style:text-properties officeooo:rsid="02080580"/>
    </style:style>
    <style:style style:name="T171" style:family="text">
      <style:text-properties officeooo:rsid="02088c16"/>
    </style:style>
    <style:style style:name="T172" style:family="text">
      <style:text-properties officeooo:rsid="020c0f45"/>
    </style:style>
    <style:style style:name="T173" style:family="text">
      <style:text-properties officeooo:rsid="02135afb"/>
    </style:style>
    <style:style style:name="T174" style:family="text">
      <style:text-properties officeooo:rsid="0213bc2b"/>
    </style:style>
    <style:style style:name="T175" style:family="text">
      <style:text-properties officeooo:rsid="0214872b"/>
    </style:style>
    <style:style style:name="T176" style:family="text">
      <style:text-properties officeooo:rsid="021639e8"/>
    </style:style>
    <style:style style:name="T177" style:family="text">
      <style:text-properties officeooo:rsid="02169aea"/>
    </style:style>
    <style:style style:name="T178" style:family="text">
      <style:text-properties officeooo:rsid="02194852"/>
    </style:style>
    <style:style style:name="T179" style:family="text">
      <style:text-properties officeooo:rsid="021c103b"/>
    </style:style>
    <style:style style:name="T180" style:family="text">
      <style:text-properties officeooo:rsid="0220b947"/>
    </style:style>
    <style:style style:name="T181" style:family="text">
      <style:text-properties officeooo:rsid="0223d667"/>
    </style:style>
    <style:style style:name="T182" style:family="text">
      <style:text-properties officeooo:rsid="02246bda"/>
    </style:style>
    <style:style style:name="T183" style:family="text">
      <style:text-properties officeooo:rsid="022759a6"/>
    </style:style>
    <style:style style:name="T184" style:family="text">
      <style:text-properties officeooo:rsid="0228abef"/>
    </style:style>
    <style:style style:name="T185" style:family="text">
      <style:text-properties officeooo:rsid="022d74d3"/>
    </style:style>
    <style:style style:name="T186" style:family="text">
      <style:text-properties officeooo:rsid="0230ccae"/>
    </style:style>
    <style:style style:name="T187" style:family="text">
      <style:text-properties officeooo:rsid="023177d2"/>
    </style:style>
    <style:style style:name="T188" style:family="text">
      <style:text-properties officeooo:rsid="02358c66"/>
    </style:style>
    <style:style style:name="T189" style:family="text">
      <style:text-properties officeooo:rsid="023b80fd"/>
    </style:style>
    <style:style style:name="T190" style:family="text">
      <style:text-properties officeooo:rsid="023cfda4"/>
    </style:style>
    <style:style style:name="T191" style:family="text">
      <style:text-properties officeooo:rsid="023d5ffe"/>
    </style:style>
    <style:style style:name="T192" style:family="text">
      <style:text-properties officeooo:rsid="02433af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RSINE MUHENDISLIK 1 </text:p>
      <text:p text:style-name="P2">Program=&gt;Derleme→Linkleme→Assembly<text:span text:style-name="T1"> </text:span></text:p>
      <text:p text:style-name="P2"><text:s text:c="3"/>&lt;<text:span text:style-name="T2">====Tersine muhendislik</text:span></text:p>
      <text:p text:style-name="P3"/>
      <text:p text:style-name="P94">Tersine muhendisligin 2 amaci var </text:p>
      <text:p text:style-name="P94">Dinamik Analiz</text:p>
      <text:p text:style-name="P95">Statik Analiz</text:p>
      <text:p text:style-name="P4"/>
      <text:p text:style-name="P96">Egitimin ana hedefi <text:s text:c="2"/>X86 Mimarisi ve Assembly Dili uzerinde yetkinlik kazanmak</text:p>
      <text:p text:style-name="P96"/>
      <text:p text:style-name="P5">ALGORITMALAR</text:p>
      <text:p text:style-name="P97">Assembly koduna baktigimizda tanimaya alismamiz gereken algoritmalara ornekler </text:p>
      <text:p text:style-name="P98">Atama[Assignment] <text:s/>`=`</text:p>
      <text:p text:style-name="P99">Aritmatik Operatorler[Arithmetic Operators] `<text:span text:style-name="T3">+,-,*,/,</text:span><text:span text:style-name="T5">|,</text:span><text:span text:style-name="T4">&amp; v.d.</text:span>`</text:p>
      <text:p text:style-name="P100">Kosullar[Conditionals]</text:p>
      <text:p text:style-name="P101">if,else</text:p>
      <text:p text:style-name="P102">switch … case</text:p>
      <text:p text:style-name="P103">Donguler[Loops]</text:p>
      <text:p text:style-name="P104">for </text:p>
      <text:p text:style-name="P104">do … while/while</text:p>
      <text:p text:style-name="P105">Ozyineleme[Recursion]</text:p>
      <text:p text:style-name="P106">Siralama[Sorting]</text:p>
      <text:p text:style-name="P107">v.d</text:p>
      <text:p text:style-name="P6"/>
      <text:p text:style-name="P7">Veri Tipleri ve Yapilari</text:p>
      <text:p text:style-name="P108">Assembly instruction`larini okurken tanimamiz gereken veri tiplerine ornekler</text:p>
      <text:p text:style-name="P109">pointer[X86 mimaride 4 byte`lik veri alani,belli bir veri alaninin adresini icerir.]</text:p>
      <text:p text:style-name="P110">integer[X86 mimaride 4 byte`lik veri alani]</text:p>
      <text:p text:style-name="P111">char [1 byte`lik veri alani]</text:p>
      <text:p text:style-name="P112">C string’i [null `\x00` karakterle biten bir veri bloguna isaret eden Pointer]</text:p>
      <text:p text:style-name="P113"><text:soft-page-break/>array [herhangi bir veri tipinden veri alanlarinin olusturdugu bir dizi]</text:p>
      <text:p text:style-name="P114">struct[2 veya daha fazla veri tipini barindiran veri blogu]</text:p>
      <text:p text:style-name="P115">linked list[barindirdigi link pointer veri tipleri ile birbirine baglanan veri yapilarindan olusan dizi]</text:p>
      <text:p text:style-name="P116">object[class’lardan olusturulmus veri yapilari] v.b,</text:p>
      <text:p text:style-name="P116"/>
      <text:p text:style-name="P116"/>
      <text:p text:style-name="P8">DERLEME VE PORTABLE EXECUTABLE [PE] DOSYA FORMATI</text:p>
      <text:p text:style-name="P8"/>
      <text:p text:style-name="P9">DERLEME,YUKLEME VE LINKLEME</text:p>
      <text:p text:style-name="P117">Kaynak kod=======</text:p>
      <text:p text:style-name="P118"/>
      <text:p text:style-name="P118">Derleme kismi---------</text:p>
      <text:p text:style-name="P119">Sozdizim Analizi</text:p>
      <text:p text:style-name="P120">Sozcuk Analizi</text:p>
      <text:p text:style-name="P121">Ara Kod Uretimi</text:p>
      <text:p text:style-name="P122">Optimizasyon</text:p>
      <text:p text:style-name="P123">Kod Uretimi</text:p>
      <text:p text:style-name="P117">------------------------------</text:p>
      <text:p text:style-name="P117">Object dosyasi=======</text:p>
      <text:p text:style-name="P117"/>
      <text:p text:style-name="P10">LINKLEME</text:p>
      <text:p text:style-name="P124">Object Dosyasi A</text:p>
      <text:p text:style-name="P124">Basliklar</text:p>
      <text:p text:style-name="P124">Kod Bolumu 1</text:p>
      <text:p text:style-name="P124">Kod Bolumu 2</text:p>
      <text:p text:style-name="P125">Veri Bolumu</text:p>
      <text:p text:style-name="P126">Diger Bolumler <text:s text:c="13"/><text:span text:style-name="T6">LINKLEME </text:span></text:p>
      <text:p text:style-name="P126"/>
      <text:p text:style-name="P127">Object Dosyasi B</text:p>
      <text:p text:style-name="P127">Kod Bolumu</text:p>
      <text:p text:style-name="P128">Veri Bolumu </text:p>
      <text:p text:style-name="P128">Diger Bolum 1</text:p>
      <text:p text:style-name="P129"><text:soft-page-break/>Diger Bolum 2</text:p>
      <text:p text:style-name="P129"/>
      <text:p text:style-name="P130">EXE veya DLL</text:p>
      <text:p text:style-name="P130">Basliklar</text:p>
      <text:p text:style-name="P131">Kod Bolumu 1A</text:p>
      <text:p text:style-name="P132">Kod Bolumu <text:span text:style-name="T7">2</text:span>A</text:p>
      <text:p text:style-name="P133">Kod Bolumu B</text:p>
      <text:p text:style-name="P133">Veri Bolumu A</text:p>
      <text:p text:style-name="P133">Veri Bolumu B</text:p>
      <text:p text:style-name="P133">Diger Bolum A</text:p>
      <text:p text:style-name="P134">Diger Bolum 1B</text:p>
      <text:p text:style-name="P134">Diger Bolum 2B</text:p>
      <text:p text:style-name="P134"/>
      <text:p text:style-name="P135">SABIK DISK</text:p>
      <text:p text:style-name="P135">Kod</text:p>
      <text:p text:style-name="P135">Veri</text:p>
      <text:p text:style-name="P136">Import ABC.dll</text:p>
      <text:p text:style-name="P137">Import DEF.dll</text:p>
      <text:p text:style-name="P137">Uygulama.exe</text:p>
      <text:p text:style-name="P137"><text:s text:c="45"/><text:span text:style-name="T8">OS LOADER</text:span></text:p>
      <text:p text:style-name="P138">Kod</text:p>
      <text:p text:style-name="P138">Veri</text:p>
      <text:p text:style-name="P138">…..</text:p>
      <text:p text:style-name="P138">ABC.dll</text:p>
      <text:p text:style-name="P138"/>
      <text:p text:style-name="P138">Kod</text:p>
      <text:p text:style-name="P138">Veri</text:p>
      <text:p text:style-name="P138">…..</text:p>
      <text:p text:style-name="P138">DEF.dll</text:p>
      <text:p text:style-name="P138"/>
      <text:p text:style-name="P139">Uygulama exe’nin sanal Hafizasi</text:p>
      <text:p text:style-name="P140">Kernel Space</text:p>
      <text:p text:style-name="P140"/>
      <text:p text:style-name="P141">User Space </text:p>
      <text:p text:style-name="P141"/>
      <text:p text:style-name="P142"><text:soft-page-break/>Uygulama.exe</text:p>
      <text:p text:style-name="P143">ABC.dll</text:p>
      <text:p text:style-name="P143">DEF.dll</text:p>
      <text:p text:style-name="P143"/>
      <text:p text:style-name="P143"/>
      <text:p text:style-name="P11">PORTABLE EXECUTABLE (PE)</text:p>
      <text:p text:style-name="P12">IMAGE DOS HEADER</text:p>
      <text:p text:style-name="P144">PE formatinda bulunan ilk bolumde modern Windows sistemleri icin cok da onemli olmayan bilgiler yer alir.</text:p>
      <text:p text:style-name="P144"/>
      <text:p text:style-name="P144">.<text:span text:style-name="T9">exe uzantili uygulamayi hexadecimal ile gosteren bir uygulama ile actigimizda</text:span></text:p>
      <text:p text:style-name="P145">Bu bolumun basin da ASCII MZ karakterlerinden olusan bir signature bolumu yer alir.<text:span text:style-name="T10">MSDOS isletim sisteminin mimarlarindan Mark Zbikowski’nin ad ve soyadinin ilk harfleridir.</text:span></text:p>
      <text:p text:style-name="P13"/>
      <text:p text:style-name="P14">Image DOS Header’in en onemli kismi </text:p>
      <text:p text:style-name="P15">bizim icin onemli tek alan en sonda yer alan ve NT exe basliginin basladigi alanin dosya icindeki offset’ini iceren bolumdur.</text:p>
      <text:p text:style-name="P15"/>
      <text:p text:style-name="P146">IMAGE DOS HEADER neden var</text:p>
      <text:p text:style-name="P147">Microsoft bu dosya formatinin MSDOS isletim sistemi uzerinde calistirildiginda hata uretmek yerine bir mesaj vererek sonlanmasini istemistir.</text:p>
      <text:p text:style-name="P147"/>
      <text:p text:style-name="P147"/>
      <text:p text:style-name="P148">MS-DOS Stub Program</text:p>
      <text:p text:style-name="P149">Bursi bolum icinde Real Mode(16 bitlik) bir DOS isletim sistemi kodu icerir.</text:p>
      <text:p text:style-name="P150">Ozetle bu bolumdeki DOS uygulamasinin tek islevi bu dosyanin bir DOS uygulmasi olmadigini(ironik bicimde aslinda biraz oyle olmasina ragmen) belirtmek ve uygulamayi sonlandirmaktir.</text:p>
      <text:p text:style-name="P150"/>
      <text:p text:style-name="P151">IMAGE_NT_HEADERS[Signature]</text:p>
      <text:p text:style-name="P152">Data kismi <text:s text:c="2"/></text:p>
      <text:p text:style-name="P153"><text:soft-page-break/>Dosyanin geri kalaninin hangi formatta oldugunu belirten bolum bu alandir.<text:span text:style-name="T11">Gunumuz Windows uygulamalarinda bu alan NT signature olarak belirtilmektedir.</text:span></text:p>
      <text:p text:style-name="P153"/>
      <text:p text:style-name="P154">Signature alaninda olabilecek diger degerler asagidaki gibidir</text:p>
      <text:p text:style-name="P155">#define IMAGE_DOS_SIGNATURE ox5A4D // MZ</text:p>
      <text:p text:style-name="P156">#define IMAGE_<text:span text:style-name="T12">OS2</text:span>_SIGNATURE ox<text:span text:style-name="T13">454E <text:s/></text:span><text:s/>// <text:span text:style-name="T13">NE</text:span></text:p>
      <text:p text:style-name="P156">#define IMAGE_<text:span text:style-name="T14">OS2</text:span>_SIGNATURE_<text:span text:style-name="T14">LE </text:span><text:s/>ox<text:span text:style-name="T15">454C</text:span> // <text:span text:style-name="T16">LE</text:span></text:p>
      <text:p text:style-name="P156">#define IMAGE_<text:span text:style-name="T17">NT</text:span>_SIGNATURE <text:s/><text:span text:style-name="T18">OX00004550 <text:s/>//PE00</text:span></text:p>
      <text:p text:style-name="P156"/>
      <text:p text:style-name="P157">Not:<text:span text:style-name="T19">OS/2 Microsoft’un 90’li yillarin baslarinda IBM ile birlikte gelistirdigi bir isletim sisteminin adidir.</text:span></text:p>
      <text:p text:style-name="P157"/>
      <text:p text:style-name="P16">IMAGE FILE HEADER</text:p>
      <text:p text:style-name="P158">Uygulama kodunun uyumlu oldugu islemci mimarisini belirtir</text:p>
      <text:p text:style-name="P159">0000104 <text:s text:c="2"/>014C Machine <text:s text:c="6"/>IMAGE_FILE_MACHINE_I386</text:p>
      <text:p text:style-name="P159"/>
      <text:p text:style-name="P162">0000106 <text:s text:c="3"/>0004 <text:s text:c="2"/>Number of Sections</text:p>
      <text:p text:style-name="P160">IMAGE_SECTION_HEADER text</text:p>
      <text:p text:style-name="P161">IMAGE_SECTION_HEADER <text:span text:style-name="T20">rdata</text:span></text:p>
      <text:p text:style-name="P161">IMAGE_SECTION_HEADER <text:s/><text:span text:style-name="T21">data</text:span></text:p>
      <text:p text:style-name="P161">IMAGE_SECTION_HEADER <text:s/><text:span text:style-name="T22">rsrc</text:span></text:p>
      <text:p text:style-name="P161"/>
      <text:p text:style-name="P163">Dosya icinde kac section bulundugunu belirtir.<text:span text:style-name="T23">Asagida gorulen header’lar bu sayiya gore parse edilecektir.</text:span></text:p>
      <text:p text:style-name="P163"/>
      <text:p text:style-name="P161"/>
      <text:p text:style-name="P164">0000108 <text:s text:c="2"/>59e77d58 <text:s/>Time Date Stamp <text:s text:c="2"/>2017/10/18 Car ///</text:p>
      <text:p text:style-name="P164"/>
      <text:p text:style-name="P165">Saldirgana dair az da olsa fikir verelebilecek bu alan zararli uygulamanin ne zaman linklendigini belirtir.</text:p>
      <text:p text:style-name="P165"/>
      <text:p text:style-name="P165"/>
      <text:p text:style-name="P166">00000114 <text:s text:c="3"/>00E0 <text:s text:c="3"/>Size of Optional Headerr</text:p>
      <text:p text:style-name="P167">Optional Header alaninin buyuklugu bu alandan sonra gelecek <text:soft-page-break/>section header’larin baslangic adresini bulmak icin kullanilir.</text:p>
      <text:p text:style-name="P167"/>
      <text:p text:style-name="P167"/>
      <text:p text:style-name="P168">0000116 <text:s text:c="8"/>0103 <text:s text:c="7"/>Characteristics </text:p>
      <text:p text:style-name="P169">Bu bolumde dosyanin calistirilabilir bir dosya oldugunu anlayabiliyoruz.<text:span text:style-name="T24">Eger bu dosya bir DLL olsaydi <text:s/></text:span><text:span text:style-name="T25">IMAGE_FILE_EXECUTABLE_IMAGE yerine IMAGE_FILE_DLL isareti aktif olacakti.</text:span></text:p>
      <text:p text:style-name="P169"/>
      <text:p text:style-name="P17">IMAGE OPTIONAL HEADER</text:p>
      <text:p text:style-name="P170">00000128 <text:s text:c="2"/>00001317 <text:s text:c="2"/>Address of Entry Point</text:p>
      <text:p text:style-name="P171">Optional Header ile ilgili soylenmesi gereken ilk sey aslinda optional olmadig<text:span text:style-name="T26">i,</text:span><text:span text:style-name="T27">cunku icinde uygulamanin bellege yuklenmesi ve calistirilmasi ile ilgili kritik bilgiler barindiriyor.</text:span><text:span text:style-name="T28">Bunlardan Address of Entry Point <text:s/>uygulamanin calistirilacak ilk instruction’inin RVA adresine isaret eder.</text:span></text:p>
      <text:p text:style-name="P171"/>
      <text:p text:style-name="P18">Address of Entry Point Hakkinda</text:p>
      <text:p text:style-name="P172">-<text:span text:style-name="T29">Uygulama modulu icinde calistirilacak ilk kod zannedilecegi gibi `main()` fonksiyonunun ilk instruction’i degildir.</text:span><text:span text:style-name="T30">`main()` fonksiyonu cagrilmadan once derleyici tarafindan yazilim gelistiricinin sectigi subsystem`e gore cevresel kosullari duzenleyen kodlar uygulamaya eklenmektedir.</text:span></text:p>
      <text:p text:style-name="P173">Immunity Debugger gibi bir binary debugger ile bir uygulamayi baslattiginizda debugger`in ilk breakpoint`i koydugu yer ilk calisan kod olan NTDLL kutuphanesi icindeki bir initial stub(kod parcasi)`dir.</text:p>
      <text:p text:style-name="P173"><text:s text:c="2"/>-<text:span text:style-name="T31">NTDLL`deki bu initial stub once bellege yuklenen diger kutuphanelerin entry point`lerini calistirir,en son da uygulamanin ilk instruction`ini calistirir.</text:span></text:p>
      <text:p text:style-name="P173"><text:s text:c="2"/>-<text:span text:style-name="T32">Ozetle uygulamanin `main()` fonksiyonundan once tum DLL`lerin initial kodlari,bunlardan sonra da uygulamanin kendi hazirlik kodlari calisir.</text:span></text:p>
      <text:p text:style-name="P19"/>
      <text:p text:style-name="P20"/>
      <text:p text:style-name="P174"><text:soft-page-break/>00000134 <text:s text:c="4"/>00400000 Image Base</text:p>
      <text:p text:style-name="P175">Image Base alani uygulama bellege yuklendiginde yerlestirilmeyi arzu ettigi baz sanal adresi(Virtual Address-VA) ifade eder.<text:span text:style-name="T33">Biraz once uygulama baslangic adresi icin RVA kavramini kullanmistik,burada ise VA kavramindan soz ediyoruz.</text:span></text:p>
      <text:p text:style-name="P176">Bu noktada sanal adres kavramini ve adres kavramlarini aciklamaktada fayda var.</text:p>
      <text:p text:style-name="P21"/>
      <text:p text:style-name="P22">Modul Kavrami Nedir?</text:p>
      <text:p text:style-name="P177">Bir calistirilabilir dosya OS loader tarafindan bellege yuklenirken bu dosyanin kullanacagi kutuphaneler de bu prosesin adres alanina haritalanir.(map`lenir.)</text:p>
      <text:p text:style-name="P178">Yuklenen calistirilabilir dosyanin kendisi(PE dosyamiz) ve yuklenen kutuphaneler(DLL`ler)`in her birisi modul olarak adlandirilirlar.</text:p>
      <text:p text:style-name="P23"/>
      <text:p text:style-name="P24">U<text:span text:style-name="T34">ygulamamizin adres alaninda kendi kod ve verileri bulundugu gibi </text:span><text:span text:style-name="T35">kullandigi </text:span><text:span text:style-name="T36">kutuphanelerin modulleri de hazir bulunmaktadir.</text:span></text:p>
      <text:p text:style-name="P179"/>
      <text:p text:style-name="P24"/>
      <text:p text:style-name="P25">Yukleme.fiziksel ve Mantiksal Adresler</text:p>
      <text:p text:style-name="P180">VA <text:s text:c="26"/>Raw Data <text:s text:c="22"/>Value</text:p>
      <text:p text:style-name="P180">0040000 <text:s text:c="15"/><text:span text:style-name="T52">qweq weq weqw eew <text:s text:c="5"/></text:span><text:span text:style-name="T53">MZ</text:span></text:p>
      <text:p text:style-name="P180">0040010 <text:s text:c="14"/><text:span text:style-name="T52">qweqw eqww qe qwe </text:span></text:p>
      <text:p text:style-name="P180"><text:s/></text:p>
      <text:p text:style-name="P181">PE dosyamizin disk uzerindeki hali.<text:span text:style-name="T54">PEView bizim icin baslangic adresinin VA cinsinden degerini belirtiyor.</text:span></text:p>
      <text:p text:style-name="P181"/>
      <text:p text:style-name="P182">Address <text:s text:c="6"/>Hex Dump <text:s text:c="11"/>ASCII </text:p>
      <text:p text:style-name="P183">004000 <text:s text:c="4"/><text:span text:style-name="T55">4d 5</text:span><text:span text:style-name="T56">a</text:span><text:span text:style-name="T57"> 90 </text:span></text:p>
      <text:p text:style-name="P183">004008 <text:s text:c="5"/><text:span text:style-name="T55">04 00 00</text:span></text:p>
      <text:p text:style-name="P183">004018 <text:s text:c="6"/><text:span text:style-name="T55">b8 00 00</text:span></text:p>
      <text:p text:style-name="P183">……</text:p>
      <text:p text:style-name="P183"/>
      <text:p text:style-name="P184">PE Dosyamizin bellek uzerindeki hali.</text:p>
      <text:p text:style-name="P26"><text:soft-page-break/></text:p>
      <text:p text:style-name="P27">Adres Kavramlari</text:p>
      <text:p text:style-name="P185">ONEMLI:Bir PE dosyasi calistirilmak uzere OS Loader tarafindan bellege yuklenirken PE dosyasinda gordugunuz veriler ve yerleri buyuk oranda degismeden bellege aktarilir.</text:p>
      <text:p text:style-name="P185"/>
      <text:p text:style-name="P186">File Offset:PE dosyasindaki verinin disk uzerindeki dosyada bulundugu offset degerini belirtir.</text:p>
      <text:p text:style-name="P187">Relative Virtual Address[RVA]:PE dosyasinda gordugunuz verinin bellege yuklendiginde modulun yuklendigi baz sanal adresten itibaren bulundugu offset degerini belirtir.</text:p>
      <text:p text:style-name="P188">Virtual Address[VA]:PE dosyasinda gordugumuz verinin bellege yuklendiginde bulanacagi sanal adrestir.</text:p>
      <text:p text:style-name="P32"/>
      <text:p text:style-name="P32"/>
      <text:p text:style-name="P28">Adres Kavramlari <text:span text:style-name="T58">File Offset</text:span></text:p>
      <text:p text:style-name="P189">pFIle <text:s text:c="20"/>Raw Data <text:s text:c="22"/>Value </text:p>
      <text:p text:style-name="P191">0000400 <text:s text:c="12"/>55 8E EC B8 <text:s text:c="20"/>…...3 @</text:p>
      <text:p text:style-name="P191">.<text:span text:style-name="T59">text section`inin Disk uzerindeki dosya icindeki offset adresi</text:span></text:p>
      <text:p text:style-name="P34"/>
      <text:p text:style-name="P29">Adres Kavramlari <text:span text:style-name="T60">RVA Relative Virtual Address</text:span></text:p>
      <text:p text:style-name="P190"><text:span text:style-name="T63">RVA</text:span> <text:s text:c="20"/>Raw Data <text:s text:c="22"/>Value </text:p>
      <text:p text:style-name="P192">0000<text:span text:style-name="T61">100</text:span>0 <text:s text:c="11"/>55 8E EC B8 <text:s text:c="20"/>…...3 @</text:p>
      <text:p text:style-name="P192">.<text:span text:style-name="T59">text section`inin <text:s/></text:span><text:span text:style-name="T62">bellekte modulun baslangic adresine gore offset adresi</text:span></text:p>
      <text:p text:style-name="P35"/>
      <text:p text:style-name="P30">Adres Kavramlari <text:span text:style-name="T64">VA Virtual Address</text:span></text:p>
      <text:p text:style-name="P33"><text:span text:style-name="T63">V</text:span><text:span text:style-name="T37">A</text:span><text:span text:style-name="T34"> <text:s text:c="20"/>Raw Data <text:s text:c="22"/>Value </text:span></text:p>
      <text:p text:style-name="P193">00<text:span text:style-name="T65">4</text:span>0<text:span text:style-name="T61">100</text:span>0 <text:s text:c="11"/>55 8E EC B8 <text:s text:c="20"/>…...3 @</text:p>
      <text:p text:style-name="P193">.<text:span text:style-name="T59">text section`inin <text:s/></text:span><text:span text:style-name="T62">bellekte </text:span><text:span text:style-name="T66">bulunacagi <text:s/>sanal adres</text:span></text:p>
      <text:p text:style-name="P36"/>
      <text:p text:style-name="P36"/>
      <text:p text:style-name="P36"/>
      <text:p text:style-name="P35"/>
      <text:p text:style-name="P35"/>
      <text:p text:style-name="P31"><text:soft-page-break/>Adres Kavramlari <text:span text:style-name="T67">Bellekten Goruntu</text:span></text:p>
      <text:p text:style-name="P194">00401000 <text:s/>55 <text:s text:c="13"/>push ebp</text:p>
      <text:p text:style-name="P194">00401001 <text:s/><text:span text:style-name="T68">8BEC <text:s text:c="7"/>mov ebp,esp</text:span></text:p>
      <text:p text:style-name="P194">00401003 <text:s text:c="2"/><text:span text:style-name="T68">B8 <text:s text:c="11"/>mov eax,offsett</text:span></text:p>
      <text:p text:style-name="P194"/>
      <text:p text:style-name="P194">.<text:span text:style-name="T69">text section’inin bellekte disasamble edilmis hali[adres bilgilerinin yaninda opcode’lari gorebilirsiniz.]</text:span></text:p>
      <text:p text:style-name="P37"/>
      <text:p text:style-name="P195">00000138 <text:s text:c="5"/>00001000 <text:s text:c="2"/>Section Alignment</text:p>
      <text:p text:style-name="P196">Section’larin bellege yerlestiklerinde align olmalari gereken adres periyodu.<text:span text:style-name="T70">Yani her section’in Virtual Adresi Hex 1000 byte’in katlari olan adreslerden baslayabilir.</text:span><text:span text:style-name="T71">Bu nedenle `.text` section`i disk uzerinde 0x400 offset`te iken bellege yuklendiginde 0x401000 VA adresinden baslamaktaydi.</text:span></text:p>
      <text:p text:style-name="P196"/>
      <text:p text:style-name="P197">000013C <text:s text:c="4"/>0000200 File Alignment</text:p>
      <text:p text:style-name="P198">Section’larin disk uzerindeki hallerinin(raw hallerinin) baslamasi gereken offset adreslerinin hangi sayinin kati olmasi gerektigini belirtir.Bu nedenle section sonu bu sayinin katina erismek icin `0x00` byte’lari ile padlenir.</text:p>
      <text:p text:style-name="P38"/>
      <text:p text:style-name="P199">00401DF0 <text:s text:c="2"/>00 00 000 00 00 00 <text:s text:c="6"/></text:p>
      <text:p text:style-name="P199">`.text` section`inin sonunda 0x200 byte`in kati olacak bicimde yapilmis 0x00 byte`lariyla yapilmis padding`i gorebilirsiniz.</text:p>
      <text:p text:style-name="P200">Son adres:<text:span text:style-name="T72">0x401E00</text:span></text:p>
      <text:p text:style-name="P200"/>
      <text:p text:style-name="P201">000015E <text:s text:c="4"/>800 <text:s text:c="3"/>DLL Characteristics</text:p>
      <text:p text:style-name="P202">DLL Characteristics alani isimde DLL gecse de tum PE dosyalariyla ilgilidir.<text:span text:style-name="T73">Daha sonra ornegini uygulayagimiz ASLR destegi,</text:span><text:span text:style-name="T74">DEP destegi, v.d. ozellikleri modulumuzun tasiyip tasimadigini belirtir.</text:span><text:span text:style-name="T75">Bu ornekte ASLR destegimiz bulunmamaktadir.</text:span></text:p>
      <text:p text:style-name="P39"/>
      <text:p text:style-name="P203">00001D8 <text:s text:c="4"/>00002000 <text:s text:c="2"/>RVA <text:s text:c="5"/>Import Address Table</text:p>
      <text:p text:style-name="P204">Data Directories dizisi OS Loader`in islevini yerine getirebilmesi <text:soft-page-break/>icin onemli cesitli bilgileri barindirir.<text:span text:style-name="T76">Bu ornekte IAT`nin yerini ve buyuklugunu goruyoruz.</text:span></text:p>
      <text:p text:style-name="P40"/>
      <text:p text:style-name="P205">SECENEKLERDE </text:p>
      <text:p text:style-name="P205">IMPORT ADDRESS TABLE E GITTIGIMIZDE IAT data Directory`sinin RVA adresine gittigimizde IAT2nin icerigine ulasabiliriz.</text:p>
      <text:p text:style-name="P41"/>
      <text:p text:style-name="P42">PE Dosya Organizasyonu Temel Referanslar</text:p>
      <text:p text:style-name="P206">PE dosya organizasyonunun icinde OS Loader`in gorevini yerine getirebilmesi icin kod/veri alanlarini ve <text:s/>ozelliklerini tanimlayan 2 tur referans bulunmaktadir:</text:p>
      <text:p text:style-name="P207">1.Section Header`lari:Section’larin dosya icindeki yerleri,<text:span text:style-name="T77">disk uzerinde ve bellekte kaplayacaklari alan buyuklukleri ve erisim kurallari gibi ozellukleri tanimlarlar,</text:span></text:p>
      <text:p text:style-name="P208">2.<text:span text:style-name="T78">Data Directory kayitlari:</text:span><text:span text:style-name="T79">Import Address Table gibi,</text:span><text:span text:style-name="T80">Base Relocation Table(modul Image Base alaninda belirtilen </text:span><text:span text:style-name="T81">adrese oturmamissa degismesi gereken adreslerin yerleri</text:span><text:span text:style-name="T80">) </text:span><text:span text:style-name="T81">gibi OS loader icin onemli ve farkli section`larin iclerinde yer alan veri alanlarinin RVA adreslerini ve buyukluklerini tanimlarlar.</text:span></text:p>
      <text:p text:style-name="P208"/>
      <text:p text:style-name="P209">00000178 000000000 RVA <text:s text:c="2"/>EXPORT Table</text:p>
      <text:p text:style-name="P210">Eger bir DLL yazmis olsaydik bir takim fonksiyonlari da EXPORT edecektik.<text:span text:style-name="T82">BU ornek basit bir EXE uygulamasi oldugu icin </text:span><text:span text:style-name="T83">Export Table RVA adresi 0 olarak goruluyor.</text:span><text:span text:style-name="T84">Bu bilgiye ozellikle shellcode yazarken cok ihtiyacimiz olacaktir,</text:span><text:span text:style-name="T85">cunku shellcode uygulamalari bu veri yapilarini kullanarak bellekteki fonksiyon adreslerini tespit ederler.</text:span></text:p>
      <text:p text:style-name="P210"/>
      <text:p text:style-name="P44">IMAGE SECTION HEADER</text:p>
      <text:p text:style-name="P211">VA <text:s text:c="15"/>Data <text:s text:c="8"/>Description <text:s text:c="8"/>Value</text:p>
      <text:p text:style-name="P212">004001F8 <text:s text:c="4"/>2E 74 <text:s text:c="10"/>Name <text:s text:c="14"/>text</text:p>
      <text:p text:style-name="P212"/>
      <text:p text:style-name="P213">Data Directory`lerle birlikte 2 onemli referans noktasindan birisi olan Section Header`larin ilk 8 byte`i section ismi icin <text:soft-page-break/>kullanilir.<text:span text:style-name="T86">Belli section`lar icin derleyicilerin kullandigi geleneksel isimler olsa da section`in Characteristics alani belirleyicidir.</text:span><text:span text:style-name="T87">Yani isimlerin hicbir onemi yoktur makine(islemci icin).</text:span></text:p>
      <text:p text:style-name="P213"/>
      <text:p text:style-name="P213"/>
      <text:p text:style-name="P214">00000010 <text:s text:c="3"/>00000E00 <text:s text:c="3"/>Size of Raw Data</text:p>
      <text:p text:style-name="P215">Size of Raw Data bu section`in disk uzerindeki dosya icinde kapladigi alani belirtir.<text:span text:style-name="T88">Image Optional Header`daki File Alignment degerini hatirlarsak Raw data boyutunun 0x200 byte`in katlari olmasi gerektigini bilebiriz.</text:span><text:span text:style-name="T89">Derleyici bunu saglamak icin section`in son bolumlerini 0x00 ile pad`lemeli.</text:span></text:p>
      <text:p text:style-name="P210"/>
      <text:p text:style-name="P43"/>
      <text:p text:style-name="P45">0<text:span text:style-name="T34">0000DF0 <text:s text:c="6"/>00 00 00 00 00 00 00 00 00 00 00 00</text:span></text:p>
      <text:p text:style-name="P216">Goruldugu gibi 0xCC3 offset`inden 0xE00 offset`ine kadar olan alan 0x00 ile pad`lenmis.</text:p>
      <text:p text:style-name="P216"/>
      <text:p text:style-name="P46">0000008 <text:s text:c="3"/>00000CC3 <text:s/>Virtual Size</text:p>
      <text:p text:style-name="P46"/>
      <text:p text:style-name="P217">Virtual Size degeri <text:s text:c="2"/>bu section`in uygulama bellege yuklendiginde bellekte kaplayacagi alani ifade ediyor.<text:span text:style-name="T90">Bu section icin bellekteki alanin disteki alanindan daha kucuk oldugunu goruyoruz.</text:span><text:span text:style-name="T91">Ancak UPX orneginde oldugu gibi bunun tersi de mumkun [UPX diskte hic yer kaplamayan bir section icin bellekte genis bir alan istemekteydi.]</text:span></text:p>
      <text:p text:style-name="P47"/>
      <text:p text:style-name="P218">00000CC0 <text:s text:c="2"/>BO <text:s/>O1 C3 OO <text:s text:c="2"/>OO OO OO OO OO </text:p>
      <text:p text:style-name="P218">Padding oncesinde son verinin 0xCC3 adresinde bulundugunu ,text section`inin son bolumune goz attigimizda gorebiliriz.</text:p>
      <text:p text:style-name="P48"/>
      <text:p text:style-name="P219">00000000C <text:s text:c="3"/>00001000 <text:s text:c="2"/>RVA </text:p>
      <text:p text:style-name="P219">RVA adres kavramini daha once konusmustuk,bu section`in EXE Modulunun baslangic adresinden itibaren ox1000 offset`ten baslatilacagini bu alandan anliyoruz.<text:span text:style-name="T92">Yine Image Optional </text:span><text:soft-page-break/><text:span text:style-name="T92">Header`dan haatirlarsak bu degerin 0x1000 olan section alignment degerinin kati olmasi gerektigini soyleyebiliriz.</text:span></text:p>
      <text:p text:style-name="P219"/>
      <text:p text:style-name="P220">00001000 <text:s/>55 8B <text:s/>EC B8 <text:s/>98 33 49 99 <text:s text:c="2"/></text:p>
      <text:p text:style-name="P220"/>
      <text:p text:style-name="P220">.<text:span text:style-name="T93">text section`inin adres formatini File Offset`ten RVA`e degistirdigimizde PEView bize olmasi gereken 0x1000 degerini gosteriyor.</text:span></text:p>
      <text:p text:style-name="P220"/>
      <text:p text:style-name="P220"/>
      <text:p text:style-name="P221">0000020C <text:s text:c="3"/>00000400 Pointer to Raw Data</text:p>
      <text:p text:style-name="P222">Section`in bellekte baslayacagi adres ile disk uzerinde bulundugu File Offset degeri farkli.<text:span text:style-name="T94">Burada bu section`in 0x400 File Offset`inde bulundugunu anliyoruz.</text:span><text:span text:style-name="T95">Bellekte 0x400 ve 0x1000 offset`leri arasindaki bosluk ne olacak derseniz bellekteki adreslerini Virtual adresler oldugunu ve bu adreslerin fiziksel karsiliklarinin farkli olduklarini hatirlamamiz gerekir.</text:span><text:span text:style-name="T96">Yani aslinda bir bosluk olmayacak,</text:span><text:span text:style-name="T97">sadece bu sanal adresler icin herhangi bir fiziksel alan kullanilmayacaktir.</text:span></text:p>
      <text:p text:style-name="P222"/>
      <text:p text:style-name="P223">Pfile <text:s text:c="23"/>Raw Data <text:s text:c="14"/>Value</text:p>
      <text:p text:style-name="P224">0000400 <text:s text:c="12"/>55 8B EC <text:s/></text:p>
      <text:p text:style-name="P224">.<text:span text:style-name="T98">text section`inin adres formatini File Offset`e degistirdigimizde PEView bize 0x400 degerini gosteriyor.</text:span></text:p>
      <text:p text:style-name="P224"/>
      <text:p text:style-name="P225">20000000000000 <text:s/>IMAGE_SCN_MEM_EXECUTE</text:p>
      <text:p text:style-name="P225">Section isimlerinin aslinda islemci icin hicbir anlami olmadigini,<text:span text:style-name="T99">section`in ozellikleri hakkinda Charactertistics alaninin belirleyici oldugunu daha once soylemistik.</text:span><text:span text:style-name="T100">Geleneksel olarak uygulamanin kod bolumlerinin yerlestirildigi .text section`inin Execute hakki uygulama bellege yuklenirken bu section icin ayrilan memory page`lerine atanacaktir.</text:span><text:span text:style-name="T101">Yani bu alanlardaki veriler kod olarak calistirilabilecektir.</text:span></text:p>
      <text:p text:style-name="P225"/>
      <text:p text:style-name="P226">4000000000000 <text:s/>IMAGE_SCN_MEM_READ</text:p>
      <text:p text:style-name="P226"><text:soft-page-break/>Yine geleneksel olarak .rdata alani Read Only verilerin(yani constant string v.d. veri tiplerinin ) saklandigi section`dir.<text:span text:style-name="T102">Tabi yine bu ozellik aslinda Charasteristics alani tanimlarindan gelmektedir.</text:span></text:p>
      <text:p text:style-name="P226"/>
      <text:p text:style-name="P227">8000000000000 <text:s text:c="2"/>IMAGE_SCN_MEM_WRITE</text:p>
      <text:p text:style-name="P227">.<text:span text:style-name="T103">data alani belli bir alani kaplayan ancak degistirilebilecek Global degiskenlerin tutulmasi icin kullanilan alandir.</text:span><text:span text:style-name="T104">Dolayisiyla bu alana yazma Write hakki da verilmistir.</text:span></text:p>
      <text:p text:style-name="P227"/>
      <text:p text:style-name="P228">IMAGE_SECTION_HEADER_rscrc</text:p>
      <text:p text:style-name="P229">Resorce section`i digerlerinden biraz farkli.<text:span text:style-name="T105">Diger section`lar da kendi iclerinde bazi ozel veri yapilari barindiyor.</text:span><text:span text:style-name="T106">(or:IAT-Import Address Table,</text:span><text:span text:style-name="T107">Export Table gibi</text:span><text:span text:style-name="T106">),</text:span><text:span text:style-name="T108">ancak .rsrc section`i bir butun olarak bir directory yapisina sahip,</text:span><text:span text:style-name="T109">yani tek bir genel veri yapisina sahip.</text:span></text:p>
      <text:p text:style-name="P229"/>
      <text:p text:style-name="P230">IMAGE_RESOURCE_DATA_ENTRY <text:s/></text:p>
      <text:p text:style-name="P230">Basit PE dosyasimizda tek bir resource kaydi var:</text:p>
      <text:p text:style-name="P231">MANIFEST</text:p>
      <text:p text:style-name="P231"/>
      <text:p text:style-name="P232">Ozellikle dropper(yani resource section`indan dosyalari alip diske bagimsiz dosyalar olarak yazma) fonksiyonalitesine sahip zararlilari incelerken bu alana ozel bir arac kullanmakta fayda var:Resorce Hacker.PEView`in veriyi Raw formatta gostermesi bize yeterli destegi vermiyor.</text:p>
      <text:p text:style-name="P232"/>
      <text:p text:style-name="P233">DERLEYICILER ARASINDAKI FARKLAR</text:p>
      <text:p text:style-name="P234">Tum derleyiciler derledikleri kodun uzerinde calisacagi makina mimarisine uygun kod uretmek zorundadirlar.</text:p>
      <text:p text:style-name="P235">Ancak bazi alanlar kod uretme sekiileri birbirlerinden farklilasabilir.Ornegin</text:p>
      <text:p text:style-name="P236">Visual Studio ile derlenmis bir uygulama ve bu derleyici fonksiyon parametrelerini stack`e PUSH instruction`i ile yaziyor.</text:p>
      <text:p text:style-name="P236"><text:s text:c="5"/>Tersine muhendislik egzersizlerini yapmak icin kullandigimiz uygulama ise Dev-C++ ile derlenmis bir uygulama.<text:span text:style-name="T110">Bu derleyici </text:span><text:soft-page-break/><text:span text:style-name="T110">ise fonksiyon parametrelerini ESP register`inin isaret ettigi alana yerlestirmeyi tercih ediyor.</text:span></text:p>
      <text:p text:style-name="P237">Incelenecek bir uygulamanin derleyicisini tahmin etmek icin </text:p>
      <text:p text:style-name="P237">Detect It Easy veya benzeri bir uygulamadan faydalanabilir.</text:p>
      <text:p text:style-name="P237"/>
      <text:p text:style-name="P49">X86 Mimarisine Giris</text:p>
      <text:p text:style-name="P238">main() fonksiyonunun ilk instruction`lari `function prologue` adi da verilen onceki fonksiyon frame pointer`in saklanmasi ve mevcut stack pointer`in yeni fonksiyonun frame pointer`i olarak belirlenmesidir.</text:p>
      <text:p text:style-name="P50"/>
      <text:p text:style-name="P51">REGISTER`LAR VE KULLANIM AMACLARI</text:p>
      <text:p text:style-name="P51">EIP[Extended Instruction Pointer]</text:p>
      <text:p text:style-name="P239">Bir sonra calisacak olan instruction`in adresi(sadece makine tarafindan degistirilebilir)</text:p>
      <text:p text:style-name="P239"/>
      <text:p text:style-name="P52">EBD[Extended Base Pointer] ve ESP[Extended Stack Pointer]</text:p>
      <text:p text:style-name="P240">Icinde bulunulan fonksiyonun stack frame`inin taban ve tavan adreslerini barindiran register`lar.</text:p>
      <text:p text:style-name="P240"/>
      <text:p text:style-name="P53">EAX,EBX,ECX,EDX,ESI,EDI</text:p>
      <text:p text:style-name="P241">Genel amacli register`lar.(ancak gelenekselk olarak belli amaclarla kullanilabilirler.)</text:p>
      <text:p text:style-name="P54"/>
      <text:p text:style-name="P55">EFLAGS</text:p>
      <text:p text:style-name="P242">Cesitli instruction`lar tarafindan etkilenen ve kullanilan bayraklari barindiran 32 bit`lik bir register.</text:p>
      <text:p text:style-name="P56"/>
      <text:p text:style-name="P57">EAX-Accumulator Register:<text:span text:style-name="T44">Genellikle fonksiyonlarin return degerlerini tutar.</text:span><text:span text:style-name="T45">Hesaplamalarin sonuclari da genellikle bu register`da tutulur.</text:span></text:p>
      <text:p text:style-name="P58">EBX-Base Register:<text:span text:style-name="T46">Genellikle belli bir ozel amac icin kullanilmaz.</text:span></text:p>
      <text:p text:style-name="P59">ECX-Counter Register:<text:span text:style-name="T43">Genellikle dongulerde ve string islemlerinde sayac degiskenini(yani meshur `i` degerini) tutmak </text:span><text:soft-page-break/><text:span text:style-name="T43">icin kullanilir.</text:span></text:p>
      <text:p text:style-name="P60">EDX-<text:span text:style-name="T111">Data Register:</text:span><text:span text:style-name="T42">Carpma ve bolme gibi islemlerde EAX`in yetersiz kalmasi nedeniyle islem sonuclarinin most significant bit`lerini tutmak icin kullanilir.</text:span></text:p>
      <text:p text:style-name="P61">ESI-Source Index:<text:span text:style-name="T41">Genellikle string yazma islemlerinde kopyalanacak string`den okunacak adresi tutar.(read pointer)</text:span></text:p>
      <text:p text:style-name="P62">EDI-Destination Index:<text:span text:style-name="T40">Genellikle string yazma islemlerinde yazilacak adresi tutar.(write pointer).</text:span></text:p>
      <text:p text:style-name="P62"/>
      <text:p text:style-name="P63">Onemli:<text:span text:style-name="T38">ESP ve EBP register`lari ile birlikte yukaridaki genel amacli register`lar assembly yazan uygulama gelistirici veya derleyici tarafindan istenildigi gibi kullanilabilir.</text:span><text:span text:style-name="T39">Ancak yukarida belirtilen kullanilamlar geleneksel kullanimlardir.</text:span></text:p>
      <text:p text:style-name="P63"/>
      <text:p text:style-name="P243">Bu bolumde sadece EAX,EBX ve EDX`e ozeldir.</text:p>
      <text:p text:style-name="P243"/>
      <text:p text:style-name="P244">EAX <text:s/>EBX <text:s text:c="4"/>ECX <text:s text:c="2"/>EDX <text:s text:c="5"/>32 Bit Register`lar</text:p>
      <text:p text:style-name="P245">AX <text:s text:c="2"/>BX <text:s/>CX <text:s/>DX <text:s text:c="4"/>16 Bit Register`lar</text:p>
      <text:p text:style-name="P245"/>
      <text:p text:style-name="P246">AH <text:s/>BH CH DH <text:s text:c="2"/><text:span text:style-name="T112">8 Bit Register`lar <text:s/></text:span></text:p>
      <text:p text:style-name="P246">AL <text:s/>BL <text:s/>CL <text:s text:c="2"/>DL </text:p>
      <text:p text:style-name="P240"/>
      <text:p text:style-name="P64">X86 ASSEMBLY GIRIS </text:p>
      <text:p text:style-name="P64">Assembly Syntax`lari <text:s/></text:p>
      <text:p text:style-name="P64"/>
      <text:p text:style-name="P247"><text:s text:c="28"/><text:span text:style-name="T113">Intel <text:s text:c="24"/>AT&amp;T</text:span></text:p>
      <text:p text:style-name="P248">Prefix`ler <text:s text:c="8"/><text:span text:style-name="T114">mox <text:s/>eax,1 <text:s text:c="17"/>mov1 <text:s/>$1,%eax</text:span></text:p>
      <text:p text:style-name="P248"><text:s/></text:p>
      <text:p text:style-name="P248">Operand yonu <text:s text:c="3"/><text:span text:style-name="T114">instr <text:s/>dest,source <text:s text:c="4"/>instr source,dest</text:span></text:p>
      <text:p text:style-name="P248"/>
      <text:p text:style-name="P248">Bellek operand`lari <text:s/><text:span text:style-name="T115">mov eax,[ebx] <text:s text:c="8"/>mov1 (%ebx),%eax</text:span></text:p>
      <text:p text:style-name="P248"/>
      <text:p text:style-name="P248">Suffix`ler <text:s text:c="13"/><text:span text:style-name="T116">mov <text:s text:c="2"/>a1,b1 <text:s text:c="14"/>movb %b1, %a1</text:span></text:p>
      <text:p text:style-name="P248"/>
      <text:p text:style-name="P248"/>
      <text:p text:style-name="P65"><text:soft-page-break/>Bellek adresleme yontemleri</text:p>
      <text:p text:style-name="P65">Instruction <text:s text:c="32"/>Anlami</text:p>
      <text:p text:style-name="P66">mov <text:s/>eax,[ebx] <text:s text:c="15"/><text:span text:style-name="T34">EBX register`inin icerdigi adresteki 4 byte`lik degeri EAX register`ina atama</text:span></text:p>
      <text:p text:style-name="P66"/>
      <text:p text:style-name="P67">mov [var],ebx <text:s text:c="11"/><text:span text:style-name="T34">EBX register`inin degerini 32 bitlik bir degiskenin icerdigi adrese yazma</text:span></text:p>
      <text:p text:style-name="P67"/>
      <text:p text:style-name="P68">mov eax,<text:span text:style-name="T117">[esi-4] <text:s text:c="3"/></text:span><text:span text:style-name="T47">ESI+(-4) adresindeki 4 byte`lik degeri EAX registeri`ina atama</text:span></text:p>
      <text:p text:style-name="P249"/>
      <text:p text:style-name="P69">mov [esi+eax],<text:span text:style-name="T118">cl <text:s text:c="3"/></text:span><text:span text:style-name="T48">CL register`inin tasidigi bir byte`lik degeri ESI+EAX adresine yazma</text:span></text:p>
      <text:p text:style-name="P69"/>
      <text:p text:style-name="P70">mov edx,<text:span text:style-name="T119">[esi+4*ebx] <text:s text:c="2"/></text:span><text:span text:style-name="T49">ESI+4*EBX adresinde bulunan 4 byte lik</text:span></text:p>
      <text:p text:style-name="P254">degeri EDX register`ina atama</text:p>
      <text:p text:style-name="P70"/>
      <text:p text:style-name="P70"><text:span text:style-name="T120"><text:s/></text:span><text:span text:style-name="T121">Size Directive`leri</text:span></text:p>
      <text:p text:style-name="P250">Register adlarinin gectigi instruction`lardan okunacak ve/veya yazilacak verinin buyuklugu anlasilabilir.<text:span text:style-name="T122">Ancak immediate(sabit) verilerin yazildigi durumlarda yazilacak verinin kaplayacagi alanin belirtilmesi gerekir.</text:span></text:p>
      <text:p text:style-name="P71"/>
      <text:p text:style-name="P72">Instruction <text:s text:c="34"/>Anlami</text:p>
      <text:p text:style-name="P73">mov BYTE PTR [ebx],2 <text:s text:c="9"/><text:span text:style-name="T50">2 sabit degerini EBX register`inda sakli adresteki 1 byte`lik alan yaz.</text:span></text:p>
      <text:p text:style-name="P74"/>
      <text:p text:style-name="P75">Mov <text:span text:style-name="T123">WORD PRT[ebx],2 <text:s text:c="2"/></text:span><text:span text:style-name="T51">2 sabit degerinin 16 bit`lik gosterimini EBX register`inda sakli adresten baslayan 16 byte`lik alana yaz.</text:span></text:p>
      <text:p text:style-name="P75"/>
      <text:p text:style-name="P76">Mov DWORD PTR [ebx],2 <text:s/><text:span text:style-name="T34">2 sabit degerinin 32 bitlik gosterimini EBX register`inda sakli adresten baslayan 2 byte`lik alana yaz.</text:span></text:p>
      <text:p text:style-name="P251"/>
      <text:p text:style-name="P76"/>
      <text:p text:style-name="P252"/>
      <text:p text:style-name="P77"><text:soft-page-break/>Instruction`lar</text:p>
      <text:p text:style-name="P253"/>
      <text:p text:style-name="P78">Data Movement Instruction`lari</text:p>
      <text:p text:style-name="P79">mov</text:p>
      <text:p text:style-name="P255">Move(Opcodes:88.89,8A,8B,8C,8E…….)</text:p>
      <text:p text:style-name="P256">Bellekten bellege mov instruction`i ile veri kopyalamak m<text:span text:style-name="T124">u</text:span>mkun degildir.</text:p>
      <text:p text:style-name="P257">Mov &lt;reg&gt;,&lt;reg&gt;</text:p>
      <text:p text:style-name="P258">Mov &lt;reg&gt;,&lt;<text:span text:style-name="T125">mem</text:span>&gt;</text:p>
      <text:p text:style-name="P258">Mov &lt;<text:span text:style-name="T126">mem</text:span>&gt;,&lt;reg&gt;</text:p>
      <text:p text:style-name="P258">Mov &lt;reg&gt;,&lt;<text:span text:style-name="T127">imm</text:span>&gt;</text:p>
      <text:p text:style-name="P258">Mov &lt;<text:span text:style-name="T128">mem</text:span>&gt;,&lt;<text:span text:style-name="T128">imm</text:span>&gt;</text:p>
      <text:p text:style-name="P258"/>
      <text:p text:style-name="P279">push</text:p>
      <text:p text:style-name="P259">Push stack (Opcodes:FF,8A,8B,8C,8E,……)</text:p>
      <text:p text:style-name="P259"/>
      <text:p text:style-name="P259">Syntax</text:p>
      <text:p text:style-name="P260">push &lt;reg32&gt;</text:p>
      <text:p text:style-name="P261">push &lt;mem&gt;</text:p>
      <text:p text:style-name="P261">push &lt;imm32&gt;</text:p>
      <text:p text:style-name="P261"/>
      <text:p text:style-name="P280">pop</text:p>
      <text:p text:style-name="P262">Pop stack</text:p>
      <text:p text:style-name="P262"/>
      <text:p text:style-name="P262">Syntax</text:p>
      <text:p text:style-name="P262">pop &lt;reg32&gt;</text:p>
      <text:p text:style-name="P262">pop &lt;mem&gt;</text:p>
      <text:p text:style-name="P262"/>
      <text:p text:style-name="P281">lea</text:p>
      <text:p text:style-name="P263">Load effective address</text:p>
      <text:p text:style-name="P264">Bu instruction digerlerine nazaran biraz kafa karistirici olabilir,`lea` instruction`in kaynak deger mutlaka koseli parantezler arasindadir,<text:span text:style-name="T129">ancak `mov` instruction`i icin bu koseli parantezler arasinda adresi bulunan </text:span><text:span text:style-name="T130">bellek alanindaki dieger anlamina gelirken `lea` instruction`i dogrudan adres degerini </text:span><text:soft-page-break/><text:span text:style-name="T130">kullanir.</text:span><text:span text:style-name="T131">Bu imkan zaman zaman adres bilgisini kullanmaktan ziyade hesaplama amaciyla kullanilmaktadir.</text:span></text:p>
      <text:p text:style-name="P264"/>
      <text:p text:style-name="P265">Ornek</text:p>
      <text:p text:style-name="P265">lead edi,[ebx+4*esi] EBX+4+ESI hesaplamasinin soncu RDI register`ina atanir.</text:p>
      <text:p text:style-name="P265"/>
      <text:p text:style-name="P92">Aritmatik ve Mantik Instruction`lari</text:p>
      <text:p text:style-name="P80"/>
      <text:p text:style-name="P81">add</text:p>
      <text:p text:style-name="P282">Integer Addition</text:p>
      <text:p text:style-name="P283">Toplama instruction`inda en fazla bir operand bellek alani olabilir,</text:p>
      <text:p text:style-name="P284">Syntax</text:p>
      <text:p text:style-name="P284">add &lt;reg&gt;,&lt;reg&gt;</text:p>
      <text:p text:style-name="P285">add &lt;reg&gt;,&lt;<text:span text:style-name="T136">mem</text:span>&gt;</text:p>
      <text:p text:style-name="P285">add &lt;<text:span text:style-name="T137">mem</text:span>&gt;,&lt;reg&gt;</text:p>
      <text:p text:style-name="P285">add &lt;reg&gt;,&lt;<text:span text:style-name="T138">imm</text:span>&gt;</text:p>
      <text:p text:style-name="P285">add &lt;<text:span text:style-name="T139">mem</text:span>&gt;,&lt;<text:span text:style-name="T140">imm</text:span>&gt;</text:p>
      <text:p text:style-name="P82"/>
      <text:p text:style-name="P83">sub</text:p>
      <text:p text:style-name="P296">Integer Substraction</text:p>
      <text:p text:style-name="P297">Toplama Instruction`ida oldugu gibi cikarma instruction`inda en fazla bir operand bellek alani olabilir.</text:p>
      <text:p text:style-name="P286"><text:span text:style-name="T141">sub</text:span> &lt;reg&gt;,&lt;reg&gt;</text:p>
      <text:p text:style-name="P287"><text:span text:style-name="T141">sub</text:span> &lt;reg&gt;,&lt;<text:span text:style-name="T136">mem</text:span>&gt;</text:p>
      <text:p text:style-name="P287"><text:span text:style-name="T141">sub</text:span> &lt;<text:span text:style-name="T137">mem</text:span>&gt;,&lt;reg&gt;</text:p>
      <text:p text:style-name="P287"><text:span text:style-name="T141">sub</text:span> &lt;reg&gt;,&lt;<text:span text:style-name="T138">imm</text:span>&gt;</text:p>
      <text:p text:style-name="P287"><text:span text:style-name="T141">sub</text:span> &lt;<text:span text:style-name="T139">mem</text:span>&gt;,&lt;<text:span text:style-name="T140">imm</text:span>&gt;</text:p>
      <text:p text:style-name="P82"/>
      <text:p text:style-name="P84">inc,dec </text:p>
      <text:p text:style-name="P298">Increment,Decrement</text:p>
      <text:p text:style-name="P299">Arttirma instruction`i registry veya bellek alanini bir arttirken azaltma instruction`i da tam tersini gerceklestirir.</text:p>
      <text:p text:style-name="P299"/>
      <text:p text:style-name="P299">Syntax</text:p>
      <text:p text:style-name="P300"><text:soft-page-break/>inc &lt;reg&gt;</text:p>
      <text:p text:style-name="P300">inc &lt;mem&gt;</text:p>
      <text:p text:style-name="P300">dec &lt;reg&gt;</text:p>
      <text:p text:style-name="P300">dec &lt;mem&gt;</text:p>
      <text:p text:style-name="P284"/>
      <text:p text:style-name="P85">imul</text:p>
      <text:p text:style-name="P266">Integer Multiplication</text:p>
      <text:p text:style-name="P267">2 veya 3 operand`la calisir.2 operand`li kullanimda iki deger carpilip sonuc birinci operand`da saklanir.<text:span text:style-name="T142">3 operand`li kullanimda 2. ve 3.operand`lar carpilip sonuc birinci operand`da saklanir.</text:span><text:span text:style-name="T143">Birinci operand(destination) her zaman registry olmak zorundadir,</text:span><text:span text:style-name="T144">3 operand`li kullanimda 3.operand her zaman bir immediate sabit deger olmak zorundadir.</text:span></text:p>
      <text:p text:style-name="P267"/>
      <text:p text:style-name="P268">Syntax</text:p>
      <text:p text:style-name="P269">imul &lt;reg32&gt;,&lt;reg32&gt;</text:p>
      <text:p text:style-name="P270">imul &lt;reg32&gt;,&lt;<text:span text:style-name="T145">mem</text:span>&gt;</text:p>
      <text:p text:style-name="P270">imul &lt;reg32&gt;,&lt;reg32&gt;&lt;<text:span text:style-name="T146">reg32</text:span>&gt;</text:p>
      <text:p text:style-name="P270">imul &lt;reg32&gt;,&lt;<text:span text:style-name="T147">mem</text:span>&gt;&lt;<text:span text:style-name="T147">imm</text:span>&gt;</text:p>
      <text:p text:style-name="P270"/>
      <text:p text:style-name="P86">idiv</text:p>
      <text:p text:style-name="P271">Integer Division</text:p>
      <text:p text:style-name="P272">EDX:EAX registerlarinda bulunan 64 bit`lik integer degeri operand degerine boler.<text:span text:style-name="T148">Bolum EAX`e kalan is EDX register`ina yazilir.</text:span></text:p>
      <text:p text:style-name="P272"/>
      <text:p text:style-name="P273">Syntax</text:p>
      <text:p text:style-name="P274">idiv &lt;reg32&gt;</text:p>
      <text:p text:style-name="P275">idib &lt;mem&gt;</text:p>
      <text:p text:style-name="P275"/>
      <text:p text:style-name="P276">and,or,xor</text:p>
      <text:p text:style-name="P276">Bitwise logical and,or, exclusive or</text:p>
      <text:p text:style-name="P276">Operand`lar uzerinde belirtilen islemleri gerceklestirdikten sonra sonucu birinci operand`a yazarlar.</text:p>
      <text:p text:style-name="P277"/>
      <text:p text:style-name="P289"><text:soft-page-break/><text:span text:style-name="T149">and</text:span> &lt;reg&gt;,&lt;reg&gt; <text:s text:c="24"/></text:p>
      <text:p text:style-name="P289"><text:span text:style-name="T149">and</text:span> &lt;reg&gt;,&lt;<text:span text:style-name="T136">mem</text:span>&gt;</text:p>
      <text:p text:style-name="P289"><text:span text:style-name="T149">and</text:span> &lt;<text:span text:style-name="T137">mem</text:span>&gt;,&lt;reg&gt;</text:p>
      <text:p text:style-name="P289"><text:span text:style-name="T149">and</text:span> &lt;reg&gt;,&lt;<text:span text:style-name="T138">imm</text:span>&gt;</text:p>
      <text:p text:style-name="P289"><text:span text:style-name="T149">and</text:span> &lt;<text:span text:style-name="T139">mem</text:span>&gt;,&lt;<text:span text:style-name="T140">imm</text:span>&gt;</text:p>
      <text:p text:style-name="P289"/>
      <text:p text:style-name="P288"/>
      <text:p text:style-name="P290"><text:span text:style-name="T149">and</text:span> &lt;reg&gt;,&lt;reg&gt; <text:s text:c="24"/></text:p>
      <text:p text:style-name="P290"><text:span text:style-name="T149">and</text:span> &lt;reg&gt;,&lt;<text:span text:style-name="T136">mem</text:span>&gt;</text:p>
      <text:p text:style-name="P290"><text:span text:style-name="T149">and</text:span> &lt;<text:span text:style-name="T137">mem</text:span>&gt;,&lt;reg&gt;</text:p>
      <text:p text:style-name="P290"><text:span text:style-name="T149">and</text:span> &lt;reg&gt;,&lt;<text:span text:style-name="T138">imm</text:span>&gt;</text:p>
      <text:p text:style-name="P290"><text:span text:style-name="T149">and</text:span> &lt;<text:span text:style-name="T139">mem</text:span>&gt;,&lt;<text:span text:style-name="T140">imm</text:span>&gt;</text:p>
      <text:p text:style-name="P290"/>
      <text:p text:style-name="P290"/>
      <text:p text:style-name="P290"><text:span text:style-name="T150">or</text:span> &lt;reg&gt;,&lt;reg&gt; <text:s text:c="24"/></text:p>
      <text:p text:style-name="P291"><text:span text:style-name="T150">or</text:span> &lt;reg&gt;,&lt;<text:span text:style-name="T136">mem</text:span>&gt;</text:p>
      <text:p text:style-name="P291"><text:span text:style-name="T150">or</text:span> &lt;<text:span text:style-name="T137">mem</text:span>&gt;,&lt;reg&gt;</text:p>
      <text:p text:style-name="P291"><text:span text:style-name="T150">or</text:span> &lt;reg&gt;,&lt;<text:span text:style-name="T138">imm</text:span>&gt;</text:p>
      <text:p text:style-name="P291"><text:span text:style-name="T150">or</text:span> &lt;<text:span text:style-name="T139">mem</text:span>&gt;,&lt;<text:span text:style-name="T140">imm</text:span>&gt;</text:p>
      <text:p text:style-name="P290"/>
      <text:p text:style-name="P290"/>
      <text:p text:style-name="P290"><text:span text:style-name="T151">xor</text:span> &lt;reg&gt;,&lt;reg&gt; <text:s text:c="24"/></text:p>
      <text:p text:style-name="P292"><text:span text:style-name="T151">xor</text:span> &lt;reg&gt;,&lt;<text:span text:style-name="T136">mem</text:span>&gt;</text:p>
      <text:p text:style-name="P292"><text:span text:style-name="T151">xor</text:span> &lt;<text:span text:style-name="T137">mem</text:span>&gt;,&lt;reg&gt;</text:p>
      <text:p text:style-name="P292"><text:span text:style-name="T151">xor</text:span> &lt;reg&gt;,&lt;<text:span text:style-name="T138">imm</text:span>&gt;</text:p>
      <text:p text:style-name="P292"><text:span text:style-name="T151">xor</text:span> &lt;<text:span text:style-name="T139">mem</text:span>&gt;,&lt;<text:span text:style-name="T140">imm</text:span>&gt;</text:p>
      <text:p text:style-name="P292"/>
      <text:p text:style-name="P87">shl,shr</text:p>
      <text:p text:style-name="P301">Shift Left,Shift Right</text:p>
      <text:p text:style-name="P302">Birinci operand `i sola veya saga kaydirirken bosalan bit pozsiyonlarina 0 yazili<text:span text:style-name="T152">r.</text:span><text:span text:style-name="T153">Kac bit kaydirma yapilacagi 8 bit`lik ir immediate degerde veya CL register`i ile verilir.</text:span></text:p>
      <text:p text:style-name="P302"/>
      <text:p text:style-name="P303">Syntax</text:p>
      <text:p text:style-name="P293"><text:span text:style-name="T154">shl</text:span> &lt;reg&gt;,&lt;<text:span text:style-name="T155">imm8</text:span>&gt; <text:s text:c="24"/></text:p>
      <text:p text:style-name="P294"><text:soft-page-break/><text:span text:style-name="T154">shl</text:span> &lt;<text:span text:style-name="T156">mem</text:span>&gt;,&lt;<text:span text:style-name="T156">imm8</text:span>&gt;</text:p>
      <text:p text:style-name="P294"><text:span text:style-name="T154">shl</text:span> &lt;<text:span text:style-name="T157">reg</text:span>&gt;,&lt;<text:span text:style-name="T157">cl</text:span>&gt;</text:p>
      <text:p text:style-name="P294"><text:span text:style-name="T154">shl</text:span> &lt;<text:span text:style-name="T158">mem</text:span>&gt;,&lt;<text:span text:style-name="T158">cl</text:span>&gt;</text:p>
      <text:p text:style-name="P293"/>
      <text:p text:style-name="P294"><text:span text:style-name="T154">sh</text:span><text:span text:style-name="T159">r</text:span> &lt;reg&gt;,&lt;<text:span text:style-name="T155">imm8</text:span>&gt; <text:s text:c="24"/></text:p>
      <text:p text:style-name="P295"><text:span text:style-name="T154">sh</text:span><text:span text:style-name="T159">r</text:span> &lt;<text:span text:style-name="T156">mem</text:span>&gt;,&lt;<text:span text:style-name="T156">imm8</text:span>&gt;</text:p>
      <text:p text:style-name="P295"><text:span text:style-name="T154">sh</text:span><text:span text:style-name="T159">r</text:span> &lt;<text:span text:style-name="T157">reg</text:span>&gt;,&lt;<text:span text:style-name="T157">cl</text:span>&gt;</text:p>
      <text:p text:style-name="P295"><text:span text:style-name="T154">sh</text:span><text:span text:style-name="T159">r</text:span> &lt;<text:span text:style-name="T158">mem</text:span>&gt;,&lt;<text:span text:style-name="T158">cl</text:span>&gt;</text:p>
      <text:p text:style-name="P295"/>
      <text:p text:style-name="P295"/>
      <text:p text:style-name="P88">Akis kontrol Instruction`lari</text:p>
      <text:p text:style-name="P88">jmp</text:p>
      <text:p text:style-name="P304"/>
      <text:p text:style-name="P305">jump</text:p>
      <text:p text:style-name="P306">Uygulama akisini kosulsuz olarak operand ile belirtilen adrese yonledirir.</text:p>
      <text:p text:style-name="P306"/>
      <text:p text:style-name="P307">Syntax</text:p>
      <text:p text:style-name="P307">jmp &lt;label&gt;</text:p>
      <text:p text:style-name="P307"/>
      <text:p text:style-name="P89">jcondition (Conditional Jump)</text:p>
      <text:p text:style-name="P308">EFLAGS register`inda tutulan ve son aritmatik islkmein(bunlar add,sub gibi instruction`lar olabilecegi gibi cmp ve test gini cikarma isleminin turevleri olan karsilastuirma instruction`lari da olabilir.) <text:span text:style-name="T160">sonuclarina bagli olarak uygulama akisini operand`da belirtilen adrese yonledirir veya akisin bir sonraki instruction`dan devam etmesine izin verir.</text:span><text:span text:style-name="T161">ZF-zero flag yapilan islem veya karsulastirmanin sonucu 0 ise 1 degerini alir.</text:span><text:span text:style-name="T162">SF -sign flang yapila islemin sonucu negatif ise 1 degerini alir.</text:span></text:p>
      <text:p text:style-name="P308"/>
      <text:p text:style-name="P309">Syntax</text:p>
      <text:p text:style-name="P309">je &lt;label&gt;(jump when equal)</text:p>
      <text:p text:style-name="P310">jne <text:span text:style-name="T162">&lt;label&gt;(jump when <text:s/></text:span><text:span text:style-name="T163">not </text:span><text:span text:style-name="T162">equal)</text:span></text:p>
      <text:p text:style-name="P311">jz <text:span text:style-name="T162">&lt;label&gt; </text:span><text:span text:style-name="T164">(jump when last result was zero)</text:span></text:p>
      <text:p text:style-name="P312">jg <text:span text:style-name="T162">&lt;label&gt;</text:span>(jump when greater than)</text:p>
      <text:p text:style-name="P313"><text:soft-page-break/>jge&lt;label&gt; (jump when greater than or equal to)</text:p>
      <text:p text:style-name="P314">jl <text:span text:style-name="T162">&lt;label&gt; </text:span>(jump when less than)</text:p>
      <text:p text:style-name="P315">jle <text:span text:style-name="T162">&lt;label&gt; </text:span>(jump when less than or equal to)</text:p>
      <text:p text:style-name="P315"/>
      <text:p text:style-name="P315"/>
      <text:p text:style-name="P90">cmp</text:p>
      <text:p text:style-name="P316">Compare </text:p>
      <text:p text:style-name="P316">CMP Instruction`i SUB instruction`ina benzer ancak cikartma isleminin sonucu birinci operand`a yazilmaz,sadece islemin sonucu negatif ise Sign flag 1 olarak isaretlenir.</text:p>
      <text:p text:style-name="P316"/>
      <text:p text:style-name="P317">Cmp &lt;reg&gt;,&lt;reg&gt;</text:p>
      <text:p text:style-name="P318">Cmp &lt;reg&gt;,&lt;<text:span text:style-name="T165">mem</text:span>&gt;</text:p>
      <text:p text:style-name="P318">Cmp &lt;<text:span text:style-name="T166">mem</text:span>&gt;,&lt;reg&gt;</text:p>
      <text:p text:style-name="P318">Cmp &lt;reg&gt;,&lt;<text:span text:style-name="T167">imm</text:span>&gt;</text:p>
      <text:p text:style-name="P318"/>
      <text:p text:style-name="P91">call,ret(Subroutine call and return)</text:p>
      <text:p text:style-name="Preformatted_20_Text">CALL instruction`i operand ile verilen adrese uygulama akisini yonledirirken bir yandan da kendisinden bir sonra gelen instruction`in adresini STACK`e yazar,<text:span text:style-name="T168">JMP instruction`indan temel farki </text:span><text:span text:style-name="T169">da budur.</text:span></text:p>
      <text:p text:style-name="Preformatted_20_Text"><text:s text:c="2"/><text:span text:style-name="T170">RET instruction`i ise once STACK`in o anda en ustunde bulunan adres degerini restore eder,</text:span><text:span text:style-name="T171">yani uygulama akisini daha once CALL instruction`i ile saklanmis olan adrese yonledirir.</text:span><text:span text:style-name="T172">Dolayisiyla RET instuction`inin once function epilog bolumu gerceklestirilerek calistirilan fonksiyon icinde STACK`e ayrilmis olan tum alanin SUB,ESP,0x__ instruction`i veya benzeri bir islem ile geri verilmis olmasi gerekir.</text:span></text:p>
      <text:p text:style-name="Preformatted_20_Text"/>
      <text:p text:style-name="P278">Call &lt;label&gt;</text:p>
      <text:p text:style-name="P278">ret</text:p>
      <text:p text:style-name="P278"/>
      <text:p text:style-name="P328">STACK ALANININ KULLANIMI</text:p>
      <text:p text:style-name="P319"><text:span text:style-name="T133">Stack Alaninin Calisma Mekanizmasi</text:span> </text:p>
      <text:p text:style-name="P320">Stack yuksek bir adresten dusuk adreslere dogru buyur.</text:p>
      <text:p text:style-name="P321">Stack`e veri yazma(PUSH) ve bu veriyi bir register`a okuyarak silme(POP) islemi LIFO(Last In First Out) <text:span text:style-name="T173">yontemiyle stack`e veri yazilmasi ve silinmesine yol acar.</text:span><text:span text:style-name="T174">Bu stack`teki herhangi bir alan okunarak(MOV instruction`i ile) </text:span><text:span text:style-name="T175">bir registera atanmaz ve tam tersi sekilde bir register veya immediate degeri stack`e yazilamaz anlamina gelmez,</text:span><text:span text:style-name="T176">LIFO yontemi ile sadece stack`in alan tuketimi ve iadesine iliskin yontemi ifade ediyoruz.</text:span></text:p>
      <text:p text:style-name="P321"><text:s text:c="5"/><text:span text:style-name="T177">Stack <text:s/>sadece PUSH instruction`i ile buyumez ve POP </text:span><text:soft-page-break/><text:span text:style-name="T177">instruction`i ile kuculmez.</text:span><text:span text:style-name="T178">[SUB ESP,0x20] benzeri instruction`larla ESP register degeri kucultulerek buyuyebilir ve [ADD ESP,0x20] benzeri instruction`larla ESP degeri artirilarak kuculebilir.</text:span></text:p>
      <text:p text:style-name="P322">Stack ASLR uygulanirsa her yuklemede farkli bir adresten baslatilabilir.</text:p>
      <text:p text:style-name="P322"/>
      <text:p text:style-name="P93">Stack`te Saklanan Veriler</text:p>
      <text:p text:style-name="P323">Fonksiyon parametreleri:fastcall gibi calling convention`larda register`lar da fonksiyonlara parametre vermek icin kullanilabilmekle birlikte diger convention`larda ve bu is icin ayrilmis register`larin sayisinin yetmedigi durumlarda parametreler `CALL` instruction`i ile fonksiyon cagrilmadan once stack`e yazilir.<text:span text:style-name="T179">Parametreler genellikle sagdan sola dogru stack`e yerlestirilir(`printf` gibi degisken sayida parametre kabul edilen fonksiyon;ar icin format string parametresinde oldugu gibi diger parametreleri tanimlayan bir string basta oldugundan bu yaklasim oldukca mantiklidir).</text:span></text:p>
      <text:p text:style-name="P324">Bazi derleyeciler parametrenin stack`ye yazilmasi islemini PUSH Instruction`i ile gerceklestirilir,bazilari ise stack`in en uc noktasini kullanarak parametreleri dogru sirada yerlestirilir.</text:p>
      <text:p text:style-name="P324"/>
      <text:p text:style-name="P324"/>
      <text:p text:style-name="P325"><text:span text:style-name="T132">Fonksiyon donus adresi</text:span>:`CALL` instruction`i calistigi anda bu instruction`dan bir sonraki instruction adresi fonksiyondan `RET` instruction`i ile donuldugunde EIP register`ina atanmak uzere stack`te saklanir.Bellek tasma aciklarinda uygulama akisini manipule etmek icin hedef alinan baslica pointer degeri bu degerdir(digerlerine SEH pointer degeri,<text:span text:style-name="T180">lokal degisken olarak saklanan object veri yapilarinin ilk laninda bulunan Virtual Table Pointer degeri ornek verilebilir/</text:span>)</text:p>
      <text:p text:style-name="P307"/>
      <text:p text:style-name="P326"><text:span text:style-name="T132">Bir oncek fonksiyon </text:span><text:span text:style-name="T134">frame pointer`i:</text:span><text:span text:style-name="T181">Fonksiyon `prolog``larinda daha oncede gordugumuz gibi ilk yapilan islem mevcut frame pointer degeri (EBP) yeni fonksiyonun frame pointer degeri ile </text:span><text:soft-page-break/><text:span text:style-name="T181">ezilecegi icin `PUSH EBP` instruction`i ile stack`e yazilir.</text:span><text:span text:style-name="T182">Bu deger fonksiyon `epilog`unda `POP EBP` instruction i ile EBP pointer`ini eski frame pointer <text:s/>i <text:s text:c="2"/>haline getirmek icin kullanilir.</text:span></text:p>
      <text:p text:style-name="P327"><text:span text:style-name="T135">Fonksiyon lokal degiskenleri:</text:span><text:span text:style-name="T183">Fonksiyon prolog undan sonra genellikle fonksiyon lokal degiskenleri icin ESP degeri dusurulerek yer ayrilir.</text:span><text:span text:style-name="T184">Daha sonra lokal degiskenler icin ayrilan bu alana lokal degiskenler yazilmaya ve bu alandan gerektiginde okunmaya baslanir.</text:span></text:p>
      <text:p text:style-name="P327"/>
      <text:p text:style-name="P329"><text:s/></text:p>
      <text:p text:style-name="P349">CALLING CONVETIONS </text:p>
      <text:p text:style-name="P350">stdcall</text:p>
      <text:p text:style-name="P330">Adinin cagristirabileceginin aksine aslinda tum derleyiciler icin standart convention degildir ve Microsoft Win32 API tarafindan kullanilir.<text:span text:style-name="T185">Ilk olarak bu convention`dan soz etmemizin sebebi de budur.</text:span></text:p>
      <text:p text:style-name="P331">Stack`in temizlenmesinden cagirilan(callee) sorumludur.<text:span text:style-name="T186">Yani cagrilan(caller) parametreleri stack`e push eder,</text:span><text:span text:style-name="T187">ancak temizleme islemini gerceklestirmez.</text:span></text:p>
      <text:p text:style-name="P332">Parametreler stack`e sagdan sola dogru push edilir.</text:p>
      <text:p text:style-name="P333">EAX,ECX ve EDX register`lari fonksiyon icinde kullanilir,dolayisiyla fonksiyondan geri donuldugunde farklilasmis olma ihtimalleri yuksektir.<text:span text:style-name="T188">Yani bunlar caller saved register`lardir.</text:span></text:p>
      <text:p text:style-name="P334">Fonksiyon return degeri EAX register`ina yazilir.</text:p>
      <text:p text:style-name="P351"/>
      <text:p text:style-name="P352">Cdecl</text:p>
      <text:p text:style-name="P335">C declaration`in kisaltilmasi olan bu convention cogu C derleyicileri tarafindan kullanilir.</text:p>
      <text:p text:style-name="P336">Stack`in temizlenmesinden cagiran(caller) sorumludur.<text:span text:style-name="T189">Bu yaklasim stdcall`unkinden farklidir.</text:span></text:p>
      <text:p text:style-name="P337">Parametreler stack`e sagdan sola dogru push edilir.</text:p>
      <text:p text:style-name="P338">EAX,ECX ve EDX register`lari fonksiyon icinde kullanilir,<text:span text:style-name="T190">dolasiyla fonksiyondan geri donuldugunde farklilasmis olma ihtimalleri yuksektir.</text:span><text:span text:style-name="T191">Yani bunlar caller saved register`lardir.</text:span></text:p>
      <text:p text:style-name="P339">Fonksiyon return degeri EAX register`ina yazilir.</text:p>
      <text:p text:style-name="P353"><text:soft-page-break/>Microsoft fastcall</text:p>
      <text:p text:style-name="P340">Parametre aktariminda register kullanimina da bir ornek olmasi amaciyla fastcall convention`indan bahsedelim.<text:span text:style-name="T192">Bir fonksiyonun bu convention`a gore derlenmesi icin __fastcall anahtar kelimesinin kullanilmasi gerekir.</text:span></text:p>
      <text:p text:style-name="P341">Soldan saga ilk iki parametre ECX ve EDX register`larinda aktarilir.</text:p>
      <text:p text:style-name="P342">Diger parametreler(bu defa sagdan sola ) stack`e yazilir.</text:p>
      <text:p text:style-name="P343">Stack`in temizlenmesinden stdcall`da oldugu gibi cagrilan(callee) sorumludur.</text:p>
      <text:p text:style-name="P354"/>
      <text:p text:style-name="P355">TERSINE MUHENDISLIK TEMEL ADIMLAR</text:p>
      <text:p text:style-name="P344">Ilk bilgi toplama </text:p>
      <text:p text:style-name="P345">Import Address Table`in incelenmesi</text:p>
      <text:p text:style-name="P345">Stringlerin incelenmesi</text:p>
      <text:p text:style-name="P345">Temel dinamik analiz</text:p>
      <text:p text:style-name="P345"/>
      <text:p text:style-name="P346">Incelenerek fonksiyonun bulunmasi</text:p>
      <text:p text:style-name="P346">Bu fonksiyondan cagrilan `call` edilen fonksiyonlarin tespit edilmesi.</text:p>
      <text:p text:style-name="P347">Algoritma ve veri yapilarinin tespiti</text:p>
      <text:p text:style-name="P348">Tespit edilen algoritmalarin kavramsal olarak kodlanmasi</text:p>
      <text:p text:style-name="P348">Fonksiyonlarin,parametrelerin,degiskenlerin adlarinin degistirilmesi(`rename` edilmesi)</text:p>
      <text:p text:style-name="P348">Analiz edilen kod bolumlerine yorum comment eklenmesi.</text:p>
      <text:p text:style-name="P356"/>
      <text:p text:style-name="P356"/>
      <text:p text:style-name="P26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clipseSpark </meta:initial-creator>
    <meta:creation-date>2011-11-28T23:36:19</meta:creation-date>
    <meta:generator>LibreOffice/7.3.4.2$Linux_X86_64 LibreOffice_project/30$Build-2</meta:generator>
    <dc:date>2022-07-12T19:10:22.155743466</dc:date>
    <meta:editing-duration>PT7H10M55S</meta:editing-duration>
    <meta:editing-cycles>569</meta:editing-cycles>
    <meta:document-statistic meta:table-count="0" meta:image-count="0" meta:object-count="0" meta:page-count="25" meta:paragraph-count="444" meta:word-count="3399" meta:character-count="28490" meta:non-whitespace-character-count="24372"/>
  </office:meta>
</office:document-meta>
</file>